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3"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4" style:family="paragraph" style:parent-style-name="Standard">
      <style:text-properties fo:color="#000000" style:font-name="Noto Sans" fo:font-size="10pt" fo:language="fr" fo:country="FR" officeooo:paragraph-rsid="0120efc1" style:font-size-asian="10pt" style:font-size-complex="10pt"/>
    </style:style>
    <style:style style:name="P5" style:family="paragraph" style:parent-style-name="Standard">
      <style:text-properties fo:color="#000000" style:font-name="Noto Sans" fo:font-size="10pt" fo:language="fr" fo:country="FR" officeooo:rsid="0149f9d4" officeooo:paragraph-rsid="04be7d1a" style:font-size-asian="10pt" style:font-size-complex="10pt"/>
    </style:style>
    <style:style style:name="P6" style:family="paragraph" style:parent-style-name="Standard">
      <style:text-properties fo:color="#000000" style:font-name="Noto Sans" fo:font-size="10pt" fo:language="fr" fo:country="FR" officeooo:paragraph-rsid="052917cd" style:font-size-asian="10pt" style:font-size-complex="10pt"/>
    </style:style>
    <style:style style:name="P7" style:family="paragraph" style:parent-style-name="Standard">
      <style:text-properties fo:color="#000000" style:font-name="Noto Sans" fo:font-size="10pt" fo:language="fr" fo:country="FR" officeooo:rsid="00c2183e" officeooo:paragraph-rsid="052b9489" style:font-size-asian="10pt" style:font-size-complex="10pt"/>
    </style:style>
    <style:style style:name="P8"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9"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10"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Noto Sans" fo:language="fr" fo:country="FR" officeooo:rsid="0008e259" officeooo:paragraph-rsid="0008e259"/>
    </style:style>
    <style:style style:name="P1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3" style:family="paragraph" style:parent-style-name="Standard">
      <style:paragraph-properties fo:text-align="start" style:justify-single-word="false"/>
      <style:text-properties style:font-name="Noto Sans" fo:language="fr" fo:country="FR" officeooo:rsid="024532ed" officeooo:paragraph-rsid="033a3bc5"/>
    </style:style>
    <style:style style:name="P14"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5" style:family="paragraph" style:parent-style-name="Standard">
      <style:text-properties style:font-name="Noto Sans" fo:font-size="10pt" fo:language="fr" fo:country="FR" style:font-size-asian="10pt" style:font-size-complex="10pt"/>
    </style:style>
    <style:style style:name="P16" style:family="paragraph" style:parent-style-name="Standard">
      <style:text-properties style:font-name="Noto Sans" fo:font-size="10pt" fo:language="fr" fo:country="FR" officeooo:rsid="003c7e31" officeooo:paragraph-rsid="0120efc1" style:font-size-asian="10pt" style:font-size-complex="10pt"/>
    </style:style>
    <style:style style:name="P17" style:family="paragraph" style:parent-style-name="Standard">
      <style:text-properties style:font-name="Noto Sans" fo:font-size="10pt" fo:language="fr" fo:country="FR" officeooo:paragraph-rsid="0120efc1" style:font-size-asian="10pt" style:font-size-complex="10pt"/>
    </style:style>
    <style:style style:name="P18" style:family="paragraph" style:parent-style-name="Standard">
      <style:text-properties style:font-name="Noto Sans" fo:font-size="10pt" fo:language="fr" fo:country="FR" officeooo:rsid="01739683" officeooo:paragraph-rsid="0120efc1"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30"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1" style:family="paragraph" style:parent-style-name="Standard">
      <style:text-properties style:font-name="Noto Sans" fo:font-size="10pt" fo:language="fr" fo:country="FR" officeooo:rsid="02a7657f" officeooo:paragraph-rsid="028815d1" style:font-size-asian="10pt" style:font-size-complex="10pt"/>
    </style:style>
    <style:style style:name="P32" style:family="paragraph" style:parent-style-name="Standard">
      <style:text-properties style:font-name="Noto Sans" fo:font-size="10pt" fo:language="fr" fo:country="FR" officeooo:rsid="040d81b6" officeooo:paragraph-rsid="0120efc1" style:font-size-asian="10pt" style:font-size-complex="10pt"/>
    </style:style>
    <style:style style:name="P33" style:family="paragraph" style:parent-style-name="Standard">
      <style:text-properties style:font-name="Noto Sans" fo:font-size="10pt" fo:language="fr" fo:country="FR" officeooo:rsid="041074fc" officeooo:paragraph-rsid="0120efc1" style:font-size-asian="10pt" style:font-size-complex="10pt"/>
    </style:style>
    <style:style style:name="P34" style:family="paragraph" style:parent-style-name="Standard">
      <style:text-properties style:font-name="Noto Sans" fo:font-size="10pt" fo:language="fr" fo:country="FR" officeooo:rsid="04216297" officeooo:paragraph-rsid="0120efc1" style:font-size-asian="10pt" style:font-size-complex="10pt"/>
    </style:style>
    <style:style style:name="P35" style:family="paragraph" style:parent-style-name="Standard">
      <style:text-properties style:font-name="Noto Sans" fo:font-size="10pt" fo:language="fr" fo:country="FR" officeooo:rsid="0426155c" officeooo:paragraph-rsid="0120efc1" style:font-size-asian="10pt" style:font-size-complex="10pt"/>
    </style:style>
    <style:style style:name="P36" style:family="paragraph" style:parent-style-name="Standard">
      <style:text-properties style:font-name="Noto Sans" fo:font-size="10pt" fo:language="fr" fo:country="FR" officeooo:rsid="001c02bb" officeooo:paragraph-rsid="0120efc1" style:font-size-asian="10pt" style:font-size-complex="10pt"/>
    </style:style>
    <style:style style:name="P37" style:family="paragraph" style:parent-style-name="Standard">
      <style:text-properties style:font-name="Noto Sans" fo:font-size="10pt" fo:language="fr" fo:country="FR" officeooo:rsid="02ba9c27" officeooo:paragraph-rsid="042d1c33" style:font-size-asian="10pt" style:font-size-complex="10pt"/>
    </style:style>
    <style:style style:name="P38" style:family="paragraph" style:parent-style-name="Standard">
      <style:text-properties style:font-name="Noto Sans" fo:font-size="10pt" fo:language="fr" fo:country="FR" officeooo:paragraph-rsid="052917cd" style:font-size-asian="10pt" style:font-size-complex="10pt"/>
    </style:style>
    <style:style style:name="P39" style:family="paragraph" style:parent-style-name="Standard">
      <style:text-properties style:font-name="Noto Sans" fo:font-size="10pt" fo:language="fr" fo:country="FR" officeooo:rsid="051b6700" officeooo:paragraph-rsid="052917cd" style:font-size-asian="10pt" style:font-size-complex="10pt"/>
    </style:style>
    <style:style style:name="P40" style:family="paragraph" style:parent-style-name="Standard">
      <style:text-properties style:font-name="Noto Sans" fo:font-size="10pt" fo:language="fr" fo:country="FR" officeooo:rsid="05096229" officeooo:paragraph-rsid="052917cd" style:font-size-asian="10pt" style:font-size-complex="10pt"/>
    </style:style>
    <style:style style:name="P41" style:family="paragraph" style:parent-style-name="Standard">
      <style:text-properties style:font-name="Noto Sans" fo:font-size="10pt" fo:language="fr" fo:country="FR" officeooo:rsid="00c2183e" officeooo:paragraph-rsid="05327f66" style:font-size-asian="10pt" style:font-size-complex="10pt"/>
    </style:style>
    <style:style style:name="P42" style:family="paragraph" style:parent-style-name="Standard">
      <style:text-properties style:font-name="Noto Sans" fo:font-size="10pt" fo:language="fr" fo:country="FR" officeooo:rsid="004d1384" officeooo:paragraph-rsid="0120efc1" style:font-size-asian="10pt" style:font-size-complex="10pt"/>
    </style:style>
    <style:style style:name="P43" style:family="paragraph" style:parent-style-name="Standard">
      <style:text-properties style:font-name="Noto Sans" fo:font-size="10pt" fo:language="fr" fo:country="FR" officeooo:rsid="04d56ea7" officeooo:paragraph-rsid="057a0800" style:font-size-asian="10pt" style:font-size-complex="10pt"/>
    </style:style>
    <style:style style:name="P44" style:family="paragraph" style:parent-style-name="Standard">
      <style:text-properties style:font-name="Noto Sans" fo:font-size="10pt" fo:language="fr" fo:country="FR" officeooo:rsid="00760ea1" officeooo:paragraph-rsid="0120efc1" style:font-size-asian="10pt" style:font-size-complex="10pt"/>
    </style:style>
    <style:style style:name="P45" style:family="paragraph" style:parent-style-name="Standard">
      <style:text-properties style:font-name="Noto Sans" fo:font-size="10pt" fo:language="fr" fo:country="FR" officeooo:rsid="00760ea1" officeooo:paragraph-rsid="057bfa4b"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5a2a9d0" officeooo:paragraph-rsid="05a91a06" style:font-size-asian="10pt" style:font-size-complex="10pt"/>
    </style:style>
    <style:style style:name="P47" style:family="paragraph" style:parent-style-name="Standard">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245d0b3" officeooo:paragraph-rsid="05b8da91" style:font-size-asian="10pt" style:font-size-complex="10pt"/>
    </style:style>
    <style:style style:name="P52" style:family="paragraph" style:parent-style-name="Standard">
      <style:paragraph-properties fo:text-align="start" style:justify-single-word="false"/>
      <style:text-properties style:font-name="Noto Sans" fo:font-size="10pt" fo:language="fr" fo:country="FR" officeooo:rsid="060ce7b6" officeooo:paragraph-rsid="060ce7b6" style:font-size-asian="10pt" style:font-size-complex="10pt"/>
    </style:style>
    <style:style style:name="P53" style:family="paragraph" style:parent-style-name="Standard">
      <style:text-properties style:font-name="Noto Sans" fo:font-size="10pt" fo:language="fr" fo:country="FR" officeooo:rsid="015ec570" officeooo:paragraph-rsid="0120efc1" style:font-size-asian="8.75pt" style:font-size-complex="10pt"/>
    </style:style>
    <style:style style:name="P54"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8"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61" style:family="paragraph" style:parent-style-name="Standard">
      <style:text-properties style:font-name="Noto Sans" fo:font-size="10pt" fo:language="fr" fo:country="FR" fo:font-style="normal" fo:font-weight="normal" officeooo:rsid="052f9187" officeooo:paragraph-rsid="052917cd" style:font-size-asian="10pt" style:font-style-asian="normal" style:font-weight-asian="normal" style:font-size-complex="10pt" style:font-style-complex="normal" style:font-weight-complex="normal"/>
    </style:style>
    <style:style style:name="P62"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63"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64" style:family="paragraph" style:parent-style-name="Standard">
      <style:text-properties style:font-name="Noto Sans" fo:font-size="10pt" fo:language="fr" fo:country="FR" fo:font-weight="bold" officeooo:paragraph-rsid="057f981e" style:font-size-asian="8.75pt" style:font-weight-asian="bold" style:font-size-complex="10pt" style:font-weight-complex="bold"/>
    </style:style>
    <style:style style:name="P65"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6" style:family="paragraph" style:parent-style-name="Standard">
      <style:text-properties style:font-name="Noto Sans" fo:font-size="10pt" fo:language="fr" fo:country="FR" fo:font-weight="normal" officeooo:rsid="052d7238" officeooo:paragraph-rsid="052d7238" style:font-size-asian="8.75pt" style:font-weight-asian="normal" style:font-size-complex="10pt" style:font-weight-complex="normal"/>
    </style:style>
    <style:style style:name="P67" style:family="paragraph" style:parent-style-name="Standard">
      <style:text-properties style:font-name="Noto Sans" fo:font-size="10pt" fo:language="fr" fo:country="FR" fo:font-weight="normal" officeooo:rsid="052ad974" officeooo:paragraph-rsid="0572ea1c" style:font-size-asian="8.75pt" style:font-weight-asian="normal" style:font-size-complex="10pt" style:font-weight-complex="normal"/>
    </style:style>
    <style:style style:name="P68"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9" style:family="paragraph" style:parent-style-name="Standard">
      <style:text-properties style:font-name="Noto Sans" fo:font-size="10pt" style:font-size-asian="10pt" style:font-size-complex="10pt"/>
    </style:style>
    <style:style style:name="P70"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71" style:family="paragraph" style:parent-style-name="Standard">
      <style:text-properties style:font-name="Noto Sans" fo:font-size="10pt" officeooo:paragraph-rsid="028815d1" style:font-size-asian="10pt" style:font-size-complex="10pt"/>
    </style:style>
    <style:style style:name="P72" style:family="paragraph" style:parent-style-name="Standard">
      <style:text-properties style:font-name="Noto Sans" fo:font-size="10pt" officeooo:rsid="03cc3711" officeooo:paragraph-rsid="03cc3711" style:font-size-asian="10pt" style:font-size-complex="10pt"/>
    </style:style>
    <style:style style:name="P73" style:family="paragraph" style:parent-style-name="Standard">
      <style:text-properties style:font-name="Noto Sans" fo:font-size="10pt" officeooo:rsid="00ad0a70" officeooo:paragraph-rsid="052a187b" style:font-size-asian="10pt" style:font-size-complex="10pt"/>
    </style:style>
    <style:style style:name="P74" style:family="paragraph" style:parent-style-name="Standard">
      <style:text-properties style:font-name="Noto Sans" fo:font-size="10pt" officeooo:rsid="00e24910" officeooo:paragraph-rsid="0525c440" style:font-size-asian="10pt" style:font-size-complex="10pt"/>
    </style:style>
    <style:style style:name="P75"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76"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77"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78" style:family="paragraph" style:parent-style-name="Standard">
      <style:text-properties style:font-name="Noto Sans" fo:font-size="14pt" fo:language="fr" fo:country="FR" officeooo:paragraph-rsid="0120efc1" style:font-size-asian="14pt" style:font-size-complex="14pt"/>
    </style:style>
    <style:style style:name="P7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8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8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8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8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5879d55" officeooo:paragraph-rsid="05879d55" style:font-size-asian="10pt" style:font-size-complex="10pt"/>
    </style:style>
    <style:style style:name="P8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2d7238" officeooo:paragraph-rsid="049489c7" style:font-size-asian="8.75pt" style:font-weight-asian="normal" style:font-size-complex="10pt" style:font-weight-complex="normal"/>
    </style:style>
    <style:style style:name="P8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weight="normal" officeooo:rsid="0572ea1c" officeooo:paragraph-rsid="052b9489" style:font-size-asian="8.75pt" style:font-weight-asian="normal" style:font-size-complex="10pt" style:font-weight-complex="normal"/>
    </style:style>
    <style:style style:name="P8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9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2a187b" officeooo:paragraph-rsid="0120efc1" style:font-size-asian="10pt" style:font-size-complex="10pt"/>
    </style:style>
    <style:style style:name="P9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57f981e" officeooo:paragraph-rsid="0525c440" style:font-size-asian="10pt" style:font-size-complex="10pt"/>
    </style:style>
    <style:style style:name="P9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officeooo:paragraph-rsid="0120efc1"/>
    </style:style>
    <style:style style:name="P9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9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57bfa4b" officeooo:paragraph-rsid="057a0800" style:font-size-asian="10pt" style:font-size-complex="10pt"/>
    </style:style>
    <style:style style:name="P95"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96"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97"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98"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99"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100"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101"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102"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103"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5f2ec17" style:font-size-asian="11pt" style:font-style-asian="italic" style:font-weight-asian="bold" style:font-size-complex="11pt" style:font-style-complex="italic" style:font-weight-complex="bold"/>
    </style:style>
    <style:style style:name="P104"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105" style:family="paragraph" style:parent-style-name="Standard" style:list-style-name="L1">
      <style:paragraph-properties fo:text-align="start" style:justify-single-word="false"/>
      <style:text-properties fo:color="#ce181e" style:font-name="Noto Sans" fo:font-size="10pt" fo:language="fr" fo:country="FR" fo:font-weight="bold" officeooo:rsid="05d3bca1" officeooo:paragraph-rsid="05d3bca1" style:font-size-asian="10pt" style:font-weight-asian="bold" style:font-size-complex="10pt" style:font-weight-complex="bold"/>
    </style:style>
    <style:style style:name="P106" style:family="paragraph" style:parent-style-name="Standard" style:list-style-name="L1">
      <style:paragraph-properties fo:text-align="start" style:justify-single-word="false"/>
      <style:text-properties fo:color="#ce181e" style:font-name="Noto Sans" fo:font-size="10pt" fo:language="fr" fo:country="FR" fo:font-weight="bold" officeooo:rsid="05d62b8e" officeooo:paragraph-rsid="05d62b8e" style:font-size-asian="10pt" style:font-weight-asian="bold" style:font-size-complex="10pt" style:font-weight-complex="bold"/>
    </style:style>
    <style:style style:name="P107" style:family="paragraph" style:parent-style-name="Standard" style:list-style-name="L1">
      <style:paragraph-properties fo:text-align="start" style:justify-single-word="false"/>
      <style:text-properties fo:color="#ce181e" style:font-name="Noto Sans" fo:font-size="10pt" fo:language="fr" fo:country="FR" fo:font-weight="bold" officeooo:rsid="05d6e7cc" officeooo:paragraph-rsid="05d6e7cc" style:font-size-asian="10pt" style:font-weight-asian="bold" style:font-size-complex="10pt" style:font-weight-complex="bold"/>
    </style:style>
    <style:style style:name="P108" style:family="paragraph" style:parent-style-name="Standard" style:list-style-name="L1">
      <style:paragraph-properties fo:text-align="start" style:justify-single-word="false"/>
      <style:text-properties fo:color="#ce181e" style:font-name="Noto Sans" fo:font-size="10pt" fo:language="fr" fo:country="FR" fo:font-weight="bold" officeooo:rsid="05db5038" officeooo:paragraph-rsid="05db5038" style:font-size-asian="10pt" style:font-weight-asian="bold" style:font-size-complex="10pt" style:font-weight-complex="bold"/>
    </style:style>
    <style:style style:name="P109" style:family="paragraph" style:parent-style-name="Standard" style:list-style-name="L1">
      <style:paragraph-properties fo:text-align="start" style:justify-single-word="false"/>
      <style:text-properties fo:color="#ce181e" style:font-name="Noto Sans" fo:font-size="10pt" fo:language="fr" fo:country="FR" fo:font-weight="bold" officeooo:rsid="05df26ec" officeooo:paragraph-rsid="05df26ec" style:font-size-asian="10pt" style:font-weight-asian="bold" style:font-size-complex="10pt" style:font-weight-complex="bold"/>
    </style:style>
    <style:style style:name="P110" style:family="paragraph" style:parent-style-name="Standard" style:list-style-name="L1">
      <style:paragraph-properties fo:text-align="start" style:justify-single-word="false"/>
      <style:text-properties fo:color="#ce181e" style:font-name="Noto Sans" fo:font-size="10pt" fo:language="fr" fo:country="FR" fo:font-weight="bold" officeooo:rsid="05e24fea" officeooo:paragraph-rsid="05e24fea" style:font-size-asian="10pt" style:font-weight-asian="bold" style:font-size-complex="10pt" style:font-weight-complex="bold"/>
    </style:style>
    <style:style style:name="P111" style:family="paragraph" style:parent-style-name="Standard" style:list-style-name="L1">
      <style:paragraph-properties fo:text-align="start" style:justify-single-word="false"/>
      <style:text-properties fo:color="#ce181e" style:font-name="Noto Sans" fo:font-size="10pt" fo:language="fr" fo:country="FR" fo:font-weight="bold" officeooo:rsid="05e3737b" officeooo:paragraph-rsid="05e3737b" style:font-size-asian="10pt" style:font-weight-asian="bold" style:font-size-complex="10pt" style:font-weight-complex="bold"/>
    </style:style>
    <style:style style:name="P112" style:family="paragraph" style:parent-style-name="Standard" style:list-style-name="L1">
      <style:paragraph-properties fo:text-align="start" style:justify-single-word="false"/>
      <style:text-properties fo:color="#ce181e" style:font-name="Noto Sans" fo:font-size="10pt" fo:language="fr" fo:country="FR" fo:font-weight="bold" officeooo:rsid="05e789c6" officeooo:paragraph-rsid="05e789c6" style:font-size-asian="10pt" style:font-weight-asian="bold" style:font-size-complex="10pt" style:font-weight-complex="bold"/>
    </style:style>
    <style:style style:name="P113"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114" style:family="paragraph" style:parent-style-name="Standard" style:list-style-name="L1">
      <style:paragraph-properties fo:text-align="start" style:justify-single-word="false"/>
      <style:text-properties fo:color="#ce181e" style:font-name="Noto Sans" fo:font-size="10pt" fo:language="fr" fo:country="FR" fo:font-weight="bold" officeooo:rsid="05ec0a58" officeooo:paragraph-rsid="05ec0a58" style:font-size-asian="10pt" style:font-weight-asian="bold" style:font-size-complex="10pt" style:font-weight-complex="bold"/>
    </style:style>
    <style:style style:name="P115" style:family="paragraph" style:parent-style-name="Standard" style:list-style-name="L8">
      <style:text-properties fo:color="#ce181e" style:font-name="Noto Sans" fo:font-size="10pt" officeooo:rsid="0500da3f" officeooo:paragraph-rsid="0120efc1" style:font-size-asian="10pt" style:font-size-complex="10pt"/>
    </style:style>
    <style:style style:name="P116" style:family="paragraph" style:parent-style-name="Standard" style:list-style-name="L1">
      <style:paragraph-properties fo:text-align="start" style:justify-single-word="false"/>
      <style:text-properties style:font-name="Noto Sans" fo:language="fr" fo:country="FR" officeooo:rsid="01fc27c2" officeooo:paragraph-rsid="01fc27c2"/>
    </style:style>
    <style:style style:name="P117"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18"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119"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120"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121" style:family="paragraph" style:parent-style-name="Standard" style:list-style-name="L8">
      <style:text-properties style:font-name="Noto Sans" fo:font-size="10pt" officeooo:rsid="01093904" officeooo:paragraph-rsid="056f6358" style:font-size-asian="10pt" style:font-size-complex="10pt"/>
    </style:style>
    <style:style style:name="P122" style:family="paragraph" style:parent-style-name="Standard" style:list-style-name="L8">
      <style:text-properties style:font-name="Noto Sans" fo:font-size="10pt" officeooo:rsid="0112f95d" officeooo:paragraph-rsid="056f6358" style:font-size-asian="10pt" style:font-size-complex="10pt"/>
    </style:style>
    <style:style style:name="P123" style:family="paragraph" style:parent-style-name="Standard" style:list-style-name="L8">
      <style:text-properties style:font-name="Noto Sans" fo:font-size="10pt" officeooo:rsid="03db3884" officeooo:paragraph-rsid="056f6358" style:font-size-asian="10pt" style:font-size-complex="10pt"/>
    </style:style>
    <style:style style:name="P124" style:family="paragraph" style:parent-style-name="Standard" style:list-style-name="L8">
      <style:text-properties style:font-name="Noto Sans" fo:font-size="10pt" officeooo:rsid="03dd655b" officeooo:paragraph-rsid="056f6358" style:font-size-asian="10pt" style:font-size-complex="10pt"/>
    </style:style>
    <style:style style:name="P125" style:family="paragraph" style:parent-style-name="Standard" style:list-style-name="L8">
      <style:text-properties style:font-name="Noto Sans" fo:font-size="10pt" officeooo:rsid="01567f8b" officeooo:paragraph-rsid="056f6358" style:font-size-asian="10pt" style:font-size-complex="10pt"/>
    </style:style>
    <style:style style:name="P126" style:family="paragraph" style:parent-style-name="Standard" style:list-style-name="L8">
      <style:text-properties style:font-name="Noto Sans" fo:font-size="10pt" officeooo:rsid="007f1491" officeooo:paragraph-rsid="0120efc1" style:font-size-asian="10pt" style:font-size-complex="10pt"/>
    </style:style>
    <style:style style:name="P127" style:family="paragraph" style:parent-style-name="Standard" style:list-style-name="L8">
      <style:text-properties style:font-name="Noto Sans" fo:font-size="10pt" officeooo:rsid="00880e99" officeooo:paragraph-rsid="0120efc1" style:font-size-asian="10pt" style:font-size-complex="10pt"/>
    </style:style>
    <style:style style:name="P128" style:family="paragraph" style:parent-style-name="Standard" style:list-style-name="L8">
      <style:text-properties style:font-name="Noto Sans" fo:font-size="10pt" officeooo:rsid="0088e11a" officeooo:paragraph-rsid="0120efc1" style:font-size-asian="10pt" style:font-size-complex="10pt"/>
    </style:style>
    <style:style style:name="P129" style:family="paragraph" style:parent-style-name="Standard" style:list-style-name="L8">
      <style:text-properties style:font-name="Noto Sans" fo:font-size="10pt" officeooo:rsid="008b3c0b" officeooo:paragraph-rsid="0120efc1" style:font-size-asian="10pt" style:font-size-complex="10pt"/>
    </style:style>
    <style:style style:name="P130" style:family="paragraph" style:parent-style-name="Standard" style:list-style-name="L8">
      <style:text-properties style:font-name="Noto Sans" fo:font-size="10pt" officeooo:rsid="008f1492" officeooo:paragraph-rsid="0120efc1" style:font-size-asian="10pt" style:font-size-complex="10pt"/>
    </style:style>
    <style:style style:name="P131" style:family="paragraph" style:parent-style-name="Standard" style:list-style-name="L8">
      <style:text-properties style:font-name="Noto Sans" fo:font-size="10pt" officeooo:rsid="0090e721" officeooo:paragraph-rsid="0120efc1" style:font-size-asian="10pt" style:font-size-complex="10pt"/>
    </style:style>
    <style:style style:name="P132" style:family="paragraph" style:parent-style-name="Standard" style:list-style-name="L8">
      <style:text-properties style:font-name="Noto Sans" fo:font-size="10pt" officeooo:rsid="00ad0a70" officeooo:paragraph-rsid="0120efc1" style:font-size-asian="10pt" style:font-size-complex="10pt"/>
    </style:style>
    <style:style style:name="P133" style:family="paragraph" style:parent-style-name="Standard" style:list-style-name="L8">
      <style:text-properties style:font-name="Noto Sans" fo:font-size="10pt" officeooo:rsid="0174f2f4" officeooo:paragraph-rsid="057a0800" style:font-size-asian="10pt" style:font-size-complex="10pt"/>
    </style:style>
    <style:style style:name="P134" style:family="paragraph" style:parent-style-name="Standard" style:list-style-name="L8">
      <style:text-properties style:font-name="Noto Sans" fo:font-size="10pt" officeooo:rsid="00e24910" officeooo:paragraph-rsid="0525c440" style:font-size-asian="10pt" style:font-size-complex="10pt"/>
    </style:style>
    <style:style style:name="P135" style:family="paragraph" style:parent-style-name="Standard" style:list-style-name="L8">
      <style:text-properties style:font-name="Noto Sans" fo:font-size="10pt" officeooo:rsid="01650656" officeooo:paragraph-rsid="0120efc1" style:font-size-asian="10pt" style:font-size-complex="10pt"/>
    </style:style>
    <style:style style:name="P136" style:family="paragraph" style:parent-style-name="Standard" style:list-style-name="L3">
      <style:paragraph-properties fo:text-align="start" style:justify-single-word="false"/>
      <style:text-properties style:font-name="Noto Sans" fo:font-size="10pt" fo:font-style="italic" fo:font-weight="bold" officeooo:paragraph-rsid="03622c7d" style:font-size-asian="10pt" style:font-style-asian="italic" style:font-weight-asian="bold" style:font-size-complex="10pt" style:font-style-complex="italic" style:font-weight-complex="bold"/>
    </style:style>
    <style:style style:name="P137"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38"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39"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40"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41" style:family="paragraph" style:parent-style-name="Standard" style:list-style-name="L4">
      <style:paragraph-properties fo:text-align="start" style:justify-single-word="false"/>
      <style:text-properties style:font-name="Noto Sans" fo:font-size="10pt" fo:language="fr" fo:country="FR" officeooo:rsid="0609700b" officeooo:paragraph-rsid="0609700b" style:font-size-asian="10pt" style:font-size-complex="10pt"/>
    </style:style>
    <style:style style:name="P142" style:family="paragraph" style:parent-style-name="Standard" style:list-style-name="L4">
      <style:paragraph-properties fo:text-align="start" style:justify-single-word="false"/>
      <style:text-properties style:font-name="Noto Sans" fo:font-size="10pt" fo:language="fr" fo:country="FR" officeooo:rsid="05f4074a" officeooo:paragraph-rsid="05f4074a" style:font-size-asian="10pt" style:font-size-complex="10pt"/>
    </style:style>
    <style:style style:name="P143" style:family="paragraph" style:parent-style-name="Standard" style:list-style-name="L4">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44" style:family="paragraph" style:parent-style-name="Standard">
      <style:paragraph-properties fo:text-align="start" style:justify-single-word="false"/>
      <style:text-properties style:font-name="Noto Sans" fo:font-size="10pt" fo:language="fr" fo:country="FR" officeooo:rsid="060591d0" officeooo:paragraph-rsid="060591d0" style:font-size-asian="10pt" style:font-size-complex="10pt"/>
    </style:style>
    <style:style style:name="P145" style:family="paragraph" style:parent-style-name="Standard" style:list-style-name="L4">
      <style:paragraph-properties fo:text-align="start" style:justify-single-word="false"/>
      <style:text-properties style:font-name="Noto Sans" fo:font-size="10pt" fo:language="fr" fo:country="FR" officeooo:rsid="05b96a03" officeooo:paragraph-rsid="05b96a03" style:font-size-asian="10pt" style:font-size-complex="10pt"/>
    </style:style>
    <style:style style:name="P146" style:family="paragraph" style:parent-style-name="Standard" style:list-style-name="L4">
      <style:paragraph-properties fo:text-align="start" style:justify-single-word="false"/>
      <style:text-properties style:font-name="Noto Sans" fo:font-size="10pt" fo:language="fr" fo:country="FR" officeooo:rsid="034c185c" officeooo:paragraph-rsid="05bf8308" style:font-size-asian="10pt" style:font-size-complex="10pt"/>
    </style:style>
    <style:style style:name="P147" style:family="paragraph" style:parent-style-name="Standard" style:list-style-name="L4">
      <style:paragraph-properties fo:text-align="start" style:justify-single-word="false"/>
      <style:text-properties style:font-name="Noto Sans" fo:font-size="10pt" fo:language="fr" fo:country="FR" officeooo:rsid="03bb272e" officeooo:paragraph-rsid="05bf8308" style:font-size-asian="10pt" style:font-size-complex="10pt"/>
    </style:style>
    <style:style style:name="P148"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49"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50"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51"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52"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53"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54"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55"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56"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57"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58" style:family="paragraph" style:parent-style-name="Standard" style:list-style-name="L7">
      <style:text-properties style:font-name="Noto Sans" fo:font-size="10pt" fo:language="fr" fo:country="FR" officeooo:paragraph-rsid="0120efc1" style:font-size-asian="10pt" style:font-size-complex="10pt"/>
    </style:style>
    <style:style style:name="P159" style:family="paragraph" style:parent-style-name="Standard" style:list-style-name="L7">
      <style:text-properties style:font-name="Noto Sans" fo:font-size="10pt" fo:language="fr" fo:country="FR" officeooo:paragraph-rsid="052917cd" style:font-size-asian="10pt" style:font-size-complex="10pt"/>
    </style:style>
    <style:style style:name="P160"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61" style:family="paragraph" style:parent-style-name="Standard" style:list-style-name="L8">
      <style:text-properties style:font-name="Noto Sans" fo:font-size="10pt" fo:language="fr" fo:country="FR" officeooo:rsid="010f7a6e" officeooo:paragraph-rsid="056f6358" style:font-size-asian="10pt" style:font-size-complex="10pt"/>
    </style:style>
    <style:style style:name="P162" style:family="paragraph" style:parent-style-name="Standard" style:list-style-name="L8">
      <style:text-properties style:font-name="Noto Sans" fo:font-size="10pt" fo:language="fr" fo:country="FR" officeooo:rsid="011c7f9d" officeooo:paragraph-rsid="056f6358" style:font-size-asian="10pt" style:font-size-complex="10pt"/>
    </style:style>
    <style:style style:name="P163" style:family="paragraph" style:parent-style-name="Standard" style:list-style-name="L8">
      <style:text-properties style:font-name="Noto Sans" fo:font-size="10pt" fo:language="fr" fo:country="FR" officeooo:rsid="0135695d" officeooo:paragraph-rsid="056f6358" style:font-size-asian="10pt" style:font-size-complex="10pt"/>
    </style:style>
    <style:style style:name="P164" style:family="paragraph" style:parent-style-name="Standard" style:list-style-name="L8">
      <style:text-properties style:font-name="Noto Sans" fo:font-size="10pt" fo:language="fr" fo:country="FR" officeooo:rsid="03dbf324" officeooo:paragraph-rsid="056f6358" style:font-size-asian="10pt" style:font-size-complex="10pt"/>
    </style:style>
    <style:style style:name="P165" style:family="paragraph" style:parent-style-name="Standard" style:list-style-name="L8">
      <style:text-properties style:font-name="Noto Sans" fo:font-size="10pt" fo:language="fr" fo:country="FR" officeooo:rsid="03dd655b" officeooo:paragraph-rsid="056f6358" style:font-size-asian="10pt" style:font-size-complex="10pt"/>
    </style:style>
    <style:style style:name="P166" style:family="paragraph" style:parent-style-name="Standard" style:list-style-name="L8">
      <style:text-properties style:font-name="Noto Sans" fo:font-size="10pt" fo:language="fr" fo:country="FR" officeooo:rsid="03e8d756" officeooo:paragraph-rsid="056f6358" style:font-size-asian="10pt" style:font-size-complex="10pt"/>
    </style:style>
    <style:style style:name="P167" style:family="paragraph" style:parent-style-name="Standard" style:list-style-name="L8">
      <style:text-properties style:font-name="Noto Sans" fo:font-size="10pt" fo:language="fr" fo:country="FR" officeooo:rsid="01567f8b" officeooo:paragraph-rsid="056f6358" style:font-size-asian="10pt" style:font-size-complex="10pt"/>
    </style:style>
    <style:style style:name="P168" style:family="paragraph" style:parent-style-name="Standard" style:list-style-name="L8">
      <style:text-properties style:font-name="Noto Sans" fo:font-size="10pt" fo:language="fr" fo:country="FR" officeooo:rsid="05618f5f" officeooo:paragraph-rsid="056f6358" style:font-size-asian="10pt" style:font-size-complex="10pt"/>
    </style:style>
    <style:style style:name="P169" style:family="paragraph" style:parent-style-name="Standard" style:list-style-name="L8">
      <style:text-properties style:font-name="Noto Sans" fo:font-size="10pt" fo:language="fr" fo:country="FR" officeooo:rsid="0158b754" officeooo:paragraph-rsid="056f6358" style:font-size-asian="10pt" style:font-size-complex="10pt"/>
    </style:style>
    <style:style style:name="P170" style:family="paragraph" style:parent-style-name="Standard" style:list-style-name="L8">
      <style:text-properties style:font-name="Noto Sans" fo:font-size="10pt" fo:language="fr" fo:country="FR" officeooo:rsid="00c2183e" officeooo:paragraph-rsid="05327f66" style:font-size-asian="10pt" style:font-size-complex="10pt"/>
    </style:style>
    <style:style style:name="P171" style:family="paragraph" style:parent-style-name="Standard" style:list-style-name="L7">
      <style:text-properties style:font-name="Noto Sans" fo:font-size="10pt" fo:language="fr" fo:country="FR" officeooo:rsid="050f6830" officeooo:paragraph-rsid="052917cd" style:font-size-asian="10pt" style:font-size-complex="10pt"/>
    </style:style>
    <style:style style:name="P172" style:family="paragraph" style:parent-style-name="Standard" style:list-style-name="L7">
      <style:text-properties style:font-name="Noto Sans" fo:font-size="10pt" fo:language="fr" fo:country="FR" officeooo:rsid="051cdfdd" officeooo:paragraph-rsid="052917cd" style:font-size-asian="10pt" style:font-size-complex="10pt"/>
    </style:style>
    <style:style style:name="P173" style:family="paragraph" style:parent-style-name="Standard" style:list-style-name="L7">
      <style:text-properties style:font-name="Noto Sans" fo:font-size="10pt" fo:language="fr" fo:country="FR" officeooo:rsid="051fd0a0" officeooo:paragraph-rsid="052917cd" style:font-size-asian="10pt" style:font-size-complex="10pt"/>
    </style:style>
    <style:style style:name="P174" style:family="paragraph" style:parent-style-name="Standard" style:list-style-name="L7">
      <style:text-properties style:font-name="Noto Sans" fo:font-size="10pt" fo:language="fr" fo:country="FR" officeooo:rsid="051b6700" officeooo:paragraph-rsid="052917cd" style:font-size-asian="10pt" style:font-size-complex="10pt"/>
    </style:style>
    <style:style style:name="P175" style:family="paragraph" style:parent-style-name="Standard" style:list-style-name="L7">
      <style:text-properties style:font-name="Noto Sans" fo:font-size="10pt" fo:language="fr" fo:country="FR" officeooo:rsid="05096229" officeooo:paragraph-rsid="052917cd" style:font-size-asian="10pt" style:font-size-complex="10pt"/>
    </style:style>
    <style:style style:name="P176" style:family="paragraph" style:parent-style-name="Standard" style:list-style-name="L3">
      <style:paragraph-properties fo:text-align="start" style:justify-single-word="false"/>
      <style:text-properties style:font-name="Noto Sans" fo:font-size="10pt" fo:language="fr" fo:country="FR" fo:font-style="italic" fo:font-weight="bold" officeooo:rsid="0038e450" officeooo:paragraph-rsid="05f119a6" style:font-size-asian="10pt" style:font-style-asian="italic" style:font-weight-asian="bold" style:font-size-complex="10pt" style:font-style-complex="italic" style:font-weight-complex="bold"/>
    </style:style>
    <style:style style:name="P177" style:family="paragraph" style:parent-style-name="Standard" style:list-style-name="L3">
      <style:paragraph-properties fo:text-align="start" style:justify-single-word="false"/>
      <style:text-properties style:font-name="Noto Sans" fo:font-size="10pt" fo:language="fr" fo:country="FR" fo:font-style="italic" fo:font-weight="bold" officeooo:rsid="008ec172" officeooo:paragraph-rsid="05f21c28" style:font-size-asian="10pt" style:font-style-asian="italic" style:font-weight-asian="bold" style:font-size-complex="10pt" style:font-style-complex="italic" style:font-weight-complex="bold"/>
    </style:style>
    <style:style style:name="P178" style:family="paragraph" style:parent-style-name="Standard" style:list-style-name="L7">
      <style:text-properties style:font-name="Noto Sans" fo:font-size="10pt" fo:language="fr" fo:country="FR" fo:font-style="italic" fo:font-weight="bold" officeooo:rsid="050ad23b" officeooo:paragraph-rsid="052917cd" style:font-size-asian="10pt" style:font-size-complex="10pt"/>
    </style:style>
    <style:style style:name="P179"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80" style:family="paragraph" style:parent-style-name="Standard" style:list-style-name="L7">
      <style:text-properties style:font-name="Noto Sans" fo:font-size="10pt" fo:language="fr" fo:country="FR" style:text-underline-style="solid" style:text-underline-width="auto" style:text-underline-color="font-color" fo:font-weight="bold" officeooo:rsid="04a708a3" officeooo:paragraph-rsid="04513358" style:font-size-asian="10pt" style:font-weight-asian="bold" style:font-size-complex="10pt" style:font-weight-complex="bold"/>
    </style:style>
    <style:style style:name="P181" style:family="paragraph" style:parent-style-name="Standard" style:list-style-name="L8">
      <style:text-properties style:font-name="Noto Sans" fo:font-size="10pt" fo:language="fr" fo:country="FR" fo:font-weight="bold" officeooo:rsid="0158c5f2" officeooo:paragraph-rsid="056f6358" style:font-size-asian="10pt" style:font-weight-asian="bold" style:font-size-complex="10pt" style:font-weight-complex="bold"/>
    </style:style>
    <style:style style:name="P182"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83"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84"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85"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86"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87"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88" style:family="paragraph" style:parent-style-name="Standard" style:list-style-name="L8">
      <style:text-properties style:font-name="Noto Sans" fo:font-size="11pt" fo:language="fr" fo:country="FR" officeooo:rsid="012fcdf4" officeooo:paragraph-rsid="056f6358" style:font-size-asian="11pt" style:font-size-complex="11pt"/>
    </style:style>
    <style:style style:name="P189"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90"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91" style:family="paragraph" style:parent-style-name="Standard" style:list-style-name="L8">
      <style:text-properties style:font-name="Noto Sans" fo:font-size="11pt" fo:language="fr" fo:country="FR" fo:font-weight="bold" officeooo:rsid="056db666" officeooo:paragraph-rsid="056f6358" style:font-size-asian="11pt" style:font-weight-asian="bold" style:font-size-complex="11pt" style:font-weight-complex="bold"/>
    </style:style>
    <style:style style:name="P192" style:family="paragraph" style:parent-style-name="Standard" style:list-style-name="L8">
      <style:text-properties style:font-name="Noto Sans" fo:font-size="11pt" fo:language="fr" fo:country="FR" fo:font-weight="bold" officeooo:rsid="052ad974" officeooo:paragraph-rsid="052b9489" style:font-size-asian="11pt" style:font-weight-asian="bold" style:font-size-complex="11pt" style:font-weight-complex="bold"/>
    </style:style>
    <style:style style:name="P193"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94"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95" style:family="paragraph" style:parent-style-name="Standard" style:list-style-name="L8">
      <style:text-properties style:font-name="Noto Sans" fo:font-size="11pt" fo:language="fr" fo:country="FR" fo:font-weight="bold" officeooo:paragraph-rsid="059aad43" style:font-size-asian="11pt" style:font-weight-asian="bold" style:font-size-complex="11pt" style:font-weight-complex="bold"/>
    </style:style>
    <style:style style:name="P196" style:family="paragraph" style:parent-style-name="Standard" style:list-style-name="L8">
      <style:text-properties style:font-name="Noto Sans" fo:font-size="11pt" fo:language="fr" fo:country="FR" fo:font-weight="bold" officeooo:paragraph-rsid="05980c29" style:font-size-asian="11pt" style:font-weight-asian="bold" style:font-size-complex="11pt" style:font-weight-complex="bold"/>
    </style:style>
    <style:style style:name="P197" style:family="paragraph" style:parent-style-name="Standard" style:list-style-name="L7">
      <style:text-properties style:font-name="Noto Sans" fo:font-size="11pt" fo:language="fr" fo:country="FR" fo:font-weight="bold" officeooo:rsid="0028dbf2" officeooo:paragraph-rsid="052917cd" style:font-size-asian="11pt" style:font-weight-asian="bold" style:font-size-complex="11pt" style:font-weight-complex="bold"/>
    </style:style>
    <style:style style:name="P198" style:family="paragraph" style:parent-style-name="Standard" style:list-style-name="L8">
      <style:text-properties style:font-name="Noto Sans" fo:font-size="11pt" fo:language="fr" fo:country="FR" fo:font-weight="bold" officeooo:rsid="0160e6be" officeooo:paragraph-rsid="057a0800" style:font-size-asian="11pt" style:font-weight-asian="bold" style:font-size-complex="11pt" style:font-weight-complex="bold"/>
    </style:style>
    <style:style style:name="P199"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200" style:family="paragraph" style:parent-style-name="Standard" style:list-style-name="L3">
      <style:paragraph-properties fo:text-align="start" style:justify-single-word="false"/>
      <style:text-properties style:font-name="Noto Sans" fo:font-size="12pt" officeooo:paragraph-rsid="0361e93e" style:font-size-asian="12pt" style:font-size-complex="12pt"/>
    </style:style>
    <style:style style:name="P201"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202"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203" style:family="paragraph" style:parent-style-name="Standard" style:list-style-name="L6">
      <style:text-properties fo:color="#ed1c24" style:font-name="Noto Sans" fo:font-size="10pt" fo:language="fr" fo:country="FR" officeooo:rsid="01035458" officeooo:paragraph-rsid="04be7d1a" style:font-size-asian="10pt" style:font-size-complex="10pt"/>
    </style:style>
    <style:style style:name="P204"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205"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206"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207"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208" style:family="paragraph" style:parent-style-name="Standard" style:list-style-name="L7">
      <style:text-properties fo:color="#ed1c24" style:font-name="Noto Sans" fo:font-size="10pt" fo:language="fr" fo:country="FR" officeooo:paragraph-rsid="052917cd" style:font-size-asian="10pt" style:font-size-complex="10pt"/>
    </style:style>
    <style:style style:name="P209"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210"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211"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212" style:family="paragraph" style:parent-style-name="Standard" style:list-style-name="L8">
      <style:text-properties fo:color="#ed1c24" style:font-name="Noto Sans" fo:font-size="10pt" fo:language="fr" fo:country="FR" officeooo:rsid="00fb89bf" officeooo:paragraph-rsid="056f6358" style:font-size-asian="10pt" style:font-size-complex="10pt"/>
    </style:style>
    <style:style style:name="P213" style:family="paragraph" style:parent-style-name="Standard" style:list-style-name="L8">
      <style:text-properties fo:color="#ed1c24" style:font-name="Noto Sans" fo:font-size="10pt" fo:language="fr" fo:country="FR" officeooo:rsid="00fe30bc" officeooo:paragraph-rsid="056f6358" style:font-size-asian="10pt" style:font-size-complex="10pt"/>
    </style:style>
    <style:style style:name="P214" style:family="paragraph" style:parent-style-name="Standard" style:list-style-name="L8">
      <style:text-properties fo:color="#ed1c24" style:font-name="Noto Sans" fo:font-size="10pt" fo:language="fr" fo:country="FR" officeooo:rsid="00fe7fa7" officeooo:paragraph-rsid="056f6358" style:font-size-asian="10pt" style:font-size-complex="10pt"/>
    </style:style>
    <style:style style:name="P215" style:family="paragraph" style:parent-style-name="Standard" style:list-style-name="L8">
      <style:text-properties fo:color="#ed1c24" style:font-name="Noto Sans" fo:font-size="10pt" fo:language="fr" fo:country="FR" officeooo:rsid="0104f38b" officeooo:paragraph-rsid="056f6358" style:font-size-asian="10pt" style:font-size-complex="10pt"/>
    </style:style>
    <style:style style:name="P216" style:family="paragraph" style:parent-style-name="Standard" style:list-style-name="L8">
      <style:text-properties fo:color="#ed1c24" style:font-name="Noto Sans" fo:font-size="10pt" fo:language="fr" fo:country="FR" officeooo:rsid="055fd29e" officeooo:paragraph-rsid="056f6358" style:font-size-asian="10pt" style:font-size-complex="10pt"/>
    </style:style>
    <style:style style:name="P217" style:family="paragraph" style:parent-style-name="Standard" style:list-style-name="L8">
      <style:text-properties fo:color="#ed1c24" style:font-name="Noto Sans" fo:font-size="10pt" fo:language="fr" fo:country="FR" officeooo:rsid="00b2ddca" officeooo:paragraph-rsid="052b9489" style:font-size-asian="10pt" style:font-size-complex="10pt"/>
    </style:style>
    <style:style style:name="P218"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219"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220"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221"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222" style:family="paragraph" style:parent-style-name="Standard" style:list-style-name="L7">
      <style:text-properties fo:color="#ed1c24" style:font-name="Noto Sans" fo:font-size="10pt" fo:language="fr" fo:country="FR" officeooo:rsid="0507cf5d" officeooo:paragraph-rsid="052917cd" style:font-size-asian="10pt" style:font-size-complex="10pt"/>
    </style:style>
    <style:style style:name="P223" style:family="paragraph" style:parent-style-name="Standard" style:list-style-name="L7">
      <style:text-properties fo:color="#ed1c24" style:font-name="Noto Sans" fo:font-size="10pt" fo:language="fr" fo:country="FR" officeooo:rsid="05096229" officeooo:paragraph-rsid="052917cd" style:font-size-asian="10pt" style:font-size-complex="10pt"/>
    </style:style>
    <style:style style:name="P224" style:family="paragraph" style:parent-style-name="Standard" style:list-style-name="L7">
      <style:text-properties fo:color="#ed1c24" style:font-name="Noto Sans" fo:font-size="10pt" fo:language="fr" fo:country="FR" officeooo:rsid="050ad23b" officeooo:paragraph-rsid="052917cd" style:font-size-asian="10pt" style:font-size-complex="10pt"/>
    </style:style>
    <style:style style:name="P225" style:family="paragraph" style:parent-style-name="Standard" style:list-style-name="L8">
      <style:text-properties fo:color="#ed1c24" style:font-name="Noto Sans" fo:font-size="10pt" fo:language="fr" fo:country="FR" officeooo:rsid="04f9b6f8" officeooo:paragraph-rsid="057a0800" style:font-size-asian="10pt" style:font-size-complex="10pt"/>
    </style:style>
    <style:style style:name="P226" style:family="paragraph" style:parent-style-name="Standard" style:list-style-name="L8">
      <style:text-properties fo:color="#ed1c24" style:font-name="Noto Sans" fo:font-size="10pt" fo:language="fr" fo:country="FR" officeooo:rsid="04e2a380" officeooo:paragraph-rsid="057a0800" style:font-size-asian="10pt" style:font-size-complex="10pt"/>
    </style:style>
    <style:style style:name="P227" style:family="paragraph" style:parent-style-name="Standard" style:list-style-name="L8">
      <style:text-properties fo:color="#ed1c24" style:font-name="Noto Sans" fo:font-size="10pt" fo:language="fr" fo:country="FR" officeooo:rsid="04e33bb9" officeooo:paragraph-rsid="057a0800" style:font-size-asian="10pt" style:font-size-complex="10pt"/>
    </style:style>
    <style:style style:name="P228" style:family="paragraph" style:parent-style-name="Standard" style:list-style-name="L8">
      <style:text-properties fo:color="#ed1c24" style:font-name="Noto Sans" fo:font-size="10pt" fo:language="fr" fo:country="FR" officeooo:rsid="04e7375a" officeooo:paragraph-rsid="057a0800" style:font-size-asian="10pt" style:font-size-complex="10pt"/>
    </style:style>
    <style:style style:name="P229" style:family="paragraph" style:parent-style-name="Standard" style:list-style-name="L8">
      <style:text-properties fo:color="#ed1c24" style:font-name="Noto Sans" fo:font-size="10pt" fo:language="fr" fo:country="FR" officeooo:rsid="04eb3f37" officeooo:paragraph-rsid="057a0800" style:font-size-asian="10pt" style:font-size-complex="10pt"/>
    </style:style>
    <style:style style:name="P230" style:family="paragraph" style:parent-style-name="Standard" style:list-style-name="L8">
      <style:text-properties fo:color="#ed1c24" style:font-name="Noto Sans" fo:font-size="10pt" fo:language="fr" fo:country="FR" officeooo:rsid="04ecab2d" officeooo:paragraph-rsid="057a0800" style:font-size-asian="10pt" style:font-size-complex="10pt"/>
    </style:style>
    <style:style style:name="P231" style:family="paragraph" style:parent-style-name="Standard" style:list-style-name="L8">
      <style:text-properties fo:color="#ed1c24" style:font-name="Noto Sans" fo:font-size="10pt" fo:language="fr" fo:country="FR" officeooo:rsid="04ee6510" officeooo:paragraph-rsid="057a0800" style:font-size-asian="10pt" style:font-size-complex="10pt"/>
    </style:style>
    <style:style style:name="P232" style:family="paragraph" style:parent-style-name="Standard" style:list-style-name="L8">
      <style:text-properties fo:color="#ed1c24" style:font-name="Noto Sans" fo:font-size="10pt" fo:language="fr" fo:country="FR" officeooo:rsid="04f0ddc5" officeooo:paragraph-rsid="057a0800" style:font-size-asian="10pt" style:font-size-complex="10pt"/>
    </style:style>
    <style:style style:name="P233" style:family="paragraph" style:parent-style-name="Standard" style:list-style-name="L8">
      <style:text-properties fo:color="#ed1c24" style:font-name="Noto Sans" fo:font-size="10pt" fo:language="fr" fo:country="FR" officeooo:rsid="04f27053" officeooo:paragraph-rsid="057a0800" style:font-size-asian="10pt" style:font-size-complex="10pt"/>
    </style:style>
    <style:style style:name="P234" style:family="paragraph" style:parent-style-name="Standard" style:list-style-name="L8">
      <style:text-properties fo:color="#ed1c24" style:font-name="Noto Sans" fo:font-size="10pt" fo:language="fr" fo:country="FR" officeooo:rsid="04f49c99" officeooo:paragraph-rsid="057a0800" style:font-size-asian="10pt" style:font-size-complex="10pt"/>
    </style:style>
    <style:style style:name="P235"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236" style:family="paragraph" style:parent-style-name="Standard" style:list-style-name="L7">
      <style:text-properties fo:color="#ed1c24" style:font-name="Noto Sans" fo:font-size="10pt" officeooo:rsid="001d709f" officeooo:paragraph-rsid="02b811ac" style:font-size-asian="10pt" style:font-size-complex="10pt"/>
    </style:style>
    <style:style style:name="P237" style:family="paragraph" style:parent-style-name="Standard" style:list-style-name="L8">
      <style:text-properties fo:color="#ed1c24" style:font-name="Noto Sans" fo:font-size="10pt" officeooo:rsid="03d7eb03" officeooo:paragraph-rsid="056f6358" style:font-size-asian="10pt" style:font-size-complex="10pt"/>
    </style:style>
    <style:style style:name="P238" style:family="paragraph" style:parent-style-name="Standard" style:list-style-name="L8">
      <style:text-properties fo:color="#ed1c24" style:font-name="Noto Sans" fo:font-size="10pt" officeooo:rsid="03d8c6d0" officeooo:paragraph-rsid="056f6358" style:font-size-asian="10pt" style:font-size-complex="10pt"/>
    </style:style>
    <style:style style:name="P239" style:family="paragraph" style:parent-style-name="Standard" style:list-style-name="L8">
      <style:text-properties fo:color="#ed1c24" style:font-name="Noto Sans" fo:font-size="10pt" officeooo:rsid="00e24910" officeooo:paragraph-rsid="03278541" style:font-size-asian="10pt" style:font-size-complex="10pt"/>
    </style:style>
    <style:style style:name="P240" style:family="paragraph" style:parent-style-name="Standard" style:list-style-name="L8">
      <style:text-properties fo:color="#ed1c24" style:font-name="Noto Sans" fo:font-size="10pt" officeooo:rsid="00e24910" officeooo:paragraph-rsid="059aad43" style:font-size-asian="10pt" style:font-size-complex="10pt"/>
    </style:style>
    <style:style style:name="P241" style:family="paragraph" style:parent-style-name="Standard" style:list-style-name="L8">
      <style:text-properties fo:color="#ed1c24" style:font-name="Noto Sans" fo:font-size="10pt" officeooo:rsid="00e24910" officeooo:paragraph-rsid="05980c29" style:font-size-asian="10pt" style:font-size-complex="10pt"/>
    </style:style>
    <style:style style:name="P242" style:family="paragraph" style:parent-style-name="Standard" style:list-style-name="L7">
      <style:text-properties fo:color="#ed1c24" style:font-name="Noto Sans" fo:font-size="10pt" officeooo:rsid="002f801b" officeooo:paragraph-rsid="052917cd" fo:background-color="transparent" style:font-size-asian="10pt" style:font-size-complex="10pt"/>
    </style:style>
    <style:style style:name="P243"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244" style:family="paragraph" style:parent-style-name="Standard" style:list-style-name="L6">
      <style:text-properties officeooo:paragraph-rsid="0120efc1"/>
    </style:style>
    <style:style style:name="P245" style:family="paragraph" style:parent-style-name="Standard" style:list-style-name="L6">
      <style:text-properties fo:color="#000000" style:font-name="Noto Sans" fo:font-size="10pt" fo:language="fr" fo:country="FR" officeooo:rsid="0149f9d4" officeooo:paragraph-rsid="04be7d1a" style:font-size-asian="10pt" style:font-size-complex="10pt"/>
    </style:style>
    <style:style style:name="P246"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247"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248" style:family="paragraph" style:parent-style-name="Standard" style:list-style-name="L8">
      <style:text-properties fo:color="#000000" style:font-name="Noto Sans" fo:font-size="10pt" fo:language="fr" fo:country="FR" officeooo:rsid="00c2183e" officeooo:paragraph-rsid="052b9489" style:font-size-asian="10pt" style:font-size-complex="10pt"/>
    </style:style>
    <style:style style:name="P249"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250" style:family="paragraph" style:parent-style-name="Standard" style:list-style-name="L7">
      <style:text-properties fo:color="#000000" style:font-name="Noto Sans" fo:font-size="10pt" fo:language="fr" fo:country="FR" officeooo:paragraph-rsid="052917cd" style:font-size-asian="10pt" style:font-size-complex="10pt"/>
    </style:style>
    <style:style style:name="P251" style:family="paragraph" style:parent-style-name="Standard" style:list-style-name="L8">
      <style:text-properties fo:color="#000000" style:font-name="Noto Sans" fo:font-size="10pt" fo:language="fr" fo:country="FR" officeooo:rsid="05036223" officeooo:paragraph-rsid="057a0800" style:font-size-asian="10pt" style:font-size-complex="10pt"/>
    </style:style>
    <style:style style:name="P252"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253"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254" style:family="paragraph" style:parent-style-name="Standard" style:list-style-name="L8">
      <style:text-properties fo:color="#000000" style:font-name="Noto Sans" fo:font-size="10pt" fo:language="fr" fo:country="FR" officeooo:rsid="00e24910" officeooo:paragraph-rsid="059aad43" style:font-size-asian="10pt" style:font-size-complex="10pt"/>
    </style:style>
    <style:style style:name="P255" style:family="paragraph" style:parent-style-name="Standard" style:list-style-name="L8">
      <style:text-properties fo:color="#000000" style:font-name="Noto Sans" fo:font-size="10pt" fo:language="fr" fo:country="FR" officeooo:rsid="00e24910" officeooo:paragraph-rsid="05980c29" style:font-size-asian="10pt" style:font-size-complex="10pt"/>
    </style:style>
    <style:style style:name="P256"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257" style:family="paragraph" style:parent-style-name="Standard" style:list-style-name="L7">
      <style:text-properties officeooo:paragraph-rsid="052917cd"/>
    </style:style>
    <style:style style:name="P258" style:family="paragraph" style:parent-style-name="Standard" style:list-style-name="L8">
      <style:text-properties officeooo:paragraph-rsid="056f6358"/>
    </style:style>
    <style:style style:name="P259" style:family="paragraph" style:parent-style-name="Standard" style:list-style-name="L8">
      <style:text-properties officeooo:paragraph-rsid="0120efc1"/>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245d0b3" style:font-style-asian="italic" style:font-weight-asian="bold" style:font-style-complex="italic" style:font-weight-complex="bold"/>
    </style:style>
    <style:style style:name="T6" style:family="text">
      <style:text-properties fo:font-style="italic" fo:font-weight="bold" officeooo:rsid="0085c3f7" style:font-style-asian="italic" style:font-weight-asian="bold" style:font-style-complex="italic" style:font-weight-complex="bold"/>
    </style:style>
    <style:style style:name="T7" style:family="text">
      <style:text-properties fo:font-style="italic" fo:font-weight="bold" officeooo:rsid="04392b42" style:font-style-asian="italic" style:font-weight-asian="bold" style:font-style-complex="italic" style:font-weight-complex="bold"/>
    </style:style>
    <style:style style:name="T8" style:family="text">
      <style:text-properties fo:font-style="italic" fo:font-weight="bold" officeooo:rsid="05484b25" style:font-style-asian="italic" style:font-weight-asian="bold" style:font-style-complex="italic" style:font-weight-complex="bold"/>
    </style:style>
    <style:style style:name="T9" style:family="text">
      <style:text-properties fo:font-style="italic" fo:font-weight="bold" officeooo:rsid="058488de" style:font-style-asian="italic" style:font-weight-asian="bold" style:font-style-complex="italic" style:font-weight-complex="bold"/>
    </style:style>
    <style:style style:name="T10" style:family="text">
      <style:text-properties fo:font-style="italic" fo:font-weight="bold" officeooo:rsid="059cef35"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bold" officeooo:rsid="05f77de7" style:font-style-asian="italic" style:font-weight-asian="bold" style:font-style-complex="italic" style:font-weight-complex="bold"/>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style:text-underline-style="none" fo:font-weight="bold" officeooo:rsid="05f77de7" style:font-style-asian="italic" style:font-weight-asian="bold" style:font-style-complex="italic" style:font-weight-complex="bold"/>
    </style:style>
    <style:style style:name="T14" style:family="text">
      <style:text-properties fo:font-style="italic" style:text-underline-style="none" fo:font-weight="bold" officeooo:rsid="05f442e5" style:font-style-asian="italic" style:font-weight-asian="bold" style:font-style-complex="italic" style:font-weight-complex="bold"/>
    </style:style>
    <style:style style:name="T15" style:family="text">
      <style:text-properties fo:font-style="italic" style:text-underline-style="none" fo:font-weight="bold" officeooo:rsid="05f54312" style:font-style-asian="italic" style:font-weight-asian="bold" style:font-style-complex="italic" style:font-weight-complex="bold"/>
    </style:style>
    <style:style style:name="T16" style:family="text">
      <style:text-properties fo:font-style="italic" style:text-underline-style="none" fo:font-weight="bold" officeooo:rsid="05fd852c" style:font-style-asian="italic" style:font-weight-asian="bold" style:font-style-complex="italic" style:font-weight-complex="bold"/>
    </style:style>
    <style:style style:name="T17" style:family="text">
      <style:text-properties fo:font-style="italic" style:text-underline-style="none" fo:font-weight="bold" officeooo:rsid="05fea223" style:font-style-asian="italic" style:font-weight-asian="bold" style:font-style-complex="italic" style:font-weight-complex="bold"/>
    </style:style>
    <style:style style:name="T18" style:family="text">
      <style:text-properties fo:font-style="italic" style:text-underline-style="none" fo:font-weight="bold" officeooo:rsid="06028699" style:font-style-asian="italic" style:font-weight-asian="bold" style:font-style-complex="italic" style:font-weight-complex="bold"/>
    </style:style>
    <style:style style:name="T19" style:family="text">
      <style:text-properties officeooo:rsid="0085c3f7"/>
    </style:style>
    <style:style style:name="T20" style:family="text">
      <style:text-properties officeooo:rsid="00926323"/>
    </style:style>
    <style:style style:name="T21" style:family="text">
      <style:text-properties fo:font-weight="bold" style:font-weight-asian="bold" style:font-weight-complex="bold"/>
    </style:style>
    <style:style style:name="T22" style:family="text">
      <style:text-properties fo:font-weight="bold" officeooo:rsid="00926323" style:font-weight-asian="bold" style:font-weight-complex="bold"/>
    </style:style>
    <style:style style:name="T23" style:family="text">
      <style:text-properties fo:font-weight="bold" officeooo:rsid="009b4fda" style:font-weight-asian="bold" style:font-weight-complex="bold"/>
    </style:style>
    <style:style style:name="T24" style:family="text">
      <style:text-properties fo:font-weight="bold" officeooo:rsid="00ebb5a2" style:font-weight-asian="bold" style:font-weight-complex="bold"/>
    </style:style>
    <style:style style:name="T25" style:family="text">
      <style:text-properties fo:font-weight="bold" officeooo:rsid="00c319e0" style:font-weight-asian="bold" style:font-weight-complex="bold"/>
    </style:style>
    <style:style style:name="T26" style:family="text">
      <style:text-properties fo:font-weight="bold" officeooo:rsid="02cb523e" style:font-weight-asian="bold" style:font-weight-complex="bold"/>
    </style:style>
    <style:style style:name="T27" style:family="text">
      <style:text-properties fo:font-weight="bold" officeooo:rsid="02df80b6" style:font-weight-asian="bold" style:font-weight-complex="bold"/>
    </style:style>
    <style:style style:name="T28" style:family="text">
      <style:text-properties fo:font-weight="bold" officeooo:rsid="02e0f3f5" style:font-weight-asian="bold" style:font-weight-complex="bold"/>
    </style:style>
    <style:style style:name="T29" style:family="text">
      <style:text-properties fo:font-weight="bold" officeooo:rsid="03275c10" style:font-weight-asian="bold" style:font-weight-complex="bold"/>
    </style:style>
    <style:style style:name="T30" style:family="text">
      <style:text-properties fo:font-weight="bold" officeooo:rsid="0085c3f7" style:font-weight-asian="bold" style:font-weight-complex="bold"/>
    </style:style>
    <style:style style:name="T31" style:family="text">
      <style:text-properties fo:font-weight="bold" officeooo:rsid="04191c4c" style:font-weight-asian="bold" style:font-weight-complex="bold"/>
    </style:style>
    <style:style style:name="T32" style:family="text">
      <style:text-properties fo:font-weight="bold" officeooo:rsid="02bf1e1b" style:font-weight-asian="bold" style:font-weight-complex="bold"/>
    </style:style>
    <style:style style:name="T33" style:family="text">
      <style:text-properties fo:font-weight="bold" officeooo:rsid="01359a45" style:font-weight-asian="bold" style:font-weight-complex="bold"/>
    </style:style>
    <style:style style:name="T34" style:family="text">
      <style:text-properties fo:font-weight="bold" officeooo:rsid="0585c4e9" style:font-weight-asian="bold" style:font-weight-complex="bold"/>
    </style:style>
    <style:style style:name="T35" style:family="text">
      <style:text-properties fo:font-weight="bold" officeooo:rsid="05a9d5b7" style:font-weight-asian="bold" style:font-weight-complex="bold"/>
    </style:style>
    <style:style style:name="T36" style:family="text">
      <style:text-properties fo:font-weight="bold" officeooo:rsid="060775e7" style:font-weight-asian="bold" style:font-weight-complex="bold"/>
    </style:style>
    <style:style style:name="T37" style:family="text">
      <style:text-properties fo:font-weight="bold" officeooo:rsid="060a7a52" style:font-weight-asian="bold" style:font-weight-complex="bold"/>
    </style:style>
    <style:style style:name="T38" style:family="text">
      <style:text-properties fo:font-weight="bold" officeooo:rsid="060f723a" style:font-weight-asian="bold" style:font-weight-complex="bold"/>
    </style:style>
    <style:style style:name="T39" style:family="text">
      <style:text-properties fo:font-weight="bold" officeooo:rsid="0611d1a2" style:font-weight-asian="bold" style:font-weight-complex="bold"/>
    </style:style>
    <style:style style:name="T40" style:family="text">
      <style:text-properties officeooo:rsid="009b4fda"/>
    </style:style>
    <style:style style:name="T41" style:family="text">
      <style:text-properties officeooo:rsid="00dfb719"/>
    </style:style>
    <style:style style:name="T42" style:family="text">
      <style:text-properties officeooo:rsid="00e3375d"/>
    </style:style>
    <style:style style:name="T43" style:family="text">
      <style:text-properties officeooo:rsid="00ebb5a2"/>
    </style:style>
    <style:style style:name="T44" style:family="text">
      <style:text-properties officeooo:rsid="00f8c6c5"/>
    </style:style>
    <style:style style:name="T45" style:family="text">
      <style:text-properties officeooo:rsid="00ffd0c6"/>
    </style:style>
    <style:style style:name="T46" style:family="text">
      <style:text-properties officeooo:rsid="010539d6"/>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52861d3" style:font-style-asian="normal" style:font-weight-asian="normal" style:font-style-complex="normal" style:font-weight-complex="normal"/>
    </style:style>
    <style:style style:name="T49" style:family="text">
      <style:text-properties fo:font-style="normal" fo:font-weight="normal" officeooo:rsid="052aff1e" style:font-style-asian="normal" style:font-weight-asian="normal" style:font-style-complex="normal" style:font-weight-complex="normal"/>
    </style:style>
    <style:style style:name="T50" style:family="text">
      <style:text-properties fo:font-style="normal" fo:font-weight="normal" officeooo:rsid="052bd4df" style:font-style-asian="normal" style:font-weight-asian="normal" style:font-style-complex="normal" style:font-weight-complex="normal"/>
    </style:style>
    <style:style style:name="T51" style:family="text">
      <style:text-properties fo:font-style="normal" fo:font-weight="normal" officeooo:rsid="052c287f" style:font-style-asian="normal" style:font-weight-asian="normal" style:font-style-complex="normal" style:font-weight-complex="normal"/>
    </style:style>
    <style:style style:name="T52" style:family="text">
      <style:text-properties fo:font-style="normal" fo:font-weight="normal" officeooo:rsid="052e05c0" style:font-style-asian="normal" style:font-weight-asian="normal" style:font-style-complex="normal" style:font-weight-complex="normal"/>
    </style:style>
    <style:style style:name="T53" style:family="text">
      <style:text-properties fo:font-style="normal" fo:font-weight="normal" officeooo:rsid="052f9187" style:font-style-asian="normal" style:font-weight-asian="normal" style:font-style-complex="normal" style:font-weight-complex="normal"/>
    </style:style>
    <style:style style:name="T54" style:family="text">
      <style:text-properties fo:font-style="normal" fo:font-weight="normal" officeooo:rsid="0534cb82" style:font-style-asian="normal" style:font-weight-asian="normal" style:font-style-complex="normal" style:font-weight-complex="normal"/>
    </style:style>
    <style:style style:name="T55" style:family="text">
      <style:text-properties fo:font-style="normal" fo:font-weight="normal" officeooo:rsid="0536c99b" style:font-style-asian="normal" style:font-weight-asian="normal" style:font-style-complex="normal" style:font-weight-complex="normal"/>
    </style:style>
    <style:style style:name="T56" style:family="text">
      <style:text-properties fo:font-style="normal" fo:font-weight="normal" officeooo:rsid="0537c8bb" style:font-style-asian="normal" style:font-weight-asian="normal" style:font-style-complex="normal" style:font-weight-complex="normal"/>
    </style:style>
    <style:style style:name="T57" style:family="text">
      <style:text-properties fo:font-style="normal" fo:font-weight="normal" officeooo:rsid="053a3216" style:font-style-asian="normal" style:font-weight-asian="normal" style:font-style-complex="normal" style:font-weight-complex="normal"/>
    </style:style>
    <style:style style:name="T58" style:family="text">
      <style:text-properties fo:font-style="normal" fo:font-weight="normal" officeooo:rsid="036fe4b2" style:font-style-asian="normal" style:font-weight-asian="normal" style:font-style-complex="normal" style:font-weight-complex="normal"/>
    </style:style>
    <style:style style:name="T59" style:family="text">
      <style:text-properties fo:font-style="normal" fo:font-weight="normal" officeooo:rsid="036fe840" style:font-style-asian="normal" style:font-weight-asian="normal" style:font-style-complex="normal" style:font-weight-complex="normal"/>
    </style:style>
    <style:style style:name="T60" style:family="text">
      <style:text-properties fo:font-style="normal" fo:font-weight="normal" officeooo:rsid="037077ba" style:font-style-asian="normal" style:font-weight-asian="normal" style:font-style-complex="normal" style:font-weight-complex="normal"/>
    </style:style>
    <style:style style:name="T61" style:family="text">
      <style:text-properties fo:font-style="normal" fo:font-weight="normal" officeooo:rsid="0371520d" style:font-style-asian="normal" style:font-weight-asian="normal" style:font-style-complex="normal" style:font-weight-complex="normal"/>
    </style:style>
    <style:style style:name="T62" style:family="text">
      <style:text-properties fo:font-style="normal" fo:font-weight="normal" officeooo:rsid="03734eee" style:font-style-asian="normal" style:font-weight-asian="normal" style:font-style-complex="normal" style:font-weight-complex="normal"/>
    </style:style>
    <style:style style:name="T63" style:family="text">
      <style:text-properties fo:font-style="normal" fo:font-weight="normal" officeooo:rsid="03753bef" style:font-style-asian="normal" style:font-weight-asian="normal" style:font-style-complex="normal" style:font-weight-complex="normal"/>
    </style:style>
    <style:style style:name="T64" style:family="text">
      <style:text-properties fo:font-style="normal" fo:font-weight="bold" officeooo:rsid="03275c10" style:font-style-asian="normal" style:font-weight-asian="bold" style:font-style-complex="normal" style:font-weight-complex="bold"/>
    </style:style>
    <style:style style:name="T65" style:family="text">
      <style:text-properties fo:font-style="normal" fo:font-weight="bold" officeooo:rsid="0085c3f7" style:font-style-asian="normal" style:font-weight-asian="bold" style:font-style-complex="normal" style:font-weight-complex="bold"/>
    </style:style>
    <style:style style:name="T66" style:family="text">
      <style:text-properties fo:color="#0066b3"/>
    </style:style>
    <style:style style:name="T67" style:family="text">
      <style:text-properties fo:color="#0066b3" officeooo:rsid="002e0b32"/>
    </style:style>
    <style:style style:name="T68" style:family="text">
      <style:text-properties fo:color="#0066b3" fo:font-style="italic" fo:font-weight="bold" officeooo:rsid="002e0b32" style:font-style-asian="italic" style:font-weight-asian="bold" style:font-style-complex="italic" style:font-weight-complex="bold"/>
    </style:style>
    <style:style style:name="T69"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70"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71"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72"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73"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74"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75"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76"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77"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78"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79"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80" style:family="text">
      <style:text-properties fo:color="#0066b3" fo:language="fr" fo:country="FR" fo:font-weight="bold" officeooo:rsid="02b408d5" style:font-weight-asian="bold" style:font-weight-complex="bold"/>
    </style:style>
    <style:style style:name="T81" style:family="text">
      <style:text-properties fo:color="#0066b3" fo:language="fr" fo:country="FR" fo:font-weight="bold" officeooo:rsid="03e2c1e6" style:font-weight-asian="bold" style:font-weight-complex="bold"/>
    </style:style>
    <style:style style:name="T82" style:family="text">
      <style:text-properties fo:color="#0066b3" fo:language="fr" fo:country="FR" officeooo:rsid="02b408d5"/>
    </style:style>
    <style:style style:name="T83" style:family="text">
      <style:text-properties fo:color="#0066b3" fo:language="fr" fo:country="FR"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84" style:family="text">
      <style:text-properties fo:color="#0066b3" fo:language="fr" fo:country="FR" fo:font-style="italic" style:text-underline-style="solid" style:text-underline-width="auto" style:text-underline-color="font-color" fo:font-weight="bold" officeooo:rsid="01a06d19" style:font-style-asian="italic" style:font-weight-asian="bold" style:font-style-complex="italic" style:font-weight-complex="bold"/>
    </style:style>
    <style:style style:name="T85" style:family="text">
      <style:text-properties fo:color="#0066b3" fo:language="fr" fo:country="FR" fo:font-style="italic" style:text-underline-style="solid" style:text-underline-width="auto" style:text-underline-color="font-color" fo:font-weight="bold" officeooo:rsid="025b0d23" style:font-style-asian="italic" style:font-weight-asian="bold" style:font-style-complex="italic" style:font-weight-complex="bold"/>
    </style:style>
    <style:style style:name="T86" style:family="text">
      <style:text-properties fo:color="#0066b3" fo:language="fr" fo:country="FR" fo:font-style="italic" style:text-underline-style="solid" style:text-underline-width="auto" style:text-underline-color="font-color" fo:font-weight="bold" officeooo:rsid="001dead1" style:font-style-asian="italic" style:font-weight-asian="bold" style:font-style-complex="italic" style:font-weight-complex="bold"/>
    </style:style>
    <style:style style:name="T87" style:family="text">
      <style:text-properties fo:color="#0066b3" fo:language="fr" fo:country="FR" fo:font-style="italic" style:text-underline-style="solid" style:text-underline-width="auto" style:text-underline-color="font-color" fo:font-weight="bold" officeooo:rsid="001efffd" style:font-style-asian="italic" style:font-weight-asian="bold" style:font-style-complex="italic" style:font-weight-complex="bold"/>
    </style:style>
    <style:style style:name="T88" style:family="text">
      <style:text-properties fo:color="#0066b3" fo:font-weight="bold" style:font-weight-asian="bold" style:font-weight-complex="bold"/>
    </style:style>
    <style:style style:name="T89" style:family="text">
      <style:text-properties fo:color="#0066b3" fo:font-weight="bold" officeooo:rsid="02b408d5" style:font-weight-asian="bold" style:font-weight-complex="bold"/>
    </style:style>
    <style:style style:name="T90" style:family="text">
      <style:text-properties fo:color="#0066b3" fo:font-weight="bold" officeooo:rsid="002e0b32" style:font-weight-asian="bold" style:font-weight-complex="bold"/>
    </style:style>
    <style:style style:name="T91" style:family="text">
      <style:text-properties fo:color="#0066b3" officeooo:rsid="02b408d5"/>
    </style:style>
    <style:style style:name="T92" style:family="text">
      <style:text-properties fo:color="#0066b3" officeooo:rsid="05995d2d"/>
    </style:style>
    <style:style style:name="T93"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94"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95"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96"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97" style:family="text">
      <style:text-properties fo:color="#00a65d" fo:font-size="10pt" fo:font-weight="bold" style:font-size-asian="10pt" style:font-weight-asian="bold" style:font-size-complex="10pt" style:font-weight-complex="bold"/>
    </style:style>
    <style:style style:name="T98" style:family="text">
      <style:text-properties fo:color="#00a65d" fo:font-size="10pt" fo:font-weight="bold" officeooo:rsid="022dd005" style:font-size-asian="10pt" style:font-weight-asian="bold" style:font-size-complex="10pt" style:font-weight-complex="bold"/>
    </style:style>
    <style:style style:name="T99" style:family="text">
      <style:text-properties fo:color="#00a65d" fo:font-size="10pt" fo:font-weight="bold" officeooo:rsid="01fd7d11" style:font-size-asian="10pt" style:font-weight-asian="bold" style:font-size-complex="10pt" style:font-weight-complex="bold"/>
    </style:style>
    <style:style style:name="T100" style:family="text">
      <style:text-properties officeooo:rsid="041074fc"/>
    </style:style>
    <style:style style:name="T101" style:family="text">
      <style:text-properties officeooo:rsid="0427cfc9"/>
    </style:style>
    <style:style style:name="T102" style:family="text">
      <style:text-properties officeooo:rsid="04329aec"/>
    </style:style>
    <style:style style:name="T103" style:family="text">
      <style:text-properties officeooo:rsid="044212b9"/>
    </style:style>
    <style:style style:name="T104" style:family="text">
      <style:text-properties officeooo:rsid="0441171f"/>
    </style:style>
    <style:style style:name="T105" style:family="text">
      <style:text-properties fo:color="#000000" officeooo:rsid="02b408d5"/>
    </style:style>
    <style:style style:name="T106"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107"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108"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109" style:family="text">
      <style:text-properties fo:color="#000000" officeooo:rsid="00c319e0"/>
    </style:style>
    <style:style style:name="T110" style:family="text">
      <style:text-properties fo:color="#000000" officeooo:rsid="0580604c"/>
    </style:style>
    <style:style style:name="T111" style:family="text">
      <style:text-properties fo:color="#000000" officeooo:rsid="059aad43"/>
    </style:style>
    <style:style style:name="T112" style:family="text">
      <style:text-properties officeooo:rsid="05558924"/>
    </style:style>
    <style:style style:name="T113" style:family="text">
      <style:text-properties officeooo:rsid="02bc2c5e"/>
    </style:style>
    <style:style style:name="T114" style:family="text">
      <style:text-properties officeooo:rsid="0449f6e8"/>
    </style:style>
    <style:style style:name="T115" style:family="text">
      <style:text-properties officeooo:rsid="052e4f91"/>
    </style:style>
    <style:style style:name="T116" style:family="text">
      <style:text-properties officeooo:rsid="050e087d"/>
    </style:style>
    <style:style style:name="T117" style:family="text">
      <style:text-properties officeooo:rsid="0511262b"/>
    </style:style>
    <style:style style:name="T118" style:family="text">
      <style:text-properties officeooo:rsid="05257049"/>
    </style:style>
    <style:style style:name="T119" style:family="text">
      <style:text-properties fo:font-weight="normal" style:font-weight-asian="normal" style:font-weight-complex="normal"/>
    </style:style>
    <style:style style:name="T120" style:family="text">
      <style:text-properties fo:font-weight="normal" officeooo:rsid="05118d58" style:font-weight-asian="normal" style:font-weight-complex="normal"/>
    </style:style>
    <style:style style:name="T121" style:family="text">
      <style:text-properties fo:font-weight="normal" officeooo:rsid="044c1a65" style:font-weight-asian="normal" style:font-weight-complex="normal"/>
    </style:style>
    <style:style style:name="T122" style:family="text">
      <style:text-properties fo:font-weight="normal" officeooo:rsid="02df80b6" style:font-weight-asian="normal" style:font-weight-complex="normal"/>
    </style:style>
    <style:style style:name="T123" style:family="text">
      <style:text-properties fo:font-weight="normal" officeooo:rsid="02e0f3f5" style:font-weight-asian="normal" style:font-weight-complex="normal"/>
    </style:style>
    <style:style style:name="T124" style:family="text">
      <style:text-properties fo:font-weight="normal" officeooo:rsid="02e2a66d" style:font-weight-asian="normal" style:font-weight-complex="normal"/>
    </style:style>
    <style:style style:name="T125" style:family="text">
      <style:text-properties fo:font-weight="normal" officeooo:rsid="02b408d5" style:font-weight-asian="normal" style:font-weight-complex="normal"/>
    </style:style>
    <style:style style:name="T126" style:family="text">
      <style:text-properties fo:font-weight="normal" officeooo:rsid="02fee0f5" style:font-weight-asian="normal" style:font-weight-complex="normal"/>
    </style:style>
    <style:style style:name="T127" style:family="text">
      <style:text-properties fo:font-weight="normal" officeooo:rsid="030097c8" style:font-weight-asian="normal" style:font-weight-complex="normal"/>
    </style:style>
    <style:style style:name="T128" style:family="text">
      <style:text-properties fo:font-weight="normal" officeooo:rsid="03051eba" style:font-weight-asian="normal" style:font-weight-complex="normal"/>
    </style:style>
    <style:style style:name="T129" style:family="text">
      <style:text-properties fo:font-weight="normal" officeooo:rsid="03275c10" style:font-weight-asian="normal" style:font-weight-complex="normal"/>
    </style:style>
    <style:style style:name="T130" style:family="text">
      <style:text-properties fo:font-weight="normal" officeooo:rsid="047c15dc" style:font-weight-asian="normal" style:font-weight-complex="normal"/>
    </style:style>
    <style:style style:name="T131" style:family="text">
      <style:text-properties fo:font-weight="normal" officeooo:rsid="047e2899" style:font-weight-asian="normal" style:font-weight-complex="normal"/>
    </style:style>
    <style:style style:name="T132" style:family="text">
      <style:text-properties fo:font-weight="normal" officeooo:rsid="047f0199" style:font-weight-asian="normal" style:font-weight-complex="normal"/>
    </style:style>
    <style:style style:name="T133" style:family="text">
      <style:text-properties fo:font-weight="normal" officeooo:rsid="02cb523e" style:font-weight-asian="normal" style:font-weight-complex="normal"/>
    </style:style>
    <style:style style:name="T134" style:family="text">
      <style:text-properties fo:font-weight="normal" officeooo:rsid="04942e31" style:font-weight-asian="normal" style:font-weight-complex="normal"/>
    </style:style>
    <style:style style:name="T135" style:family="text">
      <style:text-properties fo:font-weight="normal" officeooo:rsid="049c1001" style:font-weight-asian="normal" style:font-weight-complex="normal"/>
    </style:style>
    <style:style style:name="T136" style:family="text">
      <style:text-properties fo:font-weight="normal" officeooo:rsid="049d57e2" style:font-weight-asian="normal" style:font-weight-complex="normal"/>
    </style:style>
    <style:style style:name="T137" style:family="text">
      <style:text-properties fo:font-weight="normal" officeooo:rsid="049edaf8" style:font-weight-asian="normal" style:font-weight-complex="normal"/>
    </style:style>
    <style:style style:name="T138" style:family="text">
      <style:text-properties fo:font-weight="normal" officeooo:rsid="00c319e0" style:font-weight-asian="normal" style:font-weight-complex="normal"/>
    </style:style>
    <style:style style:name="T139" style:family="text">
      <style:text-properties fo:font-weight="normal" officeooo:rsid="060a7a52" style:font-weight-asian="normal" style:font-weight-complex="normal"/>
    </style:style>
    <style:style style:name="T140" style:family="text">
      <style:text-properties fo:font-weight="normal" officeooo:rsid="060ac849" style:font-weight-asian="normal" style:font-weight-complex="normal"/>
    </style:style>
    <style:style style:name="T141" style:family="text">
      <style:text-properties fo:font-weight="normal" officeooo:rsid="060b2613" style:font-weight-asian="normal" style:font-weight-complex="normal"/>
    </style:style>
    <style:style style:name="T142" style:family="text">
      <style:text-properties fo:font-weight="normal" officeooo:rsid="060f723a" style:font-weight-asian="normal" style:font-weight-complex="normal"/>
    </style:style>
    <style:style style:name="T143" style:family="text">
      <style:text-properties fo:font-weight="normal" officeooo:rsid="060fc8c7" style:font-weight-asian="normal" style:font-weight-complex="normal"/>
    </style:style>
    <style:style style:name="T144" style:family="text">
      <style:text-properties fo:font-weight="normal" officeooo:rsid="06124a29" style:font-weight-asian="normal" style:font-weight-complex="normal"/>
    </style:style>
    <style:style style:name="T145" style:family="text">
      <style:text-properties fo:font-weight="normal" officeooo:rsid="06128d5a" style:font-weight-asian="normal" style:font-weight-complex="normal"/>
    </style:style>
    <style:style style:name="T146" style:family="text">
      <style:text-properties fo:font-weight="normal" officeooo:rsid="06143046" style:font-weight-asian="normal" style:font-weight-complex="normal"/>
    </style:style>
    <style:style style:name="T147" style:family="text">
      <style:text-properties fo:font-weight="normal" officeooo:rsid="06151807" style:font-weight-asian="normal" style:font-weight-complex="normal"/>
    </style:style>
    <style:style style:name="T148" style:family="text">
      <style:text-properties fo:font-weight="normal" officeooo:rsid="0616c1d2" style:font-weight-asian="normal" style:font-weight-complex="normal"/>
    </style:style>
    <style:style style:name="T149" style:family="text">
      <style:text-properties fo:font-weight="normal" officeooo:rsid="0618f6d5" style:font-weight-asian="normal" style:font-weight-complex="normal"/>
    </style:style>
    <style:style style:name="T150" style:family="text">
      <style:text-properties fo:font-weight="normal" officeooo:rsid="06193456" style:font-weight-asian="normal" style:font-weight-complex="normal"/>
    </style:style>
    <style:style style:name="T151" style:family="text">
      <style:text-properties officeooo:rsid="04518398"/>
    </style:style>
    <style:style style:name="T152" style:family="text">
      <style:text-properties officeooo:rsid="0507dab8"/>
    </style:style>
    <style:style style:name="T153" style:family="text">
      <style:text-properties fo:language="fr" fo:country="FR"/>
    </style:style>
    <style:style style:name="T154" style:family="text">
      <style:text-properties fo:language="fr" fo:country="FR" officeooo:rsid="0091f82c"/>
    </style:style>
    <style:style style:name="T155" style:family="text">
      <style:text-properties fo:language="fr" fo:country="FR" officeooo:rsid="010a7f52"/>
    </style:style>
    <style:style style:name="T156" style:family="text">
      <style:text-properties fo:language="fr" fo:country="FR" officeooo:rsid="011656ed"/>
    </style:style>
    <style:style style:name="T157" style:family="text">
      <style:text-properties fo:language="fr" fo:country="FR" officeooo:rsid="0114ecae"/>
    </style:style>
    <style:style style:name="T158" style:family="text">
      <style:text-properties fo:language="fr" fo:country="FR" officeooo:rsid="010f7a6e"/>
    </style:style>
    <style:style style:name="T159" style:family="text">
      <style:text-properties fo:language="fr" fo:country="FR" officeooo:rsid="0116ea5a"/>
    </style:style>
    <style:style style:name="T160" style:family="text">
      <style:text-properties fo:language="fr" fo:country="FR" officeooo:rsid="0117d581"/>
    </style:style>
    <style:style style:name="T161" style:family="text">
      <style:text-properties fo:language="fr" fo:country="FR" officeooo:rsid="0119c2bc"/>
    </style:style>
    <style:style style:name="T162" style:family="text">
      <style:text-properties fo:language="fr" fo:country="FR" officeooo:rsid="011b854f"/>
    </style:style>
    <style:style style:name="T163" style:family="text">
      <style:text-properties fo:language="fr" fo:country="FR" officeooo:rsid="011c7f9d"/>
    </style:style>
    <style:style style:name="T164" style:family="text">
      <style:text-properties fo:language="fr" fo:country="FR" officeooo:rsid="011dcc35"/>
    </style:style>
    <style:style style:name="T165" style:family="text">
      <style:text-properties fo:language="fr" fo:country="FR" officeooo:rsid="012a1b72"/>
    </style:style>
    <style:style style:name="T166" style:family="text">
      <style:text-properties fo:language="fr" fo:country="FR" officeooo:rsid="012b8041"/>
    </style:style>
    <style:style style:name="T167" style:family="text">
      <style:text-properties fo:language="fr" fo:country="FR" officeooo:rsid="012bc974"/>
    </style:style>
    <style:style style:name="T168" style:family="text">
      <style:text-properties fo:language="fr" fo:country="FR" officeooo:rsid="011f08d9"/>
    </style:style>
    <style:style style:name="T169" style:family="text">
      <style:text-properties fo:language="fr" fo:country="FR" officeooo:rsid="015683be"/>
    </style:style>
    <style:style style:name="T170" style:family="text">
      <style:text-properties fo:language="fr" fo:country="FR" officeooo:rsid="015864e2"/>
    </style:style>
    <style:style style:name="T171" style:family="text">
      <style:text-properties fo:language="fr" fo:country="FR" officeooo:rsid="01588787"/>
    </style:style>
    <style:style style:name="T172" style:family="text">
      <style:text-properties fo:language="fr" fo:country="FR" officeooo:rsid="015889fa"/>
    </style:style>
    <style:style style:name="T173" style:family="text">
      <style:text-properties fo:language="fr" fo:country="FR" officeooo:rsid="0158b754"/>
    </style:style>
    <style:style style:name="T174" style:family="text">
      <style:text-properties fo:language="fr" fo:country="FR" officeooo:rsid="0508e264"/>
    </style:style>
    <style:style style:name="T175" style:family="text">
      <style:text-properties fo:language="fr" fo:country="FR" officeooo:rsid="017a71cb"/>
    </style:style>
    <style:style style:name="T176" style:family="text">
      <style:text-properties fo:language="fr" fo:country="FR" officeooo:rsid="017ee591"/>
    </style:style>
    <style:style style:name="T177" style:family="text">
      <style:text-properties fo:language="fr" fo:country="FR" officeooo:rsid="017f9151"/>
    </style:style>
    <style:style style:name="T178" style:family="text">
      <style:text-properties fo:language="fr" fo:country="FR" officeooo:rsid="0180df8e"/>
    </style:style>
    <style:style style:name="T179" style:family="text">
      <style:text-properties fo:language="fr" fo:country="FR" officeooo:rsid="016992a8"/>
    </style:style>
    <style:style style:name="T180" style:family="text">
      <style:text-properties fo:language="fr" fo:country="FR" officeooo:rsid="016b5bed"/>
    </style:style>
    <style:style style:name="T181" style:family="text">
      <style:text-properties fo:language="fr" fo:country="FR" officeooo:rsid="016cd64e"/>
    </style:style>
    <style:style style:name="T182" style:family="text">
      <style:text-properties fo:language="fr" fo:country="FR" officeooo:rsid="016ebe1f"/>
    </style:style>
    <style:style style:name="T183" style:family="text">
      <style:text-properties fo:language="fr" fo:country="FR" officeooo:rsid="016fe0e7"/>
    </style:style>
    <style:style style:name="T184" style:family="text">
      <style:text-properties fo:language="fr" fo:country="FR" officeooo:rsid="0171cd2c"/>
    </style:style>
    <style:style style:name="T185" style:family="text">
      <style:text-properties fo:language="fr" fo:country="FR" officeooo:rsid="02abcb13"/>
    </style:style>
    <style:style style:name="T186" style:family="text">
      <style:text-properties fo:language="fr" fo:country="FR" officeooo:rsid="02f94f18"/>
    </style:style>
    <style:style style:name="T187" style:family="text">
      <style:text-properties fo:language="fr" fo:country="FR" officeooo:rsid="02fa588d"/>
    </style:style>
    <style:style style:name="T188" style:family="text">
      <style:text-properties fo:language="fr" fo:country="FR" officeooo:rsid="02fb265f"/>
    </style:style>
    <style:style style:name="T189" style:family="text">
      <style:text-properties fo:language="fr" fo:country="FR" fo:font-weight="normal" officeooo:rsid="0085c3f7" style:font-weight-asian="normal" style:font-weight-complex="normal"/>
    </style:style>
    <style:style style:name="T190" style:family="text">
      <style:text-properties fo:language="fr" fo:country="FR" fo:font-weight="normal" officeooo:rsid="0025d9f0" style:font-weight-asian="normal" style:font-weight-complex="normal"/>
    </style:style>
    <style:style style:name="T191" style:family="text">
      <style:text-properties fo:language="fr" fo:country="FR" fo:font-weight="normal" officeooo:rsid="03f67db3" style:font-weight-asian="normal" style:font-weight-complex="normal"/>
    </style:style>
    <style:style style:name="T192" style:family="text">
      <style:text-properties fo:language="fr" fo:country="FR" fo:font-weight="normal" officeooo:rsid="04562ba0" style:font-weight-asian="normal" style:font-weight-complex="normal"/>
    </style:style>
    <style:style style:name="T193" style:family="text">
      <style:text-properties fo:language="fr" fo:country="FR" fo:font-style="normal" fo:font-weight="bold" style:font-style-asian="normal" style:font-weight-asian="bold" style:font-style-complex="normal" style:font-weight-complex="bold"/>
    </style:style>
    <style:style style:name="T194" style:family="text">
      <style:text-properties fo:language="fr" fo:country="FR" fo:font-style="normal" fo:font-weight="bold" officeooo:rsid="0085c3f7" style:font-style-asian="normal" style:font-weight-asian="bold" style:font-style-complex="normal" style:font-weight-complex="bold"/>
    </style:style>
    <style:style style:name="T195" style:family="text">
      <style:text-properties fo:language="fr" fo:country="FR" fo:font-style="normal" fo:font-weight="bold" officeooo:rsid="03ccf6b8" style:font-style-asian="normal" style:font-weight-asian="bold" style:font-style-complex="normal" style:font-weight-complex="bold"/>
    </style:style>
    <style:style style:name="T196" style:family="text">
      <style:text-properties fo:language="fr" fo:country="FR" fo:font-style="normal" officeooo:rsid="03ccf6b8" style:font-style-asian="normal" style:font-style-complex="normal"/>
    </style:style>
    <style:style style:name="T197" style:family="text">
      <style:text-properties fo:language="fr" fo:country="FR" officeooo:rsid="022dd005"/>
    </style:style>
    <style:style style:name="T198" style:family="text">
      <style:text-properties fo:language="fr" fo:country="FR" officeooo:rsid="038f9f9a"/>
    </style:style>
    <style:style style:name="T199" style:family="text">
      <style:text-properties fo:language="fr" fo:country="FR" officeooo:rsid="039029e9"/>
    </style:style>
    <style:style style:name="T200" style:family="text">
      <style:text-properties fo:language="fr" fo:country="FR" officeooo:rsid="0391e975"/>
    </style:style>
    <style:style style:name="T201" style:family="text">
      <style:text-properties fo:language="fr" fo:country="FR" officeooo:rsid="039673db"/>
    </style:style>
    <style:style style:name="T202" style:family="text">
      <style:text-properties fo:language="fr" fo:country="FR" officeooo:rsid="0398558c"/>
    </style:style>
    <style:style style:name="T203" style:family="text">
      <style:text-properties fo:language="fr" fo:country="FR" officeooo:rsid="039a91e9"/>
    </style:style>
    <style:style style:name="T204" style:family="text">
      <style:text-properties fo:language="fr" fo:country="FR" officeooo:rsid="039b9846"/>
    </style:style>
    <style:style style:name="T205" style:family="text">
      <style:text-properties fo:language="fr" fo:country="FR" officeooo:rsid="039c4a91"/>
    </style:style>
    <style:style style:name="T206" style:family="text">
      <style:text-properties fo:language="fr" fo:country="FR" officeooo:rsid="03a919dd"/>
    </style:style>
    <style:style style:name="T207" style:family="text">
      <style:text-properties fo:language="fr" fo:country="FR" officeooo:rsid="03a94ac7"/>
    </style:style>
    <style:style style:name="T208" style:family="text">
      <style:text-properties fo:language="fr" fo:country="FR" officeooo:rsid="03ab42e6"/>
    </style:style>
    <style:style style:name="T209" style:family="text">
      <style:text-properties fo:language="fr" fo:country="FR" officeooo:rsid="03b03fe3"/>
    </style:style>
    <style:style style:name="T210" style:family="text">
      <style:text-properties fo:language="fr" fo:country="FR" officeooo:rsid="03b2ac81"/>
    </style:style>
    <style:style style:name="T211" style:family="text">
      <style:text-properties fo:language="fr" fo:country="FR" officeooo:rsid="03dbf324"/>
    </style:style>
    <style:style style:name="T212" style:family="text">
      <style:text-properties fo:language="fr" fo:country="FR" officeooo:rsid="03df3f7e"/>
    </style:style>
    <style:style style:name="T213" style:family="text">
      <style:text-properties fo:language="fr" fo:country="FR" officeooo:rsid="03e1a23b"/>
    </style:style>
    <style:style style:name="T214" style:family="text">
      <style:text-properties fo:language="fr" fo:country="FR" fo:font-weight="bold" style:font-weight-asian="bold" style:font-weight-complex="bold"/>
    </style:style>
    <style:style style:name="T215" style:family="text">
      <style:text-properties fo:language="fr" fo:country="FR" fo:font-weight="bold" officeooo:rsid="028ffc12" style:font-weight-asian="bold" style:font-weight-complex="bold"/>
    </style:style>
    <style:style style:name="T216" style:family="text">
      <style:text-properties fo:language="fr" fo:country="FR" fo:font-weight="bold" officeooo:rsid="02925690" style:font-weight-asian="bold" style:font-weight-complex="bold"/>
    </style:style>
    <style:style style:name="T217" style:family="text">
      <style:text-properties fo:language="fr" fo:country="FR" fo:font-weight="bold" officeooo:rsid="029e2249" style:font-weight-asian="bold" style:font-weight-complex="bold"/>
    </style:style>
    <style:style style:name="T218" style:family="text">
      <style:text-properties fo:language="fr" fo:country="FR" officeooo:rsid="022db4b1"/>
    </style:style>
    <style:style style:name="T219" style:family="text">
      <style:text-properties fo:language="fr" fo:country="FR" officeooo:rsid="028815d1"/>
    </style:style>
    <style:style style:name="T220" style:family="text">
      <style:text-properties fo:language="fr" fo:country="FR" officeooo:rsid="028ffc12"/>
    </style:style>
    <style:style style:name="T221" style:family="text">
      <style:text-properties fo:language="fr" fo:country="FR" officeooo:rsid="02c15261"/>
    </style:style>
    <style:style style:name="T222" style:family="text">
      <style:text-properties fo:language="fr" fo:country="FR" officeooo:rsid="02925690"/>
    </style:style>
    <style:style style:name="T223" style:family="text">
      <style:text-properties fo:language="fr" fo:country="FR" officeooo:rsid="0293f316"/>
    </style:style>
    <style:style style:name="T224" style:family="text">
      <style:text-properties fo:language="fr" fo:country="FR" officeooo:rsid="02978d1d"/>
    </style:style>
    <style:style style:name="T225" style:family="text">
      <style:text-properties fo:language="fr" fo:country="FR" officeooo:rsid="02a15beb"/>
    </style:style>
    <style:style style:name="T226" style:family="text">
      <style:text-properties fo:language="fr" fo:country="FR" officeooo:rsid="02989a7d"/>
    </style:style>
    <style:style style:name="T227" style:family="text">
      <style:text-properties fo:language="fr" fo:country="FR" officeooo:rsid="029a2abd"/>
    </style:style>
    <style:style style:name="T228" style:family="text">
      <style:text-properties fo:language="fr" fo:country="FR" officeooo:rsid="029c61e7"/>
    </style:style>
    <style:style style:name="T229" style:family="text">
      <style:text-properties fo:language="fr" fo:country="FR" officeooo:rsid="029e2249"/>
    </style:style>
    <style:style style:name="T230" style:family="text">
      <style:text-properties fo:language="fr" fo:country="FR" officeooo:rsid="029f5e35"/>
    </style:style>
    <style:style style:name="T231" style:family="text">
      <style:text-properties fo:language="fr" fo:country="FR" officeooo:rsid="029f68f8"/>
    </style:style>
    <style:style style:name="T232" style:family="text">
      <style:text-properties fo:language="fr" fo:country="FR" officeooo:rsid="02a2f48d"/>
    </style:style>
    <style:style style:name="T233" style:family="text">
      <style:text-properties fo:language="fr" fo:country="FR" officeooo:rsid="02a38355"/>
    </style:style>
    <style:style style:name="T234" style:family="text">
      <style:text-properties fo:language="fr" fo:country="FR" officeooo:rsid="02a3f91b"/>
    </style:style>
    <style:style style:name="T235" style:family="text">
      <style:text-properties fo:language="fr" fo:country="FR" officeooo:rsid="02a41ad0"/>
    </style:style>
    <style:style style:name="T236" style:family="text">
      <style:text-properties fo:language="fr" fo:country="FR" officeooo:rsid="02a5f90a"/>
    </style:style>
    <style:style style:name="T237" style:family="text">
      <style:text-properties fo:language="fr" fo:country="FR" officeooo:rsid="02a7657f"/>
    </style:style>
    <style:style style:name="T238" style:family="text">
      <style:text-properties fo:language="fr" fo:country="FR" officeooo:rsid="03ccf6b8"/>
    </style:style>
    <style:style style:name="T239" style:family="text">
      <style:text-properties fo:language="fr" fo:country="FR" officeooo:rsid="04ce3f68"/>
    </style:style>
    <style:style style:name="T240" style:family="text">
      <style:text-properties fo:language="fr" fo:country="FR" officeooo:rsid="04d17999"/>
    </style:style>
    <style:style style:name="T241" style:family="text">
      <style:text-properties fo:language="fr" fo:country="FR" officeooo:rsid="050ed9f5"/>
    </style:style>
    <style:style style:name="T242" style:family="text">
      <style:text-properties fo:language="fr" fo:country="FR" fo:font-style="italic" fo:font-weight="bold" style:font-style-asian="italic" style:font-weight-asian="bold" style:font-style-complex="italic" style:font-weight-complex="bold"/>
    </style:style>
    <style:style style:name="T243" style:family="text">
      <style:text-properties fo:language="fr" fo:country="FR" fo:font-style="italic" fo:font-weight="bold" officeooo:rsid="016992a8" style:font-style-asian="italic" style:font-weight-asian="bold" style:font-style-complex="italic" style:font-weight-complex="bold"/>
    </style:style>
    <style:style style:name="T244" style:family="text">
      <style:text-properties fo:language="fr" fo:country="FR" officeooo:rsid="0028e724"/>
    </style:style>
    <style:style style:name="T245" style:family="text">
      <style:text-properties fo:language="fr" fo:country="FR" officeooo:rsid="002ba3e8"/>
    </style:style>
    <style:style style:name="T246" style:family="text">
      <style:text-properties fo:language="fr" fo:country="FR" officeooo:rsid="05d09af7"/>
    </style:style>
    <style:style style:name="T247" style:family="text">
      <style:text-properties fo:language="fr" fo:country="FR" officeooo:rsid="05d156a1"/>
    </style:style>
    <style:style style:name="T248" style:family="text">
      <style:text-properties fo:language="fr" fo:country="FR" officeooo:rsid="05ef4eff"/>
    </style:style>
    <style:style style:name="T249" style:family="text">
      <style:text-properties officeooo:rsid="0094a597"/>
    </style:style>
    <style:style style:name="T250" style:family="text">
      <style:text-properties officeooo:rsid="007f78a2"/>
    </style:style>
    <style:style style:name="T251" style:family="text">
      <style:text-properties officeooo:rsid="0095ff0f"/>
    </style:style>
    <style:style style:name="T252" style:family="text">
      <style:text-properties officeooo:rsid="00977fe5"/>
    </style:style>
    <style:style style:name="T253" style:family="text">
      <style:text-properties officeooo:rsid="0099a7cd"/>
    </style:style>
    <style:style style:name="T254" style:family="text">
      <style:text-properties officeooo:rsid="00a7d2af"/>
    </style:style>
    <style:style style:name="T255" style:family="text">
      <style:text-properties officeooo:rsid="00ab3b99"/>
    </style:style>
    <style:style style:name="T256" style:family="text">
      <style:text-properties fo:color="#ed1c24" fo:language="fr" fo:country="FR" officeooo:rsid="01035458"/>
    </style:style>
    <style:style style:name="T257" style:family="text">
      <style:text-properties fo:color="#ed1c24" fo:language="fr" fo:country="FR" officeooo:rsid="050d1cbd"/>
    </style:style>
    <style:style style:name="T258" style:family="text">
      <style:text-properties fo:color="#ed1c24" fo:language="fr" fo:country="FR" officeooo:rsid="02b408d5"/>
    </style:style>
    <style:style style:name="T259" style:family="text">
      <style:text-properties officeooo:rsid="014e6e88"/>
    </style:style>
    <style:style style:name="T260" style:family="text">
      <style:text-properties officeooo:rsid="00c319e0"/>
    </style:style>
    <style:style style:name="T261" style:family="text">
      <style:text-properties officeooo:rsid="0309e3d2"/>
    </style:style>
    <style:style style:name="T262" style:family="text">
      <style:text-properties officeooo:rsid="015cb4f7"/>
    </style:style>
    <style:style style:name="T263" style:family="text">
      <style:text-properties officeooo:rsid="0186251f"/>
    </style:style>
    <style:style style:name="T264" style:family="text">
      <style:text-properties officeooo:rsid="01f89f63"/>
    </style:style>
    <style:style style:name="T265" style:family="text">
      <style:text-properties style:text-underline-style="none"/>
    </style:style>
    <style:style style:name="T266" style:family="text">
      <style:text-properties style:text-underline-style="none" officeooo:rsid="01f8d294"/>
    </style:style>
    <style:style style:name="T267" style:family="text">
      <style:text-properties style:text-underline-style="none" officeooo:rsid="022dd005"/>
    </style:style>
    <style:style style:name="T268" style:family="text">
      <style:text-properties style:text-underline-style="none" officeooo:rsid="045bc959"/>
    </style:style>
    <style:style style:name="T269" style:family="text">
      <style:text-properties style:text-underline-style="none" officeooo:rsid="045d500c"/>
    </style:style>
    <style:style style:name="T270" style:family="text">
      <style:text-properties style:text-underline-style="none" officeooo:rsid="045d6718"/>
    </style:style>
    <style:style style:name="T271" style:family="text">
      <style:text-properties style:text-underline-style="none" officeooo:rsid="045f1d25"/>
    </style:style>
    <style:style style:name="T272" style:family="text">
      <style:text-properties style:text-underline-style="none" fo:font-weight="normal" style:font-weight-asian="normal" style:font-weight-complex="normal"/>
    </style:style>
    <style:style style:name="T273" style:family="text">
      <style:text-properties style:text-underline-style="none" fo:font-weight="normal" officeooo:rsid="04639d82" style:font-weight-asian="normal" style:font-weight-complex="normal"/>
    </style:style>
    <style:style style:name="T274" style:family="text">
      <style:text-properties style:text-underline-style="none" fo:font-weight="normal" officeooo:rsid="0464751b" style:font-weight-asian="normal" style:font-weight-complex="normal"/>
    </style:style>
    <style:style style:name="T275" style:family="text">
      <style:text-properties style:text-underline-style="none" fo:font-weight="normal" officeooo:rsid="046776e6" style:font-weight-asian="normal" style:font-weight-complex="normal"/>
    </style:style>
    <style:style style:name="T276" style:family="text">
      <style:text-properties style:text-underline-style="none" fo:font-weight="normal" officeooo:rsid="05d5363c" style:font-weight-asian="normal" style:font-weight-complex="normal"/>
    </style:style>
    <style:style style:name="T277" style:family="text">
      <style:text-properties style:text-underline-style="none" fo:font-weight="normal" officeooo:rsid="05d6e7cc" style:font-weight-asian="normal" style:font-weight-complex="normal"/>
    </style:style>
    <style:style style:name="T278" style:family="text">
      <style:text-properties style:text-underline-style="none" fo:font-weight="normal" officeooo:rsid="05d81fc5" style:font-weight-asian="normal" style:font-weight-complex="normal"/>
    </style:style>
    <style:style style:name="T279" style:family="text">
      <style:text-properties style:text-underline-style="none" fo:font-weight="normal" officeooo:rsid="05d873a9" style:font-weight-asian="normal" style:font-weight-complex="normal"/>
    </style:style>
    <style:style style:name="T280" style:family="text">
      <style:text-properties style:text-underline-style="none" fo:font-weight="normal" officeooo:rsid="05da2a42" style:font-weight-asian="normal" style:font-weight-complex="normal"/>
    </style:style>
    <style:style style:name="T281" style:family="text">
      <style:text-properties style:text-underline-style="none" fo:font-weight="normal" officeooo:rsid="05dad31d" style:font-weight-asian="normal" style:font-weight-complex="normal"/>
    </style:style>
    <style:style style:name="T282" style:family="text">
      <style:text-properties style:text-underline-style="none" fo:font-weight="normal" officeooo:rsid="05dcd82d" style:font-weight-asian="normal" style:font-weight-complex="normal"/>
    </style:style>
    <style:style style:name="T283" style:family="text">
      <style:text-properties style:text-underline-style="none" fo:font-weight="normal" officeooo:rsid="05de3975" style:font-weight-asian="normal" style:font-weight-complex="normal"/>
    </style:style>
    <style:style style:name="T284" style:family="text">
      <style:text-properties style:text-underline-style="none" fo:font-weight="normal" officeooo:rsid="05e0fca8" style:font-weight-asian="normal" style:font-weight-complex="normal"/>
    </style:style>
    <style:style style:name="T285" style:family="text">
      <style:text-properties style:text-underline-style="none" fo:font-weight="normal" officeooo:rsid="05e17c73" style:font-weight-asian="normal" style:font-weight-complex="normal"/>
    </style:style>
    <style:style style:name="T286" style:family="text">
      <style:text-properties style:text-underline-style="none" fo:font-weight="normal" officeooo:rsid="05e49233" style:font-weight-asian="normal" style:font-weight-complex="normal"/>
    </style:style>
    <style:style style:name="T287" style:family="text">
      <style:text-properties style:text-underline-style="none" fo:font-weight="normal" officeooo:rsid="05e4ef44" style:font-weight-asian="normal" style:font-weight-complex="normal"/>
    </style:style>
    <style:style style:name="T288" style:family="text">
      <style:text-properties style:text-underline-style="none" fo:font-weight="normal" officeooo:rsid="05e8eb79" style:font-weight-asian="normal" style:font-weight-complex="normal"/>
    </style:style>
    <style:style style:name="T289" style:family="text">
      <style:text-properties style:text-underline-style="none" fo:font-weight="normal" officeooo:rsid="05e9ad52" style:font-weight-asian="normal" style:font-weight-complex="normal"/>
    </style:style>
    <style:style style:name="T290" style:family="text">
      <style:text-properties style:text-underline-style="none" fo:font-weight="normal" officeooo:rsid="05eb6a3e" style:font-weight-asian="normal" style:font-weight-complex="normal"/>
    </style:style>
    <style:style style:name="T291" style:family="text">
      <style:text-properties style:text-underline-style="none" fo:font-weight="normal" officeooo:rsid="05ecb0e0" style:font-weight-asian="normal" style:font-weight-complex="normal"/>
    </style:style>
    <style:style style:name="T292" style:family="text">
      <style:text-properties officeooo:rsid="020c5e36"/>
    </style:style>
    <style:style style:name="T293" style:family="text">
      <style:text-properties officeooo:rsid="020d1b5c"/>
    </style:style>
    <style:style style:name="T294" style:family="text">
      <style:text-properties officeooo:rsid="020ec19d"/>
    </style:style>
    <style:style style:name="T295" style:family="text">
      <style:text-properties officeooo:rsid="020f7dc4"/>
    </style:style>
    <style:style style:name="T296"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97"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98" style:family="text">
      <style:text-properties fo:color="#ce181e" fo:font-style="italic" style:text-underline-style="solid" style:text-underline-width="auto" style:text-underline-color="font-color" fo:font-weight="bold" officeooo:rsid="05456ea3" style:font-style-asian="italic" style:font-weight-asian="bold" style:font-style-complex="italic" style:font-weight-complex="bold"/>
    </style:style>
    <style:style style:name="T299" style:family="text">
      <style:text-properties officeooo:rsid="022dd005"/>
    </style:style>
    <style:style style:name="T300" style:family="text">
      <style:text-properties officeooo:rsid="023c536a"/>
    </style:style>
    <style:style style:name="T301" style:family="text">
      <style:text-properties officeooo:rsid="023cd68a"/>
    </style:style>
    <style:style style:name="T302" style:family="text">
      <style:text-properties officeooo:rsid="023e288e"/>
    </style:style>
    <style:style style:name="T303" style:family="text">
      <style:text-properties officeooo:rsid="0241bf20"/>
    </style:style>
    <style:style style:name="T304" style:family="text">
      <style:text-properties officeooo:rsid="0245d0b3"/>
    </style:style>
    <style:style style:name="T305" style:family="text">
      <style:text-properties officeooo:rsid="025a0e52"/>
    </style:style>
    <style:style style:name="T306" style:family="text">
      <style:text-properties officeooo:rsid="026e7adf"/>
    </style:style>
    <style:style style:name="T307" style:family="text">
      <style:text-properties officeooo:rsid="027b5e5b"/>
    </style:style>
    <style:style style:name="T308"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309" style:family="text">
      <style:text-properties officeooo:rsid="02ae6b6c"/>
    </style:style>
    <style:style style:name="T310" style:family="text">
      <style:text-properties officeooo:rsid="02cb523e"/>
    </style:style>
    <style:style style:name="T311" style:family="text">
      <style:text-properties officeooo:rsid="02de7ea4"/>
    </style:style>
    <style:style style:name="T312" style:family="text">
      <style:text-properties officeooo:rsid="03311843"/>
    </style:style>
    <style:style style:name="T313" style:family="text">
      <style:text-properties officeooo:rsid="037b4cd1"/>
    </style:style>
    <style:style style:name="T314" style:family="text">
      <style:text-properties officeooo:rsid="037d141b"/>
    </style:style>
    <style:style style:name="T315" style:family="text">
      <style:text-properties officeooo:rsid="03c59139"/>
    </style:style>
    <style:style style:name="T316" style:family="text">
      <style:text-properties fo:font-size="11pt" style:font-size-asian="11pt" style:font-size-complex="11pt"/>
    </style:style>
    <style:style style:name="T317" style:family="text">
      <style:text-properties fo:font-size="11pt" officeooo:rsid="0223fd20" style:font-size-asian="11pt" style:font-size-complex="11pt"/>
    </style:style>
    <style:style style:name="T318" style:family="text">
      <style:text-properties fo:font-size="11pt" officeooo:rsid="0225a235" style:font-size-asian="11pt" style:font-size-complex="11pt"/>
    </style:style>
    <style:style style:name="T319" style:family="text">
      <style:text-properties fo:font-size="11pt" style:text-underline-style="none" style:font-size-asian="11pt" style:font-size-complex="11pt"/>
    </style:style>
    <style:style style:name="T320" style:family="text">
      <style:text-properties fo:font-size="11pt" style:text-underline-style="none" officeooo:rsid="0241edd1" style:font-size-asian="11pt" style:font-size-complex="11pt"/>
    </style:style>
    <style:style style:name="T321" style:family="text">
      <style:text-properties fo:font-size="11pt" style:text-underline-style="none" officeooo:rsid="024299f4" style:font-size-asian="11pt" style:font-size-complex="11pt"/>
    </style:style>
    <style:style style:name="T322" style:family="text">
      <style:text-properties style:font-name="Noto Sans" fo:font-size="10pt" style:font-size-asian="10pt" style:font-size-complex="10pt"/>
    </style:style>
    <style:style style:name="T323" style:family="text">
      <style:text-properties style:font-name="Noto Sans" fo:font-size="10pt" fo:language="fr" fo:country="FR" officeooo:rsid="03ea01e7" style:font-size-asian="10pt" style:font-size-complex="10pt"/>
    </style:style>
    <style:style style:name="T324" style:family="text">
      <style:text-properties style:font-name="Noto Sans" fo:font-size="10pt" fo:language="fr" fo:country="FR" officeooo:rsid="03e55625" style:font-size-asian="10pt" style:font-size-complex="10pt"/>
    </style:style>
    <style:style style:name="T325" style:family="text">
      <style:text-properties style:font-name="Noto Sans" fo:font-size="10pt" fo:language="fr" fo:country="FR" officeooo:rsid="03e6842b" style:font-size-asian="10pt" style:font-size-complex="10pt"/>
    </style:style>
    <style:style style:name="T326" style:family="text">
      <style:text-properties style:font-name="Noto Sans" fo:font-size="10pt" fo:language="fr" fo:country="FR" officeooo:rsid="03e7dcba" style:font-size-asian="10pt" style:font-size-complex="10pt"/>
    </style:style>
    <style:style style:name="T327" style:family="text">
      <style:text-properties style:font-name="Noto Sans" fo:font-size="10pt" fo:language="fr" fo:country="FR" officeooo:rsid="03e7ed64" style:font-size-asian="10pt" style:font-size-complex="10pt"/>
    </style:style>
    <style:style style:name="T328" style:family="text">
      <style:text-properties style:font-name="Noto Sans" fo:font-size="10pt" fo:language="fr" fo:country="FR" officeooo:rsid="03e8d756" style:font-size-asian="10pt" style:font-size-complex="10pt"/>
    </style:style>
    <style:style style:name="T329" style:family="text">
      <style:text-properties style:font-name="Noto Sans" fo:font-size="10pt" fo:language="fr" fo:country="FR" officeooo:rsid="03ee91bb" style:font-size-asian="10pt" style:font-size-complex="10pt"/>
    </style:style>
    <style:style style:name="T330" style:family="text">
      <style:text-properties style:font-name="Noto Sans" fo:font-size="10pt" fo:language="fr" fo:country="FR" officeooo:rsid="03ed7340" style:font-size-asian="10pt" style:font-size-complex="10pt"/>
    </style:style>
    <style:style style:name="T331" style:family="text">
      <style:text-properties style:font-name="Noto Sans" fo:font-size="10pt" fo:language="fr" fo:country="FR" officeooo:rsid="03eea5c4" style:font-size-asian="10pt" style:font-size-complex="10pt"/>
    </style:style>
    <style:style style:name="T332" style:family="text">
      <style:text-properties style:font-name="Noto Sans" fo:font-size="10pt" fo:language="fr" fo:country="FR" officeooo:rsid="04cae207" style:font-size-asian="10pt" style:font-size-complex="10pt"/>
    </style:style>
    <style:style style:name="T333" style:family="text">
      <style:text-properties style:font-name="Noto Sans" fo:font-size="10pt" fo:language="fr" fo:country="FR" officeooo:rsid="04cc5767" style:font-size-asian="10pt" style:font-size-complex="10pt"/>
    </style:style>
    <style:style style:name="T334" style:family="text">
      <style:text-properties style:font-name="Noto Sans" fo:font-size="10pt" fo:language="fr" fo:country="FR" officeooo:rsid="0500da3f" style:font-size-asian="10pt" style:font-size-complex="10pt"/>
    </style:style>
    <style:style style:name="T335" style:family="text">
      <style:text-properties style:font-name="Noto Sans" fo:font-size="10pt" fo:language="fr" fo:country="FR" officeooo:rsid="05029f0e" style:font-size-asian="10pt" style:font-size-complex="10pt"/>
    </style:style>
    <style:style style:name="T336" style:family="text">
      <style:text-properties style:font-name="Noto Sans" fo:font-size="10pt" fo:language="fr" fo:country="FR" officeooo:rsid="043f49f9" style:font-size-asian="10pt" style:font-size-complex="10pt"/>
    </style:style>
    <style:style style:name="T337" style:family="text">
      <style:text-properties style:font-name="Noto Sans" fo:font-size="10pt" fo:language="fr" fo:country="FR" officeooo:rsid="03d593a7" style:font-size-asian="10pt" style:font-size-complex="10pt"/>
    </style:style>
    <style:style style:name="T338" style:family="text">
      <style:text-properties style:font-name="Noto Sans" fo:font-size="10pt" fo:language="fr" fo:country="FR" officeooo:rsid="03d6215b" style:font-size-asian="10pt" style:font-size-complex="10pt"/>
    </style:style>
    <style:style style:name="T339" style:family="text">
      <style:text-properties style:font-name="Noto Sans" fo:font-size="10pt" fo:language="fr" fo:country="FR" fo:font-style="italic" fo:font-weight="bold" officeooo:rsid="03ea01e7" style:font-size-asian="10pt" style:font-style-asian="italic" style:font-weight-asian="bold" style:font-size-complex="10pt" style:font-style-complex="italic" style:font-weight-complex="bold"/>
    </style:style>
    <style:style style:name="T340" style:family="text">
      <style:text-properties style:font-name="Noto Sans" fo:font-size="10pt" fo:language="fr" fo:country="FR" fo:font-style="normal" fo:font-weight="normal" officeooo:rsid="053c1bff" style:font-size-asian="10pt" style:font-style-asian="normal" style:font-weight-asian="normal" style:font-size-complex="10pt" style:font-style-complex="normal" style:font-weight-complex="normal"/>
    </style:style>
    <style:style style:name="T341" style:family="text">
      <style:text-properties fo:font-size="10pt" style:font-size-asian="10pt" style:font-size-complex="10pt"/>
    </style:style>
    <style:style style:name="T342" style:family="text">
      <style:text-properties fo:font-size="10pt" officeooo:rsid="03c87692" style:font-size-asian="10pt" style:font-size-complex="10pt"/>
    </style:style>
    <style:style style:name="T343" style:family="text">
      <style:text-properties fo:font-size="10pt" officeooo:rsid="03c99bb8" style:font-size-asian="10pt" style:font-size-complex="10pt"/>
    </style:style>
    <style:style style:name="T344" style:family="text">
      <style:text-properties fo:font-size="10pt" officeooo:rsid="042f8bcc" style:font-size-asian="10pt" style:font-size-complex="10pt"/>
    </style:style>
    <style:style style:name="T345" style:family="text">
      <style:text-properties fo:font-size="10pt" officeooo:rsid="0130cf70" style:font-size-asian="10pt" style:font-size-complex="10pt"/>
    </style:style>
    <style:style style:name="T346" style:family="text">
      <style:text-properties fo:font-size="10pt" officeooo:rsid="01310029" style:font-size-asian="10pt" style:font-size-complex="10pt"/>
    </style:style>
    <style:style style:name="T347" style:family="text">
      <style:text-properties fo:font-size="10pt" officeooo:rsid="0134695e" style:font-size-asian="10pt" style:font-size-complex="10pt"/>
    </style:style>
    <style:style style:name="T348" style:family="text">
      <style:text-properties fo:font-size="10pt" officeooo:rsid="0136c076" style:font-size-asian="10pt" style:font-size-complex="10pt"/>
    </style:style>
    <style:style style:name="T349" style:family="text">
      <style:text-properties fo:font-size="10pt" officeooo:rsid="0135695d" style:font-size-asian="10pt" style:font-size-complex="10pt"/>
    </style:style>
    <style:style style:name="T350" style:family="text">
      <style:text-properties fo:font-size="10pt" officeooo:rsid="01387a00" style:font-size-asian="10pt" style:font-size-complex="10pt"/>
    </style:style>
    <style:style style:name="T351" style:family="text">
      <style:text-properties fo:font-size="10pt" officeooo:rsid="01392939" style:font-size-asian="10pt" style:font-size-complex="10pt"/>
    </style:style>
    <style:style style:name="T352" style:family="text">
      <style:text-properties fo:font-size="10pt" officeooo:rsid="013a5526" style:font-size-asian="10pt" style:font-size-complex="10pt"/>
    </style:style>
    <style:style style:name="T353" style:family="text">
      <style:text-properties fo:font-size="10pt" officeooo:rsid="013a639d" style:font-size-asian="10pt" style:font-size-complex="10pt"/>
    </style:style>
    <style:style style:name="T354" style:family="text">
      <style:text-properties fo:font-size="10pt" officeooo:rsid="013b4804" style:font-size-asian="10pt" style:font-size-complex="10pt"/>
    </style:style>
    <style:style style:name="T355" style:family="text">
      <style:text-properties fo:font-size="10pt" fo:font-style="italic" fo:font-weight="bold" style:font-size-asian="10pt" style:font-style-asian="italic" style:font-weight-asian="bold" style:font-size-complex="10pt" style:font-style-complex="italic" style:font-weight-complex="bold"/>
    </style:style>
    <style:style style:name="T356" style:family="text">
      <style:text-properties officeooo:rsid="04191c4c"/>
    </style:style>
    <style:style style:name="T357" style:family="text">
      <style:text-properties officeooo:rsid="02a7657f"/>
    </style:style>
    <style:style style:name="T358" style:family="text">
      <style:text-properties officeooo:rsid="02bac6b8"/>
    </style:style>
    <style:style style:name="T359" style:family="text">
      <style:text-properties officeooo:rsid="02bf1e1b"/>
    </style:style>
    <style:style style:name="T360" style:family="text">
      <style:text-properties officeooo:rsid="042dc0ad"/>
    </style:style>
    <style:style style:name="T361" style:family="text">
      <style:text-properties officeooo:rsid="04392b42"/>
    </style:style>
    <style:style style:name="T362" style:family="text">
      <style:text-properties officeooo:rsid="04455feb"/>
    </style:style>
    <style:style style:name="T363" style:family="text">
      <style:text-properties officeooo:rsid="044618dc"/>
    </style:style>
    <style:style style:name="T364" style:family="text">
      <style:text-properties officeooo:rsid="04543967"/>
    </style:style>
    <style:style style:name="T365" style:family="text">
      <style:text-properties officeooo:rsid="0457d08b"/>
    </style:style>
    <style:style style:name="T366" style:family="text">
      <style:text-properties style:text-underline-style="solid" style:text-underline-width="auto" style:text-underline-color="font-color" fo:font-weight="bold" style:font-weight-asian="bold" style:font-weight-complex="bold"/>
    </style:style>
    <style:style style:name="T367" style:family="text">
      <style:text-properties officeooo:rsid="04a08e6a"/>
    </style:style>
    <style:style style:name="T368" style:family="text">
      <style:text-properties officeooo:rsid="04a223de"/>
    </style:style>
    <style:style style:name="T369" style:family="text">
      <style:text-properties officeooo:rsid="04b066e0"/>
    </style:style>
    <style:style style:name="T370" style:family="text">
      <style:text-properties officeooo:rsid="0180df8e"/>
    </style:style>
    <style:style style:name="T371" style:family="text">
      <style:text-properties officeooo:rsid="0509e330"/>
    </style:style>
    <style:style style:name="T372" style:family="text">
      <style:text-properties officeooo:rsid="05327f66"/>
    </style:style>
    <style:style style:name="T373" style:family="text">
      <style:text-properties officeooo:rsid="015683be"/>
    </style:style>
    <style:style style:name="T374" style:family="text">
      <style:text-properties officeooo:rsid="05484931"/>
    </style:style>
    <style:style style:name="T375" style:family="text">
      <style:text-properties officeooo:rsid="0549fe34"/>
    </style:style>
    <style:style style:name="T376" style:family="text">
      <style:text-properties officeooo:rsid="056460be"/>
    </style:style>
    <style:style style:name="T377" style:family="text">
      <style:text-properties officeooo:rsid="0566c423"/>
    </style:style>
    <style:style style:name="T378" style:family="text">
      <style:text-properties officeooo:rsid="05818f22"/>
    </style:style>
    <style:style style:name="T379" style:family="text">
      <style:text-properties officeooo:rsid="0585c4e9"/>
    </style:style>
    <style:style style:name="T380" style:family="text">
      <style:text-properties officeooo:rsid="05a5a76a"/>
    </style:style>
    <style:style style:name="T381" style:family="text">
      <style:text-properties officeooo:rsid="05a9d5b7"/>
    </style:style>
    <style:style style:name="T382" style:family="text">
      <style:text-properties officeooo:rsid="05ac6e81"/>
    </style:style>
    <style:style style:name="T383" style:family="text">
      <style:text-properties officeooo:rsid="05bc85f8"/>
    </style:style>
    <style:style style:name="T384" style:family="text">
      <style:text-properties officeooo:rsid="05bf3b54"/>
    </style:style>
    <style:style style:name="T385" style:family="text">
      <style:text-properties officeooo:rsid="05ef4eff"/>
    </style:style>
    <style:style style:name="T386" style:family="text">
      <style:text-properties officeooo:rsid="05f2ec17"/>
    </style:style>
    <style:style style:name="T387" style:family="text">
      <style:text-properties officeooo:rsid="05f3d4d4"/>
    </style:style>
    <style:style style:name="T388" style:family="text">
      <style:text-properties officeooo:rsid="060775e7"/>
    </style:style>
    <style:style style:name="T389" style:family="text">
      <style:text-properties officeooo:rsid="060f723a"/>
    </style:style>
    <style:style style:name="T390" style:family="text">
      <style:text-properties officeooo:rsid="061edac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298">­</text:span><text:span text:style-name="T296">Mode d’emploi des différents scripts </text:span><text:span text:style-name="T297">de réinstallation</text:span><text:span text:style-name="T296"> :</text:span></text:p>
      <text:p text:style-name="P14"><text:span text:style-name="T316">Ce </text:span><text:span text:style-name="T317">mode d’emploi</text:span><text:span text:style-name="T316"> </text:span><text:span text:style-name="T318">vous servira de guide d’installation pour chacun des trois scripts que vous avez téléchargé depuis mon dépôt Github.</text:span></text:p>
      <text:p text:style-name="P12">Sommaire :</text:p>
      <text:list xml:id="list3854355604" text:style-name="L1">
        <text:list-item>
          <text:p text:style-name="P95">1) Avant-propos</text:p>
        </text:list-item>
        <text:list-item>
          <text:p text:style-name="P96"><text:span text:style-name="T299">2</text:span>) Commandes d’exécution pour chaque script</text:p>
          <text:list>
            <text:list-item>
              <text:p text:style-name="P99"><text:span text:style-name="T299">2</text:span>.<text:span text:style-name="T305">1</text:span>) <text:span text:style-name="T292">Version personnelle</text:span></text:p>
            </text:list-item>
            <text:list-item>
              <text:p text:style-name="P100"><text:span text:style-name="T299">2</text:span>.<text:span text:style-name="T305">2</text:span>) <text:span text:style-name="T293">Version SIO</text:span></text:p>
            </text:list-item>
            <text:list-item>
              <text:p text:style-name="P100"><text:span text:style-name="T299">2</text:span>.<text:span text:style-name="T305">3</text:span>) <text:span text:style-name="T294">Version Bêta</text:span></text:p>
            </text:list-item>
          </text:list>
        </text:list-item>
        <text:list-item>
          <text:p text:style-name="P97"><text:span text:style-name="T299">3</text:span>) <text:span text:style-name="T264">Étapes </text:span><text:span text:style-name="T266">nécessitant votre présence devant votre ordinateur</text:span></text:p>
          <text:list>
            <text:list-item>
              <text:p text:style-name="P101"><text:span text:style-name="T266">3.</text:span><text:span text:style-name="T265">1) </text:span><text:span text:style-name="T268">Au tout début de </text:span><text:span text:style-name="T269">l’installation</text:span></text:p>
            </text:list-item>
            <text:list-item>
              <text:p text:style-name="P101"><text:span text:style-name="T265">3.2) </text:span><text:span text:style-name="T270">Tout à la fin, après </text:span><text:span text:style-name="T271">l’installation de tous les programmes</text:span></text:p>
            </text:list-item>
          </text:list>
        </text:list-item>
        <text:list-item>
          <text:p text:style-name="P98"><text:span text:style-name="T267">4</text:span><text:span text:style-name="T265">) Gestion d’erreurs</text:span></text:p>
          <text:list>
            <text:list-item>
              <text:p text:style-name="P104"><text:span text:style-name="T272">4.1) </text:span><text:span text:style-name="T273">SCRIPT LANCÉ EN TANT QU’UTILISATEUR </text:span><text:span text:style-name="T274">NORMAL</text:span></text:p>
            </text:list-item>
            <text:list-item>
              <text:p text:style-name="P105"><text:span text:style-name="T274">4.</text:span><text:span text:style-name="T272">2) </text:span><text:span text:style-name="T276">TOUS LES ARGUMENTS MANQUENT À L’APPEL</text:span></text:p>
            </text:list-item>
            <text:list-item>
              <text:p text:style-name="P106"><text:span text:style-name="T276">4.</text:span><text:span text:style-name="T272">3) </text:span><text:span text:style-name="T277">UN ARGUMENT MANQUE À L’APPEL</text:span></text:p>
            </text:list-item>
            <text:list-item>
              <text:p text:style-name="P107"><text:span text:style-name="T272">4.4</text:span><text:span text:style-name="T278">) LES DEUX ARGUMENTS NE </text:span><text:span text:style-name="T279">CORRESPONDENT NI </text:span><text:span text:style-name="T280">À VOTRE NOM D’UTILISATEUR, NI </text:span><text:span text:style-name="T281">AU CHEMIN DU DOSSIER ACTUEL</text:span></text:p>
            </text:list-item>
            <text:list-item>
              <text:p text:style-name="P108"><text:span text:style-name="T281">4.</text:span><text:span text:style-name="T272">5) </text:span><text:span text:style-name="T282">LA CHAÎNE DE CARACTÈRES PASSÉE EN ARGUMENTS NE CORRESPOND PAS </text:span><text:span text:style-name="T283">À VOTRE NOM D’UTILISATEUR</text:span></text:p>
            </text:list-item>
            <text:list-item>
              <text:p text:style-name="P109"><text:span text:style-name="T283">4.</text:span><text:span text:style-name="T272">6) </text:span><text:span text:style-name="T284">LE CHEMIN DU DOSSIER ACTUEL NE CORRESPOND </text:span><text:span text:style-name="T285">PAS</text:span></text:p>
            </text:list-item>
            <text:list-item>
              <text:p text:style-name="P110"><text:span text:style-name="T285">4.</text:span><text:span text:style-name="T272">7) LE GESTIONNAIRE DE PAQUETS N’EST PAS SUPPORTÉ</text:span></text:p>
            </text:list-item>
            <text:list-item>
              <text:p text:style-name="P111"><text:span text:style-name="T272">4.8) </text:span><text:span text:style-name="T286">LE DOSSIER xxx N’A PAS PU ÊTRE CRÉÉ </text:span><text:span text:style-name="T287">DANS LE DOSSIER xxx</text:span></text:p>
            </text:list-item>
            <text:list-item>
              <text:p text:style-name="P112"><text:span text:style-name="T287">4.</text:span><text:span text:style-name="T272">9) </text:span><text:span text:style-name="T288">IMPOSSIBLE DE SE DÉPLACER VERS LE DOSSIER </text:span><text:span text:style-name="T289">xxx. LE DOSSIER EXISTE-T’-IL ?</text:span></text:p>
            </text:list-item>
            <text:list-item>
              <text:p text:style-name="P113"><text:span text:style-name="T272">4.</text:span><text:span text:style-name="T290">10</text:span><text:span text:style-name="T272">) </text:span><text:span text:style-name="T275">AUCUNE CONNEXION À INTERNET</text:span></text:p>
            </text:list-item>
            <text:list-item>
              <text:p text:style-name="P114"><text:span text:style-name="T275">4.</text:span><text:span text:style-name="T272">11) </text:span><text:span text:style-name="T291">AU MOINS UNE DES COMMANDES MANQUE À L’APPEL</text:span></text:p>
            </text:list-item>
          </text:list>
        </text:list-item>
        <text:list-item>
          <text:p text:style-name="P116"><text:span text:style-name="T98">5</text:span><text:span text:style-name="T97">) </text:span><text:span text:style-name="T99">Description des paquets installés</text:span></text:p>
        </text:list-item>
      </text:list>
      <text:p text:style-name="P11"/>
      <text:p text:style-name="P79">1) Avant-propos :</text:p>
      <text:p text:style-name="P20">Chaque <text:span text:style-name="T299">script a son propre mode de fonctionnement, la différence entre chacun des deux scripts en version stable se situe au niveau des logiciels installés :</text:span></text:p>
      <text:list xml:id="list394901765" text:style-name="L2">
        <text:list-item>
          <text:p text:style-name="P118"><text:span text:style-name="T197">La version SIO ne rajoute que les programmes nécessaires pour vos cours de BTS SIO </text:span><text:span text:style-name="T199">(pas besoin de </text:span><text:span text:style-name="T200">perdre du temps à </text:span><text:span text:style-name="T199">chercher quels programmes virer ou ajouter).</text:span></text:p>
        </text:list-item>
      </text:list>
      <text:p text:style-name="P21"/>
      <text:list xml:id="list193409369760247" text:continue-numbering="true" text:style-name="L2">
        <text:list-item>
          <text:p text:style-name="P119"><text:span text:style-name="T198">L</text:span><text:span text:style-name="T197">a version personnalisée, </text:span><text:span text:style-name="T246">en plus de télécharger les mêmes programmes que la version SIO, </text:span><text:span text:style-name="T247">télécharge</text:span><text:span text:style-name="T197"> plus de programmes, </text:span><text:span text:style-name="T201">programmes dont vous n’aurez pas nécessairement besoin pour </text:span><text:span text:style-name="T202">vos cours</text:span><text:span text:style-name="T197">.</text:span></text:p>
        </text:list-item>
      </text:list>
      <text:p text:style-name="P19"/>
      <text:p text:style-name="P75"><text:span text:style-name="T203">Si vous souhaitez ajouter des fichiers, lisez la documentation </text:span><text:span text:style-name="T204">pour savoir où ajouter vos </text:span><text:span text:style-name="T205">programmes et comment faire. </text:span><text:span text:style-name="T206">Si vous ne souhaitez pas </text:span><text:span text:style-name="T207">installer les programmes proposés par la version personnalisée, vous pouvez toujours </text:span><text:span text:style-name="T208">modifier la version SIO.</text:span></text:p>
      <text:p text:style-name="P22"/>
      <text:p text:style-name="P70"><text:span text:style-name="T208">E</text:span><text:span text:style-name="T153">t si vous souhaitez </text:span><text:span text:style-name="T209">partager vos ajouts, rien ne vous empêche de partager vos scripts sur Github ou d’autres sites équivalents. Après tout, </text:span><text:span text:style-name="T210">cela fait partie de ce beau monde qu’est le monde de l’open source.</text:span></text:p>
      <text:p text:style-name="P54"/>
      <text:p text:style-name="P46"><text:span text:style-name="T35">Note :</text:span><text:span text:style-name="T381"> T</text:span>out programme à télécharger au cours de l’année <text:span text:style-name="T382">de BTS</text:span> sera <text:span text:style-name="T380">immédiatement ajouté aux scripts.</text:span></text:p>
      <text:p text:style-name="P54"/>
      <text:p text:style-name="P80"><text:soft-page-break/><text:span text:style-name="T300">2) </text:span>Commandes d’exécution <text:span text:style-name="T2">pour chaque script :</text:span></text:p>
      <text:p text:style-name="P58">Si vous êtes <text:span text:style-name="T20">déjà connecté en mode super-administrateur, vous n’avez pas besoin de rajouter la commande </text:span><text:span text:style-name="T22">sudo</text:span><text:span text:style-name="T20">.</text:span></text:p>
      <text:p text:style-name="P59"/>
      <text:p text:style-name="P59">Si vous êtes sur Debian, <text:span text:style-name="T40">la commande </text:span><text:span text:style-name="T23">sudo</text:span><text:span text:style-name="T40"> n’est pas installée de base, vous êtes donc obligé de vous connecter en mode super-administrateur avant de lancer l’installation. </text:span></text:p>
      <text:p text:style-name="P58"/>
      <text:p text:style-name="P60">Une fois le script voulu téléchargé, <text:span text:style-name="T1">naviguez jusqu’à l’emplacement du script et tapez sa commande d’exécution.</text:span></text:p>
      <text:p text:style-name="P58"/>
      <text:list xml:id="list3826762727" text:style-name="L3">
        <text:list-item>
          <text:p text:style-name="P200"><text:span text:style-name="T83">2</text:span><text:span text:style-name="T84">.</text:span><text:span text:style-name="T85">1</text:span><text:span text:style-name="T86">) </text:span><text:span text:style-name="T87">Version personnelle :</text:span></text:p>
          <text:list>
            <text:list-item>
              <text:p text:style-name="P120"><text:span text:style-name="T191">Exécutez</text:span><text:span text:style-name="T189"> le fichier </text:span><text:span text:style-name="T194">« personnel.sh »</text:span><text:span text:style-name="T189"> </text:span><text:span text:style-name="T192">en</text:span><text:span text:style-name="T189"> t</text:span><text:span text:style-name="T190">ap</text:span><text:span text:style-name="T192">ant</text:span><text:span text:style-name="T190"> exactement la commande suivante :<text:tab/></text:span></text:p>
              <text:list>
                <text:list-item>
                  <text:p text:style-name="P136"><text:span text:style-name="T244">sudo ./</text:span><text:span text:style-name="T245">personnel.sh </text:span><text:span text:style-name="T248">votre_nom_d’utilisateur $PWD</text:span></text:p>
                </text:list-item>
              </text:list>
            </text:list-item>
          </text:list>
        </text:list-item>
      </text:list>
      <text:p text:style-name="P23"/>
      <text:list xml:id="list193409922505013" text:continue-numbering="true" text:style-name="L3">
        <text:list-item>
          <text:p text:style-name="P137"><text:span text:style-name="T88">« ./ »</text:span><text:span text:style-name="T66"> </text:span><text:span text:style-name="T67">signifie sur les systèmes UNIX </text:span><text:span text:style-name="T90">« </text:span><text:span text:style-name="T68">exécution du fichier exécutable »</text:span><text:span text:style-name="T67">.</text:span><text:span text:style-name="T3"> </text:span></text:p>
        </text:list-item>
      </text:list>
      <text:p text:style-name="P23"/>
      <text:list xml:id="list193409942070159" text:continue-numbering="true" text:style-name="L3">
        <text:list-item>
          <text:p text:style-name="P184"><text:span text:style-name="T70">2.2</text:span><text:span text:style-name="T69">) </text:span><text:span text:style-name="T71">Version SIO :</text:span></text:p>
          <text:list>
            <text:list-item>
              <text:p text:style-name="P138"><text:span text:style-name="T364">Exécutez le fichier </text:span><text:span text:style-name="T30">« </text:span><text:span text:style-name="T65">sio.sh »</text:span><text:span text:style-name="T19"> en tapant exactement la commande suivante :</text:span></text:p>
              <text:list>
                <text:list-item>
                  <text:p text:style-name="P176">sudo ./sio.sh <text:span text:style-name="T385">votre_nom_d’utilisateur $PWD</text:span></text:p>
                </text:list-item>
              </text:list>
            </text:list-item>
          </text:list>
        </text:list-item>
      </text:list>
      <text:p text:style-name="P55"/>
      <text:list xml:id="list193408950016126" text:continue-numbering="true" text:style-name="L3">
        <text:list-item>
          <text:p text:style-name="P185"><text:span text:style-name="T70">2.3</text:span><text:span text:style-name="T69">) Version Bêta :</text:span></text:p>
          <text:list>
            <text:list-item>
              <text:p text:style-name="P139"><text:span text:style-name="T365">Exécutez le fichier </text:span><text:span text:style-name="T6">« beta.sh »</text:span><text:span text:style-name="T19"> en tapant exactement la commande suivante :</text:span></text:p>
              <text:list>
                <text:list-item>
                  <text:p text:style-name="P177">sudo ./beta.sh <text:span text:style-name="T385">votre_nom_d’utilisateur $PWD</text:span></text:p>
                </text:list-item>
              </text:list>
            </text:list-item>
          </text:list>
        </text:list-item>
      </text:list>
      <text:p text:style-name="P24"/>
      <text:p text:style-name="P81"><text:span text:style-name="T301">3</text:span>) <text:span text:style-name="T46">Étapes nécessitant votre présence devant votre ordinateur :</text:span></text:p>
      <text:p text:style-name="P48">Bien évidemment, <text:span text:style-name="T304">vous pouvez toujours aller chercher un café lors de l’installation de vos programmes.</text:span></text:p>
      <text:p text:style-name="P48"/>
      <text:p text:style-name="P51">Cependant, ne partez pas immédiatement après avoir tapé la commande d’installation, le script a besoin de votre consentement pour effectuer certaines tâches.</text:p>
      <text:p text:style-name="P51"/>
      <text:p text:style-name="P52">Dans ces situations, <text:span text:style-name="T389">vous devez </text:span><text:span text:style-name="T39">exactement</text:span><text:span text:style-name="T389"> répondre par </text:span><text:span text:style-name="T38">« oui »</text:span><text:span text:style-name="T142"> ou par </text:span><text:span text:style-name="T38">« non »</text:span><text:span text:style-name="T142">, vous pouvez très bien écrire les réponses en minuscules ou en majuscules, </text:span><text:span text:style-name="T143">mais pas </text:span><text:span text:style-name="T144">rajouter, supprimer </text:span><text:span text:style-name="T150">ou modifier </text:span><text:span text:style-name="T144">le moindre caractère. Dans ce cas là, le script bouclera sur </text:span><text:span text:style-name="T145">l’étape de demande de saisie en cours jusqu’à ce que vous </text:span><text:span text:style-name="T149">saisissez </text:span><text:span text:style-name="T147">l’une des deux chaînes de caractères attendue</text:span><text:span text:style-name="T148">s</text:span><text:span text:style-name="T145">, ou </text:span><text:span text:style-name="T146">que vous interrompez de force son exécution.</text:span></text:p>
      <text:p text:style-name="P56"/>
      <text:list xml:id="list2534562809" text:style-name="L4">
        <text:list-item>
          <text:p text:style-name="P102">3.1) Au tout début de l’installation :</text:p>
          <text:list>
            <text:list-item>
              <text:p text:style-name="P140"><text:span text:style-name="T383">Vous devez d’abord </text:span><text:span text:style-name="T5">« donner votre accord »</text:span><text:span text:style-name="T304"> au script peu après l’avoir lancé (j’ai ajouté cette sécurité au cas où le script que vous lancez ne serait pas le bon, si vous lancez accidentellement le script ou si vous changez d’avis tout juste après avoir l’avoir lancé).</text:span></text:p>
            </text:list-item>
          </text:list>
        </text:list-item>
      </text:list>
      <text:p text:style-name="P49"/>
      <text:list xml:id="list193409143810900" text:continue-numbering="true" text:style-name="L4">
        <text:list-item>
          <text:list>
            <text:list-item>
              <text:p text:style-name="P141">Si vous répondez par <text:span text:style-name="T21">« oui »</text:span><text:span text:style-name="T119">, le script </text:span><text:span text:style-name="T139">continue à s’exécuter normalement, tandis que si vous répondez par </text:span><text:span text:style-name="T37">« non »</text:span><text:span text:style-name="T139">, </text:span><text:span text:style-name="T140">l’exécution du script s’interrompt, </text:span><text:span text:style-name="T141">tout simplement.</text:span></text:p>
            </text:list-item>
          </text:list>
        </text:list-item>
      </text:list>
      <text:p text:style-name="P49"/>
      <text:list xml:id="list193410401196504" text:continue-numbering="true" text:style-name="L4">
        <text:list-item>
          <text:p text:style-name="P103">3.<text:span text:style-name="T386">2</text:span>) <text:span text:style-name="T387">Si le dossier temporaire existe déjà</text:span> :</text:p>
          <text:list>
            <text:list-item>
              <text:p text:style-name="P142"><text:span text:style-name="T11">Note :</text:span><text:span text:style-name="T13"> </text:span><text:span text:style-name="T12">À moins d’avoir déjà lancé le script et </text:span><text:span text:style-name="T14">qu</text:span><text:span text:style-name="T12">’</text:span><text:span text:style-name="T14">il se soit</text:span><text:span text:style-name="T12"> arrêt</text:span><text:span text:style-name="T14">é</text:span><text:span text:style-name="T12"> à cause d’une erreur </text:span><text:span text:style-name="T14">ou parce que vous avez interrompu son exécution</text:span><text:span text:style-name="T12">, </text:span><text:span text:style-name="T16">le tout au moment où le script </text:span><text:span text:style-name="T17">a </text:span><text:span text:style-name="T16">télécharg</text:span><text:span text:style-name="T17">é un ficher </text:span><text:span text:style-name="T18">temporaire</text:span><text:span text:style-name="T12">, </text:span><text:span text:style-name="T15">cette étape ne doit normalement pas se produire.</text:span></text:p>
            </text:list-item>
          </text:list>
        </text:list-item>
      </text:list>
      <text:p text:style-name="P50"/>
      <text:list xml:id="list193409815462391" text:continue-numbering="true" text:style-name="L4">
        <text:list-item>
          <text:list>
            <text:list-item>
              <text:p text:style-name="P143"><text:soft-page-break/>Si <text:span text:style-name="T390">votre dossier courant </text:span>contient <text:span text:style-name="T390">un dossier possédant</text:span> le même nom que <text:span text:style-name="T388">celui du dossier temporaire </text:span><text:span text:style-name="T36">ET</text:span><text:span text:style-name="T388"> que des fichiers et/ou des dossiers y sont présents, le script vous demande si vous souhaitez supprimer le contenu du dit dossier.</text:span></text:p>
            </text:list-item>
          </text:list>
        </text:list-item>
      </text:list>
      <text:p text:style-name="P144"/>
      <text:p text:style-name="P144"/>
      <text:p text:style-name="P50"/>
      <text:list xml:id="list193409191541146" text:continue-numbering="true" text:style-name="L4">
        <text:list-item>
          <text:list>
            <text:list-item>
              <text:p text:style-name="P145">Voilà, vous pouvez <text:span text:style-name="T384">enfin </text:span>aller chercher un café, l’installation démarre.</text:p>
            </text:list-item>
          </text:list>
        </text:list-item>
      </text:list>
      <text:p text:style-name="P13"/>
      <text:list xml:id="list193410160738556" text:continue-numbering="true" text:style-name="L4">
        <text:list-item>
          <text:p text:style-name="P186"><text:span text:style-name="T69">3.</text:span><text:span text:style-name="T72">2) </text:span><text:span text:style-name="T73">Tout à la fin, a</text:span><text:span text:style-name="T72">près l’</text:span><text:span text:style-name="T74">installation de tous les programmes</text:span><text:span text:style-name="T72"> :</text:span></text:p>
          <text:list>
            <text:list-item>
              <text:p text:style-name="P146">Une fois tous les programmes installés, le script vous demandera si vous souhaitez supprimer les éventuels paquets obsolètes résultant de la mise à jour.</text:p>
            </text:list-item>
          </text:list>
        </text:list-item>
      </text:list>
      <text:p text:style-name="P47"/>
      <text:list xml:id="list193409606468184" text:continue-numbering="true" text:style-name="L4">
        <text:list-item>
          <text:list>
            <text:list-item>
              <text:p text:style-name="P147">Pas de panique, cette étape est assez rapide (à moins que vous n’ayez un très grand nombre de paquets obsolètes, en plus d’avoir un HDD en tant que disque dur).</text:p>
            </text:list-item>
          </text:list>
        </text:list-item>
      </text:list>
      <text:p text:style-name="P57"/>
      <text:p text:style-name="P82"><text:span text:style-name="T301">4</text:span>) <text:span text:style-name="T41">Gestion d’erreurs :</text:span></text:p>
      <text:p text:style-name="P25"><text:span text:style-name="T307">Tous les</text:span> script<text:span text:style-name="T307">s</text:span> <text:span text:style-name="T42">gèrent de la même façon les erreurs pouvant survenir lors de l’installation. Voici une liste des erreurs pouvant survenir lors de l’exécution de chaque script.</text:span></text:p>
      <text:p text:style-name="P25"/>
      <text:list xml:id="list3734073635" text:style-name="L5">
        <text:list-item>
          <text:p text:style-name="P201"><text:span text:style-name="T320">4.1</text:span><text:span text:style-name="T319">) ERREUR : SCRIPT LANCÉ EN TANT QU'UTILISATEUR NORMAL ! </text:span>:</text:p>
          <text:list>
            <text:list-item>
              <text:p text:style-name="P148">Si cette erreur arrive, c’est <text:span text:style-name="T44">parce </text:span>que vous <text:span text:style-name="T302">avez lancé lancé un script en tant qu’utilisateur normal. </text:span></text:p>
            </text:list-item>
          </text:list>
        </text:list-item>
      </text:list>
      <text:p text:style-name="P26"/>
      <text:list xml:id="list193410271761040" text:continue-numbering="true" text:style-name="L5">
        <text:list-item>
          <text:list>
            <text:list-item>
              <text:p text:style-name="P149"><text:span text:style-name="T303">Cela signifie également que vous </text:span>n’avez pas lu <text:span text:style-name="T315">ou survolé la deuxième partie de ce manuel traitant de la manière d’exécuter le script voulu. Relisez bien cette partie, la commande d’exécution exacte pour chaque script est écrite en </text:span><text:span text:style-name="T24">noir sur blanc</text:span><text:span text:style-name="T43">.</text:span></text:p>
            </text:list-item>
          </text:list>
        </text:list-item>
      </text:list>
      <text:p text:style-name="P27"/>
      <text:list xml:id="list193410087235521" text:continue-numbering="true" text:style-name="L5">
        <text:list-item>
          <text:list>
            <text:list-item>
              <text:p text:style-name="P117"><text:span text:style-name="T341">Cela peut également signifier que vous aurez pu lancer un script dont vous ne connaissez pas le contenu, ce qui aurait pu être dangereux pour votre ordinateur et vos données. </text:span><text:span text:style-name="T342">Sachez que d</text:span><text:span text:style-name="T341">ans une immense majorité des cas d’infection d’ordinateurs, </text:span><text:span text:style-name="T343">on dit dans le milieu que</text:span><text:span text:style-name="T341"> le problème se situe entre la chaise et le clavier.</text:span></text:p>
            </text:list-item>
          </text:list>
        </text:list-item>
      </text:list>
      <text:p text:style-name="P76"/>
      <text:list xml:id="list193409640260844" text:continue-numbering="true" text:style-name="L5">
        <text:list-item>
          <text:p text:style-name="P202"><text:span text:style-name="T321">4.2</text:span><text:span text:style-name="T319">) ERREUR : AUCUNE CONNEXION À INTERNET ! </text:span><text:span text:style-name="T265">:</text:span></text:p>
          <text:list>
            <text:list-item>
              <text:p text:style-name="P150">Si cette erreur arrive, c’est parce que vous n’êtes pas connecté à Internet. <text:span text:style-name="T45">Vérifiez bien que vous êtes connecté à Internet et réessayez.</text:span></text:p>
            </text:list-item>
          </text:list>
        </text:list-item>
      </text:list>
      <text:p text:style-name="P29"/>
      <text:list xml:id="list193410048724281" text:continue-numbering="true" text:style-name="L5">
        <text:list-item>
          <text:list>
            <text:list-item>
              <text:p text:style-name="P151">Si vous êtes pourtant bel et bien connecté à Internet, désactivez le Wi-Fi et réactivez le. Dans le pire des cas, redémarrez votre box Internet.</text:p>
            </text:list-item>
          </text:list>
        </text:list-item>
      </text:list>
      <text:p text:style-name="P30"/>
      <text:list xml:id="list193409569789018" text:continue-numbering="true" text:style-name="L5">
        <text:list-item>
          <text:list>
            <text:list-item>
              <text:p text:style-name="P152"><text:span text:style-name="T31">Astuce :</text:span><text:span text:style-name="T356"> </text:span>Pour savoir si vous êtes connecté à Internet, <text:span text:style-name="T306">tapez dans votre terminal :</text:span></text:p>
              <text:list>
                <text:list-item>
                  <text:p text:style-name="P153">ping 8.8.8.8</text:p>
                </text:list-item>
              </text:list>
            </text:list-item>
          </text:list>
        </text:list-item>
      </text:list>
      <text:p text:style-name="P28"/>
      <text:p text:style-name="P78"><text:span text:style-name="T96">5</text:span><text:span text:style-name="T93">) Description</text:span><text:span text:style-name="T94">s</text:span><text:span text:style-name="T93"> des paquets </text:span><text:span text:style-name="T95">installés </text:span><text:span text:style-name="T93">:</text:span></text:p>
      <text:p text:style-name="P69"><text:span text:style-name="T153">Les descriptions des paquets </text:span><text:span text:style-name="T218">installés </text:span><text:span text:style-name="T153">par sont listées ci-dessous.</text:span></text:p>
      <text:p text:style-name="P15"/>
      <text:p text:style-name="P71"><text:span text:style-name="T219">Les paquets </text:span><text:span text:style-name="T220">marqués par </text:span><text:span text:style-name="T221">la lettre</text:span><text:span text:style-name="T220"> </text:span><text:span text:style-name="T215">‘</text:span><text:span text:style-name="T216">P’</text:span><text:span text:style-name="T222"> </text:span><text:span text:style-name="T223">sont les paquets </text:span><text:span text:style-name="T224">qui ne sont pas installés </text:span><text:span text:style-name="T225">par défaut</text:span><text:span text:style-name="T224"> par </text:span><text:span text:style-name="T226">la version SIO, mais par la version </text:span><text:span text:style-name="T227">personnalisée. </text:span><text:span text:style-name="T228">Tous les paquets </text:span><text:span text:style-name="T229">non-marqués par la lettre </text:span><text:span text:style-name="T217">‘P’ </text:span><text:span text:style-name="T230">sont installés </text:span><text:span text:style-name="T231">de base par l</text:span><text:span text:style-name="T232">a versio</text:span><text:span text:style-name="T233">n</text:span><text:span text:style-name="T231"> SIO, </text:span><text:span text:style-name="T234">en plus d’être </text:span><text:span text:style-name="T235">installés </text:span><text:span text:style-name="T236">par la version </text:span><text:span text:style-name="T237">personnalisée.</text:span></text:p>
      <text:p text:style-name="P31"><text:soft-page-break/></text:p>
      <text:p text:style-name="P37"><text:span text:style-name="T357">C</text:span>ertaines catégories <text:span text:style-name="T360">de programmes</text:span> <text:span text:style-name="T358">ne sont installées que par la version personnalisée. Dans ce cas, la lettre </text:span><text:span text:style-name="T32">‘P’</text:span><text:span text:style-name="T359"> sera affichée avant le nom de la catégorie de programmes.</text:span></text:p>
      <text:p text:style-name="P37"/>
      <text:p text:style-name="P72"><text:span text:style-name="T153">Les paquets marqués par la lettre </text:span><text:span text:style-name="T214">‘</text:span><text:span text:style-name="T195">F</text:span><text:span text:style-name="T193">’ </text:span><text:span text:style-name="T196">sont</text:span><text:span text:style-name="T238"> les paquets à venir dans les versions stables, et déjà présents dans la version Bêta.</text:span></text:p>
      <text:p text:style-name="P84"/>
      <text:p text:style-name="P16"/>
      <text:list xml:id="list3264427897" text:style-name="L6">
        <text:list-item>
          <text:p text:style-name="P189">Commandes importantes pour le<text:span text:style-name="T263">s</text:span> téléchargement<text:span text:style-name="T263">s</text:span></text:p>
          <text:list>
            <text:list-item>
              <text:p text:style-name="P203">python-pip :</text:p>
              <text:list>
                <text:list-item>
                  <text:p text:style-name="P245"><text:span text:style-name="T4">Pip</text:span> est un <text:span text:style-name="T259">gestionnaire de paquets utilisé pour installer et gérer des paquets écrits en Python, tels que des librairies Python (Flask, ou encore Django, pour du développement orienté web).</text:span></text:p>
                </text:list-item>
              </text:list>
            </text:list-item>
          </text:list>
        </text:list-item>
      </text:list>
      <text:p text:style-name="P5"/>
      <text:list xml:id="list193410382643562" text:continue-numbering="true" text:style-name="L6">
        <text:list-item>
          <text:list>
            <text:list-item>
              <text:p text:style-name="P204">snapd :</text:p>
              <text:list>
                <text:list-item>
                  <text:p text:style-name="P154">Ce<text:span text:style-name="T367">tte commande</text:span> <text:span text:style-name="T100">permet le téléchargement et l’installation de paquets via Snap.</text:span></text:p>
                </text:list-item>
              </text:list>
            </text:list-item>
          </text:list>
        </text:list-item>
      </text:list>
      <text:p text:style-name="P32"/>
      <text:list xml:id="list193409360667504" text:continue-numbering="true" text:style-name="L6">
        <text:list-item>
          <text:list>
            <text:list-item>
              <text:list>
                <text:list-item>
                  <text:p text:style-name="P155">Snap est, à l’instar d’APT (Debian) ou de RPM (Fedora),un gestionnaire de paquets multi-distributions développé par Canonical, l’entreprise derrière le projet Ubuntu.</text:p>
                </text:list-item>
              </text:list>
            </text:list-item>
          </text:list>
        </text:list-item>
      </text:list>
      <text:p text:style-name="P33"/>
      <text:list xml:id="list193410378278555" text:continue-numbering="true" text:style-name="L6">
        <text:list-item>
          <text:list>
            <text:list-item>
              <text:list>
                <text:list-item>
                  <text:p text:style-name="P156">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4"/>
      <text:list xml:id="list193409832592512" text:continue-numbering="true" text:style-name="L6">
        <text:list-item>
          <text:list>
            <text:list-item>
              <text:p text:style-name="P205">wget :</text:p>
              <text:list>
                <text:list-item>
                  <text:p text:style-name="P157">Cette <text:span text:style-name="T101">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5"/>
      <text:list xml:id="list193409550663801" text:continue-numbering="true" text:style-name="L6">
        <text:list-item>
          <text:list>
            <text:list-item>
              <text:list>
                <text:list-item>
                  <text:p text:style-name="P243">ATTENTION !!! COMME <text:span text:style-name="T102">TOUT TÉLÉCHARGEMENT, NE TÉLÉCHARGEZ QUE DEPUIS UN SITE </text:span><text:span text:style-name="T308">OFFICIEL</text:span><text:span text:style-name="T102">, </text:span><text:span text:style-name="T308">CONNU</text:span><text:span text:style-name="T102"> ET </text:span><text:span text:style-name="T308">FIABLE </text:span><text:span text:style-name="T102">!!!</text:span></text:p>
                </text:list-item>
              </text:list>
            </text:list-item>
          </text:list>
        </text:list-item>
      </text:list>
      <text:p text:style-name="P2"/>
      <text:list xml:id="list193409384694782" text:continue-numbering="true" text:style-name="L6">
        <text:list-item>
          <text:list>
            <text:list-item>
              <text:p text:style-name="P206">curl :</text:p>
              <text:list>
                <text:list-item>
                  <text:p text:style-name="P246">Cette commande, <text:span text:style-name="T103">à l’instar de Wget,</text:span> <text:span text:style-name="T104">permet de télécharger des fichiers téléchargeables depuis un site web.</text:span></text:p>
                </text:list-item>
              </text:list>
            </text:list-item>
          </text:list>
        </text:list-item>
      </text:list>
      <text:p text:style-name="P3"/>
      <text:list xml:id="list193410803571844" text:continue-numbering="true" text:style-name="L6">
        <text:list-item>
          <text:list>
            <text:list-item>
              <text:list>
                <text:list-item>
                  <text:p text:style-name="P244"><text:span text:style-name="T106">Les similitudes et les différences entre ces deux commandes sont </text:span><text:span text:style-name="T107">listées dans cet article → </text:span><text:a xlink:type="simple" xlink:href="https://daniel.haxx.se/docs/curl-vs-wget.html" text:style-name="Internet_20_link" text:visited-style-name="Visited_20_Internet_20_Link"><text:span text:style-name="T322">https://daniel.haxx.se/docs/curl-vs-wget.</text:span></text:a><text:a xlink:type="simple" xlink:href="https://daniel.haxx.se/docs/curl-vs-wget.html" text:style-name="Internet_20_link" text:visited-style-name="Visited_20_Internet_20_Link"><text:span text:style-name="T108">html</text:span></text:a></text:p>
                </text:list-item>
              </text:list>
            </text:list-item>
          </text:list>
        </text:list-item>
      </text:list>
      <text:p text:style-name="P83"/>
      <text:p text:style-name="P62"/>
      <text:list xml:id="list2362911578" text:style-name="L7">
        <text:list-item>
          <text:p text:style-name="P190">Commandes <text:span text:style-name="T112">pratiques</text:span></text:p>
          <text:list>
            <text:list-item>
              <text:p text:style-name="P207">neofetch : </text:p>
              <text:list>
                <text:list-item>
                  <text:p text:style-name="P179">Cette commande permet d’afficher <text:span text:style-name="T363">des informations concernant votre système d’exploitation </text:span>sur votre terminal, <text:span text:style-name="T362">à côté du logo de votre distribution, parfois <text:s/>dessiné en art ASCII.</text:span></text:p>
                </text:list-item>
              </text:list>
            </text:list-item>
          </text:list>
        </text:list-item>
      </text:list>
      <text:p text:style-name="P68"/>
      <text:list xml:id="list193410910108779" text:continue-numbering="true" text:style-name="L7">
        <text:list-item>
          <text:list>
            <text:list-item>
              <text:list>
                <text:list-item>
                  <text:p text:style-name="P180">Selon son fichier de configuration, la commande retourne (exemple sur ma distribution Kubuntu 18.04) :</text:p>
                  <text:list>
                    <text:list-item>
                      <text:p text:style-name="P158"><text:soft-page-break/>La version de votre système d’exploitation</text:p>
                    </text:list-item>
                    <text:list-item>
                      <text:p text:style-name="P160">Le nom de l’<text:span text:style-name="T113">hôte du système d’exploitation (votre ordinateur)</text:span></text:p>
                    </text:list-item>
                    <text:list-item>
                      <text:p text:style-name="P158">La version de votre kernel (noyau Linux)</text:p>
                    </text:list-item>
                    <text:list-item>
                      <text:p text:style-name="P158">Le temps écoulé depuis la connexion à votre session</text:p>
                    </text:list-item>
                    <text:list-item>
                      <text:p text:style-name="P158">Le nombre de paquets installés</text:p>
                    </text:list-item>
                    <text:list-item>
                      <text:p text:style-name="P158">L’interpréteur shell actuellement utilisé, ainsi que sa version</text:p>
                    </text:list-item>
                    <text:list-item>
                      <text:p text:style-name="P158">La résolution de votre écran</text:p>
                    </text:list-item>
                    <text:list-item>
                      <text:p text:style-name="P158">Votre environnement de bureau</text:p>
                    </text:list-item>
                    <text:list-item>
                      <text:p text:style-name="P158">Votre gestionnaire de fenêtres</text:p>
                    </text:list-item>
                    <text:list-item>
                      <text:p text:style-name="P158">Les thèmes de votre environnement de bureau</text:p>
                    </text:list-item>
                    <text:list-item>
                      <text:p text:style-name="P158">Les thèmes d’icônes utilisés</text:p>
                    </text:list-item>
                    <text:list-item>
                      <text:p text:style-name="P158">Le terminal actuellement utilisé</text:p>
                    </text:list-item>
                    <text:list-item>
                      <text:p text:style-name="P158">Les caractéristiques principales de votre processeur</text:p>
                    </text:list-item>
                    <text:list-item>
                      <text:p text:style-name="P158">Les caractéristiques principales de votre carte graphique</text:p>
                    </text:list-item>
                    <text:list-item>
                      <text:p text:style-name="P158">La mémoire vive actuellement utilisée <text:span text:style-name="T369">comparée à</text:span> la mémoire vive totale</text:p>
                    </text:list-item>
                  </text:list>
                </text:list-item>
              </text:list>
            </text:list-item>
          </text:list>
        </text:list-item>
      </text:list>
      <text:p text:style-name="P17"/>
      <text:list xml:id="list193410170279629" text:continue-numbering="true" text:style-name="L7">
        <text:list-item>
          <text:list>
            <text:list-item>
              <text:p text:style-name="P209">tree :</text:p>
              <text:list>
                <text:list-item>
                  <text:p text:style-name="P187"><text:span text:style-name="T341">Cette commande est très pratique, elle vous permet de visualiser dans une arborescence tous les fichiers contenus dans les sous-dossiers à partir du dossier </text:span><text:span text:style-name="T344">dans lequel</text:span><text:span text:style-name="T341"> vous lancez cette commande.</text:span></text:p>
                </text:list-item>
              </text:list>
            </text:list-item>
          </text:list>
        </text:list-item>
      </text:list>
      <text:p text:style-name="P36"/>
      <text:list xml:id="list193410487270432" text:continue-numbering="true" text:style-name="L7">
        <text:list-item>
          <text:list>
            <text:list-item>
              <text:p text:style-name="P236"><text:span text:style-name="T80">P -</text:span><text:span text:style-name="T185"> </text:span><text:span text:style-name="T174">s</text:span><text:span text:style-name="T153">l :</text:span></text:p>
              <text:list>
                <text:list-item>
                  <text:p text:style-name="P247">Cette commande n’a rien de bien sérieux, si ce n’est d’afficher une locomotive à vapeur passer sur votre terminal si, au lieu de taper la commande <text:span text:style-name="T21">« ls »</text:span>, vous tapez <text:span text:style-name="T21">« sl »</text:span> ou <text:span text:style-name="T21">« LS »</text:span><text:span text:style-name="T119">. </text:span><text:span text:style-name="T122">Des options sont également disponibles, pour </text:span><text:span text:style-name="T130">les </text:span><text:span text:style-name="T131">connaître</text:span><text:span text:style-name="T122">, tape</text:span><text:span text:style-name="T132">z</text:span><text:span text:style-name="T122"> </text:span><text:span text:style-name="T27">« man sl »</text:span><text:span text:style-name="T122"> </text:span><text:span text:style-name="T123">ou </text:span><text:span text:style-name="T28">« man LS »</text:span><text:span text:style-name="T123"> </text:span><text:span text:style-name="T124">dans le terminal</text:span><text:span text:style-name="T123">.</text:span></text:p>
                </text:list-item>
              </text:list>
            </text:list-item>
          </text:list>
        </text:list-item>
      </text:list>
      <text:p text:style-name="P8"/>
      <text:list xml:id="list193410177299542" text:continue-numbering="true" text:style-name="L7">
        <text:list-item>
          <text:list>
            <text:list-item>
              <text:list>
                <text:list-item>
                  <text:p text:style-name="P210"><text:span text:style-name="T33">ATTENTION </text:span><text:span text:style-name="T21">:</text:span> Les noms de<text:span text:style-name="T262">s</text:span> commande<text:span text:style-name="T262">s et de leurs options</text:span> sont <text:span text:style-name="T366">sensibles à la casse</text:span>.</text:p>
                </text:list-item>
              </text:list>
            </text:list-item>
          </text:list>
        </text:list-item>
      </text:list>
      <text:p text:style-name="P1"/>
      <text:list xml:id="list193410660225002" text:continue-numbering="true" text:style-name="L7">
        <text:list-item>
          <text:list>
            <text:list-item>
              <text:list>
                <text:list-item>
                  <text:p text:style-name="P211"><text:span text:style-name="T311">Par exemple, les options de la commande ls : </text:span><text:span text:style-name="T21">« </text:span><text:span text:style-name="T26">ls -R »</text:span><text:span text:style-name="T310"> et </text:span><text:span text:style-name="T26">« ls -r »</text:span><text:span text:style-name="T310"> ne retournent pas la même chose. La première option liste</text:span><text:span text:style-name="T133"> les fichiers et dossiers de manière récursive </text:span><text:span text:style-name="T135">et</text:span><text:span text:style-name="T133"> moins propre qu’avec la commande tree, </text:span><text:span text:style-name="T134">tandis que la deuxième </text:span><text:span text:style-name="T136">option</text:span><text:span text:style-name="T134"> </text:span><text:span text:style-name="T133">liste les noms des fichiers et des dossiers dans l’ordre inverse </text:span><text:span text:style-name="T137">de l’ordre alphabétique</text:span><text:span text:style-name="T133">.</text:span></text:p>
                </text:list-item>
              </text:list>
            </text:list-item>
          </text:list>
        </text:list-item>
      </text:list>
      <text:p text:style-name="P87"/>
      <text:p text:style-name="P66"/>
      <text:list xml:id="list914969108" text:style-name="L8">
        <text:list-item>
          <text:p text:style-name="P191">Développement</text:p>
          <text:list>
            <text:list-item>
              <text:p text:style-name="P212">atom :</text:p>
              <text:list>
                <text:list-item>
                  <text:p text:style-name="P121"><text:span text:style-name="T242">Atom</text:span><text:span text:style-name="T153"> est un </text:span><text:span text:style-name="T155">IDE</text:span><text:span text:style-name="T153"> </text:span><text:span text:style-name="T156">libre et </text:span><text:span text:style-name="T157">open-source</text:span><text:span text:style-name="T153">, </text:span><text:span text:style-name="T158">proposant de nombreuses extensions.</text:span></text:p>
                </text:list-item>
              </text:list>
            </text:list-item>
          </text:list>
        </text:list-item>
        <text:list-item>
          <text:p text:style-name="P161"/>
          <text:list>
            <text:list-item>
              <text:p text:style-name="P213"><text:span text:style-name="T261">c</text:span>odeblocks :</text:p>
              <text:list>
                <text:list-item>
                  <text:p text:style-name="P122"><text:span text:style-name="T242">Code::Blocks</text:span><text:span text:style-name="T153"> est un IDE </text:span><text:span text:style-name="T186">libre et open-source </text:span><text:span text:style-name="T187">vous</text:span><text:span text:style-name="T153"> permettant de programmer </text:span><text:span text:style-name="T159">en C, C++, </text:span><text:span text:style-name="T160">Fortran, </text:span><text:span text:style-name="T188">et bien plus</text:span><text:span text:style-name="T160"> …. </text:span><text:span text:style-name="T161">Il permet de créer </text:span><text:span text:style-name="T162">des </text:span><text:span text:style-name="T163">fichiers adaptés à vos projets (</text:span><text:span text:style-name="T164">SFML, D, Ruby, </text:span><text:span text:style-name="T165">Arduino</text:span><text:span text:style-name="T164">, Qt, </text:span><text:span text:style-name="T166">DirectX, </text:span><text:span text:style-name="T167">OpenGL,</text:span><text:span text:style-name="T164"> </text:span><text:span text:style-name="T168">etc …</text:span><text:span text:style-name="T163">).</text:span></text:p>
                </text:list-item>
              </text:list>
            </text:list-item>
          </text:list>
        </text:list-item>
        <text:list-item>
          <text:p text:style-name="P162"/>
          <text:list>
            <text:list-item>
              <text:p text:style-name="P214">emacs :</text:p>
              <text:list>
                <text:list-item>
                  <text:p text:style-name="P188"><text:span text:style-name="T355">Emacs</text:span><text:span text:style-name="T341"> est un éditeur de texte </text:span><text:span text:style-name="T345">avancé </text:span><text:span text:style-name="T346">se manipulant de la même manière que Nano, </text:span><text:span text:style-name="T347">avec le clavier </text:span><text:span text:style-name="T348">et les raccourcis claviers</text:span><text:span text:style-name="T347"> </text:span><text:span text:style-name="T349">(à la différence près </text:span><text:span text:style-name="T350">que </text:span><text:span text:style-name="T351">l’on peut </text:span><text:span text:style-name="T352">déplacer </text:span><text:span text:style-name="T353">le curseur en cliquant sur la </text:span><text:span text:style-name="T354">zone que l’on veut éditer</text:span><text:span text:style-name="T349">).</text:span></text:p>
                </text:list-item>
              </text:list>
            </text:list-item>
          </text:list>
        </text:list-item>
        <text:list-item>
          <text:p text:style-name="P163"/>
          <text:list>
            <text:list-item>
              <text:p text:style-name="P237"><text:soft-page-break/><text:span text:style-name="T81">F</text:span><text:span text:style-name="T80"> - </text:span><text:span text:style-name="T163">g</text:span><text:span text:style-name="T153">++ :</text:span></text:p>
              <text:list>
                <text:list-item>
                  <text:p text:style-name="P123"><text:span text:style-name="T153">Compilateur </text:span><text:span text:style-name="T213">pour le langage </text:span><text:span text:style-name="T211">C++.</text:span></text:p>
                </text:list-item>
              </text:list>
            </text:list-item>
          </text:list>
        </text:list-item>
        <text:list-item>
          <text:p text:style-name="P164"/>
          <text:list>
            <text:list-item>
              <text:p text:style-name="P238"><text:span text:style-name="T81">F</text:span><text:span text:style-name="T80"> - </text:span><text:span text:style-name="T153">gcc :</text:span></text:p>
              <text:list>
                <text:list-item>
                  <text:p text:style-name="P124"><text:span text:style-name="T153">Compilateur </text:span><text:span text:style-name="T212">pour le langage </text:span><text:span text:style-name="T153">C.</text:span></text:p>
                </text:list-item>
              </text:list>
            </text:list-item>
          </text:list>
        </text:list-item>
        <text:list-item>
          <text:p text:style-name="P165"/>
          <text:list>
            <text:list-item>
              <text:p text:style-name="P238"><text:span text:style-name="T81">F</text:span><text:span text:style-name="T80"> - </text:span><text:span text:style-name="T153">git :</text:span></text:p>
              <text:list>
                <text:list-item>
                  <text:p text:style-name="P258"><text:span text:style-name="T339">Git</text:span><text:span text:style-name="T323"> est un l</text:span><text:span text:style-name="T324">ogiciel de gestion de versions décentralisé, </text:span><text:span text:style-name="T325">généralement utilisé pour </text:span><text:span text:style-name="T326">sauvegarder des versions </text:span><text:span text:style-name="T327">d’un projet </text:span><text:span text:style-name="T328">en programmation.</text:span></text:p>
                </text:list-item>
              </text:list>
            </text:list-item>
          </text:list>
        </text:list-item>
        <text:list-item>
          <text:p text:style-name="P166"/>
          <text:list>
            <text:list-item>
              <text:list>
                <text:list-item>
                  <text:p text:style-name="P258"><text:span text:style-name="T329">La documentation </text:span><text:span text:style-name="T332">de Git se trouve </text:span><text:span text:style-name="T333">sur ce site</text:span><text:span text:style-name="T329"> </text:span><text:span text:style-name="T328">→</text:span><text:span text:style-name="T330"> </text:span><text:a xlink:type="simple" xlink:href="https://git-scm.com/doc" text:style-name="Internet_20_link" text:visited-style-name="Visited_20_Internet_20_Link"><text:span text:style-name="T331">https://git-scm.com/doc</text:span></text:a></text:p>
                </text:list-item>
              </text:list>
            </text:list-item>
          </text:list>
        </text:list-item>
        <text:list-item>
          <text:p text:style-name="P163"/>
          <text:list>
            <text:list-item>
              <text:p text:style-name="P215"><text:span text:style-name="T374">make</text:span>:</text:p>
              <text:list>
                <text:list-item>
                  <text:p text:style-name="P167"><text:span text:style-name="T8">Make</text:span> <text:span text:style-name="T373">est</text:span> <text:span text:style-name="T375">une commande permettant de compiler tous les fichiers d’un projet listés dans un fichier de type Makefile avec les options souhaitées.</text:span></text:p>
                </text:list-item>
              </text:list>
            </text:list-item>
          </text:list>
        </text:list-item>
        <text:list-item>
          <text:p text:style-name="P163"/>
          <text:list>
            <text:list-item>
              <text:p text:style-name="P216"><text:span text:style-name="T376">u</text:span>mlet :</text:p>
              <text:list>
                <text:list-item>
                  <text:p text:style-name="P168">UMLet est <text:span text:style-name="T377">un logiciel de dessin de diagrammes UML gratuit, libre et open-source.</text:span></text:p>
                </text:list-item>
              </text:list>
            </text:list-item>
          </text:list>
        </text:list-item>
        <text:list-item>
          <text:p text:style-name="P168"/>
          <text:list>
            <text:list-item>
              <text:p text:style-name="P215">valgrind :</text:p>
              <text:list>
                <text:list-item>
                  <text:p text:style-name="P125"><text:span text:style-name="T242">Valgrind</text:span><text:span text:style-name="T153"> </text:span><text:span text:style-name="T169">est</text:span><text:span text:style-name="T153"> le meilleur ami des programmeurs C et C++ </text:span><text:span text:style-name="T170">au moment </text:span><text:span text:style-name="T171">où des </text:span><text:span text:style-name="T172">erreurs de segmentation apparaissent </text:span><text:span text:style-name="T173">au lancement d’un programme.</text:span></text:p>
                </text:list-item>
              </text:list>
            </text:list-item>
          </text:list>
        </text:list-item>
        <text:list-item>
          <text:p text:style-name="P169"/>
          <text:list>
            <text:list-item>
              <text:list>
                <text:list-item>
                  <text:p text:style-name="P181">Cet utilitaire permet de débusquer des fuites mémoire, des mauvais pointeurs, et bien plus (voir la documentation de Valgrind pour plus d’informations).</text:p>
                </text:list-item>
              </text:list>
            </text:list-item>
          </text:list>
        </text:list-item>
      </text:list>
      <text:p text:style-name="P88"/>
      <text:p text:style-name="P67"/>
      <text:list xml:id="list193409739449682" text:continue-numbering="true" text:style-name="L8">
        <text:list-item>
          <text:p text:style-name="P192">Disque dur</text:p>
          <text:list>
            <text:list-item>
              <text:p text:style-name="P217">k4dirstat :</text:p>
              <text:list>
                <text:list-item>
                  <text:p text:style-name="P170"><text:span text:style-name="T4">K4dirstat</text:span> est un <text:span text:style-name="T260">excellent logiciel de nettoyage de disque manuel. Il est gratuit, libre et open-source.</text:span></text:p>
                </text:list-item>
              </text:list>
            </text:list-item>
          </text:list>
        </text:list-item>
      </text:list>
      <text:p text:style-name="P41"/>
      <text:list xml:id="list193409284409248" text:continue-numbering="true" text:style-name="L8">
        <text:list-item>
          <text:list>
            <text:list-item>
              <text:list>
                <text:list-item>
                  <text:p text:style-name="P170"><text:span text:style-name="T372">Ce logiciel vous permettant de scanner un dossier choisi et de cartographier tous les fichiers du dossier et des sous-dossiers en carrés et rectangles. Plus </text:span><text:span text:style-name="T109">ces carrés ou rectangles sont gros, plus ces fichiers sont volumineux.</text:span></text:p>
                </text:list-item>
              </text:list>
            </text:list-item>
          </text:list>
        </text:list-item>
      </text:list>
      <text:p text:style-name="P7"/>
      <text:list xml:id="list193410690305834" text:continue-numbering="true" text:style-name="L8">
        <text:list-item>
          <text:list>
            <text:list-item>
              <text:list>
                <text:list-item>
                  <text:p text:style-name="P248"><text:span text:style-name="T138">Un point fort de ce logiciel par rapport à son équivalent Windows </text:span><text:span text:style-name="T25">« Windirstat »</text:span><text:span text:style-name="T138"> est qu’il vous permet de partir à partir de n’importe quel dossier, si vous ne voulez pas partir depuis le dossier racine (ce qui évite de perdre du temps à scanner des dossiers non voulus dans les dossiers système pouvant peser jusqu’à plusieurs gigaoctets).</text:span></text:p>
                </text:list-item>
              </text:list>
            </text:list-item>
          </text:list>
        </text:list-item>
      </text:list>
      <text:p text:style-name="P93"/>
      <text:p text:style-name="P42"/>
      <text:list xml:id="list193409753970453" text:continue-list="list193410660225002" text:style-name="L7">
        <text:list-item>
          <text:p text:style-name="P256"><text:span text:style-name="T82">P -</text:span><text:span text:style-name="T258"> </text:span>Images</text:p>
          <text:list>
            <text:list-item>
              <text:p text:style-name="P218">gimp :</text:p>
              <text:list>
                <text:list-item>
                  <text:p text:style-name="P249"><text:span text:style-name="T7">GIMP</text:span><text:span text:style-name="T361"> est u</text:span>n puissant logiciel d’édition d’image, la meilleure alternative gratuite, libre et open-source à Photoshop.</text:p>
                </text:list-item>
              </text:list>
            </text:list-item>
          </text:list>
        </text:list-item>
      </text:list>
      <text:p text:style-name="P4"/>
      <text:list xml:id="list193410956758461" text:continue-numbering="true" text:style-name="L7">
        <text:list-item>
          <text:list>
            <text:list-item>
              <text:list>
                <text:list-item>
                  <text:p text:style-name="P249">En outre, ce logiciel propose une myriade d'extensions.</text:p>
                </text:list-item>
              </text:list>
            </text:list-item>
          </text:list>
        </text:list-item>
      </text:list>
      <text:p text:style-name="P84"><text:soft-page-break/></text:p>
      <text:p text:style-name="P17"/>
      <text:list xml:id="list193409308759174" text:continue-list="list193410690305834" text:style-name="L8">
        <text:list-item>
          <text:p text:style-name="P193">Internet</text:p>
          <text:list>
            <text:list-item>
              <text:p text:style-name="P221"><text:span text:style-name="T120">discord </text:span><text:span text:style-name="T121">:</text:span></text:p>
              <text:list>
                <text:list-item>
                  <text:p text:style-name="P182">Client <text:span text:style-name="T151">Linux du célèbre réseau social.</text:span></text:p>
                </text:list-item>
              </text:list>
            </text:list-item>
          </text:list>
        </text:list-item>
      </text:list>
      <text:p text:style-name="P65"/>
      <text:list xml:id="list193409628815027" text:continue-numbering="true" text:style-name="L8">
        <text:list-item>
          <text:list>
            <text:list-item>
              <text:p text:style-name="P221"><text:span text:style-name="T152">t</text:span>hunderbird :</text:p>
              <text:list>
                <text:list-item>
                  <text:p text:style-name="P183"><text:span text:style-name="T153">Thunderbird est un client messagerie développé par la fondation Mozilla. Sécurisé, gratuit, libre et open-source, </text:span><text:span text:style-name="T154">vous proposant </text:span><text:span text:style-name="T153">:</text:span></text:p>
                  <text:list>
                    <text:list-item>
                      <text:p text:style-name="P126"><text:span text:style-name="T249">La gestion de</text:span> <text:span text:style-name="T250">plusieurs comptes de messagerie, avec : </text:span></text:p>
                      <text:list>
                        <text:list-item>
                          <text:p text:style-name="P127">Recherche rapide de messages</text:p>
                        </text:list-item>
                        <text:list-item>
                          <text:p text:style-name="P127">Filtrage de messages</text:p>
                        </text:list-item>
                        <text:list-item>
                          <text:p text:style-name="P128">Groupement de messages</text:p>
                        </text:list-item>
                        <text:list-item>
                          <text:p text:style-name="P128">etc ... </text:p>
                        </text:list-item>
                      </text:list>
                    </text:list-item>
                    <text:list-item>
                      <text:p text:style-name="P129"><text:span text:style-name="T251">Un f</text:span>iltre de spams</text:p>
                    </text:list-item>
                    <text:list-item>
                      <text:p text:style-name="P130"><text:span text:style-name="T252">L’e</text:span>nvoi de pièces jointes volumineuses <text:span text:style-name="T253">(contournement efficace des limites des messageries Gmail, Outlook, etc...)</text:span></text:p>
                    </text:list-item>
                    <text:list-item>
                      <text:p text:style-name="P131"><text:span text:style-name="T254">La permission d’avoir une a</text:span>dresse de messagerie <text:span text:style-name="T255">personnalisée</text:span></text:p>
                    </text:list-item>
                    <text:list-item>
                      <text:p text:style-name="P132">Une myriade d’extensions</text:p>
                    </text:list-item>
                  </text:list>
                </text:list-item>
              </text:list>
            </text:list-item>
          </text:list>
        </text:list-item>
      </text:list>
      <text:p text:style-name="P90"/>
      <text:p text:style-name="P73"/>
      <text:list xml:id="list193409349856232" text:continue-list="list193410956758461" text:style-name="L7">
        <text:list-item>
          <text:p text:style-name="P197"><text:span text:style-name="T91">P -</text:span><text:span text:style-name="T309"> </text:span>Jeux</text:p>
          <text:list>
            <text:list-item>
              <text:p text:style-name="P208">bsdgames :</text:p>
              <text:list>
                <text:list-item>
                  <text:p text:style-name="P250">Ce paquet rajoute un <text:span text:style-name="T21">« Snake »</text:span> en version terminal. Vous devez ramasser le plus d’argent possible sans vous faire dévorer par le serpent. Vous pouvez quitter à tout moment en passant sur l<text:span text:style-name="T114">a dièse</text:span> <text:span text:style-name="T21">‘#’</text:span> et sauvegarder votre record.</text:p>
                </text:list-item>
              </text:list>
            </text:list-item>
          </text:list>
        </text:list-item>
      </text:list>
      <text:p text:style-name="P6"/>
      <text:list xml:id="list193409203336823" text:continue-numbering="true" text:style-name="L7">
        <text:list-item>
          <text:list>
            <text:list-item>
              <text:p text:style-name="P242"><text:span text:style-name="T115">p</text:span>acman :</text:p>
              <text:list>
                <text:list-item>
                  <text:p text:style-name="P159">Le nom du paquet n’est il pas assez explicite ?</text:p>
                </text:list-item>
              </text:list>
            </text:list-item>
          </text:list>
        </text:list-item>
      </text:list>
      <text:p text:style-name="P38"/>
      <text:list xml:id="list193409921199262" text:continue-numbering="true" text:style-name="L7">
        <text:list-item>
          <text:list>
            <text:list-item>
              <text:p text:style-name="P222"><text:span text:style-name="T116">s</text:span>upertux :</text:p>
              <text:list>
                <text:list-item>
                  <text:p text:style-name="P171">Vous aimez Super <text:span text:style-name="T117">Mario Bros ? Vous avez toujours voulu :</text:span></text:p>
                  <text:list>
                    <text:list-item>
                      <text:p text:style-name="P172">Jouer à un clone libre et open-source de ce jeu légendaire, <text:span text:style-name="T314">tout en</text:span> incarn<text:span text:style-name="T314">ant</text:span> le légendaire manchot Tux, la mascotte du noyau Linux ?</text:p>
                    </text:list-item>
                    <text:list-item>
                      <text:p text:style-name="P173">Jouer à un jeu <text:span text:style-name="T313">régulièrement mis à jour proposant, en plus des très nombreux niveaux disponibles, un nombre incalculable de niveaux créés par la communauté ?</text:span></text:p>
                      <text:p text:style-name="P173"/>
                    </text:list-item>
                  </text:list>
                </text:list-item>
                <text:list-item>
                  <text:p text:style-name="P174">Alors <text:span text:style-name="T371">foncez,</text:span> ce jeu est fait pour vous !</text:p>
                </text:list-item>
              </text:list>
            </text:list-item>
          </text:list>
        </text:list-item>
      </text:list>
      <text:p text:style-name="P39"/>
      <text:list xml:id="list193409780257316" text:continue-numbering="true" text:style-name="L7">
        <text:list-item>
          <text:list>
            <text:list-item>
              <text:p text:style-name="P223">supertuxkart :</text:p>
              <text:list>
                <text:list-item>
                  <text:p text:style-name="P175">M<text:span text:style-name="T118">ême principe que Super Tux, mais appliqué à Mario Kart.</text:span></text:p>
                </text:list-item>
              </text:list>
            </text:list-item>
          </text:list>
        </text:list-item>
      </text:list>
      <text:p text:style-name="P40"/>
      <text:list xml:id="list193409487856828" text:continue-numbering="true" text:style-name="L7">
        <text:list-item>
          <text:list>
            <text:list-item>
              <text:p text:style-name="P224">wesnoth :</text:p>
              <text:list>
                <text:list-item>
                  <text:p text:style-name="P178">The Battle for Wesnoth<text:span text:style-name="T47"> </text:span><text:span text:style-name="T48">est </text:span><text:span text:style-name="T49">un jeu </text:span><text:span text:style-name="T51">de stratégie </text:span><text:span text:style-name="T52">au tour par tour </text:span><text:span text:style-name="T53">en 2D </text:span><text:span text:style-name="T60">dont l</text:span><text:span text:style-name="T58">’</text:span><text:span text:style-name="T59">histoire </text:span><text:span text:style-name="T54">se déroul</text:span><text:span text:style-name="T59">e</text:span><text:span text:style-name="T54"> dans un univers </text:span><text:span text:style-name="T55">d’</text:span><text:span text:style-name="T56">heroic-</text:span><text:span text:style-name="T57">f</text:span><text:span text:style-name="T54">antasy. </text:span><text:span text:style-name="T62">Il est</text:span><text:span text:style-name="T58"> </text:span><text:span text:style-name="T63">gratuit, </text:span><text:span text:style-name="T61">l</text:span><text:span text:style-name="T50">ibre et open-source</text:span><text:span text:style-name="T53">.</text:span></text:p>
                </text:list-item>
              </text:list>
            </text:list-item>
          </text:list>
        </text:list-item>
      </text:list>
      <text:p text:style-name="P61"/>
      <text:list xml:id="list193409790043980" text:continue-numbering="true" text:style-name="L7">
        <text:list-item>
          <text:list>
            <text:list-item>
              <text:list>
                <text:list-item>
                  <text:p text:style-name="P257"><text:span text:style-name="T340">Pour en savoir plus sur ce jeu, cliquez sur ce lien → </text:span><text:a xlink:type="simple" xlink:href="https://linuxfr.org/news/sortie-de-la-bataille-pour-wesnoth-1-12" text:style-name="Internet_20_link" text:visited-style-name="Visited_20_Internet_20_Link">https://linuxfr.org/news/sortie-de-la-bataille-pour-wesnoth-1-12</text:a><text:span text:style-name="T340">.</text:span></text:p>
                </text:list-item>
              </text:list>
            </text:list-item>
          </text:list>
        </text:list-item>
      </text:list>
      <text:p text:style-name="P92"><text:soft-page-break/></text:p>
      <text:p text:style-name="P44"/>
      <text:list xml:id="list193409968656175" text:continue-list="list193409628815027" text:style-name="L8">
        <text:list-item>
          <text:p text:style-name="P198">LAMP</text:p>
          <text:list>
            <text:list-item>
              <text:p text:style-name="P133"><text:span text:style-name="T153">L</text:span><text:span text:style-name="T175">es paquets </text:span><text:span text:style-name="T176">téléchargés </text:span><text:span text:style-name="T177">sont les paquets nécessaires au bon fonctionnement de LAMP </text:span><text:span text:style-name="T178">(Linux Apache, MySQL, PHP).</text:span></text:p>
            </text:list-item>
          </text:list>
        </text:list-item>
      </text:list>
      <text:p text:style-name="P43"/>
      <text:list xml:id="list193409844783592" text:continue-numbering="true" text:style-name="L8">
        <text:list-item>
          <text:list>
            <text:list-item>
              <text:p text:style-name="P225">apache2 :</text:p>
              <text:list>
                <text:list-item>
                  <text:p text:style-name="P251">Ce paquet</text:p>
                </text:list-item>
              </text:list>
            </text:list-item>
            <text:list-item>
              <text:p text:style-name="P226"><text:span text:style-name="T370">p</text:span>hp :</text:p>
              <text:list>
                <text:list-item>
                  <text:p text:style-name="P251">Ce paquet</text:p>
                </text:list-item>
              </text:list>
            </text:list-item>
            <text:list-item>
              <text:p text:style-name="P227">libapache2mod :</text:p>
              <text:list>
                <text:list-item>
                  <text:p text:style-name="P251">Ce paquet</text:p>
                </text:list-item>
              </text:list>
            </text:list-item>
            <text:list-item>
              <text:p text:style-name="P228">mariadb-server :</text:p>
              <text:list>
                <text:list-item>
                  <text:p text:style-name="P251">Ce paquet</text:p>
                </text:list-item>
              </text:list>
            </text:list-item>
            <text:list-item>
              <text:p text:style-name="P229">php-mysql :</text:p>
              <text:list>
                <text:list-item>
                  <text:p text:style-name="P251">Ce paquet</text:p>
                </text:list-item>
              </text:list>
            </text:list-item>
            <text:list-item>
              <text:p text:style-name="P230">php-curl :</text:p>
              <text:list>
                <text:list-item>
                  <text:p text:style-name="P251">Ce paquet</text:p>
                </text:list-item>
              </text:list>
            </text:list-item>
            <text:list-item>
              <text:p text:style-name="P230">php-gd :</text:p>
              <text:list>
                <text:list-item>
                  <text:p text:style-name="P251">Ce paquet</text:p>
                </text:list-item>
              </text:list>
            </text:list-item>
            <text:list-item>
              <text:p text:style-name="P231">php-intl :</text:p>
              <text:list>
                <text:list-item>
                  <text:p text:style-name="P251">Ce paquet</text:p>
                </text:list-item>
              </text:list>
            </text:list-item>
            <text:list-item>
              <text:p text:style-name="P232">php-json :</text:p>
              <text:list>
                <text:list-item>
                  <text:p text:style-name="P251">Ce paquet</text:p>
                </text:list-item>
              </text:list>
            </text:list-item>
            <text:list-item>
              <text:p text:style-name="P233">php-mbstring :</text:p>
              <text:list>
                <text:list-item>
                  <text:p text:style-name="P251">Ce paquet</text:p>
                </text:list-item>
              </text:list>
            </text:list-item>
            <text:list-item>
              <text:p text:style-name="P234">php-xml :</text:p>
              <text:list>
                <text:list-item>
                  <text:p text:style-name="P251">Ce paquet</text:p>
                </text:list-item>
              </text:list>
            </text:list-item>
            <text:list-item>
              <text:p text:style-name="P234">php-zip :</text:p>
              <text:list>
                <text:list-item>
                  <text:p text:style-name="P251">Ce paquet</text:p>
                </text:list-item>
              </text:list>
            </text:list-item>
          </text:list>
        </text:list-item>
      </text:list>
      <text:p text:style-name="P94"/>
      <text:p text:style-name="P45"/>
      <text:list xml:id="list193409807366451" text:continue-numbering="true" text:style-name="L8">
        <text:list-item>
          <text:p text:style-name="P199">Librairies</text:p>
          <text:list>
            <text:list-item>
              <text:p text:style-name="P219"><text:span text:style-name="T89">P -</text:span><text:span text:style-name="T125"> </text:span><text:span text:style-name="T126">libcsfml-</text:span><text:span text:style-name="T127">dev : </text:span></text:p>
              <text:list>
                <text:list-item>
                  <text:p text:style-name="P252"><text:span text:style-name="T127">P</text:span><text:span text:style-name="T119">ortage officiel de la </text:span><text:span text:style-name="T128">librairie graphique SFML en C.</text:span></text:p>
                </text:list-item>
              </text:list>
            </text:list-item>
          </text:list>
        </text:list-item>
      </text:list>
      <text:p text:style-name="P9"/>
      <text:list xml:id="list193411054431221" text:continue-numbering="true" text:style-name="L8">
        <text:list-item>
          <text:list>
            <text:list-item>
              <text:p text:style-name="P220"><text:span text:style-name="T89">P -</text:span><text:span text:style-name="T125"> </text:span><text:span text:style-name="T126">libsfml-</text:span><text:span text:style-name="T127">dev : </text:span></text:p>
              <text:list>
                <text:list-item>
                  <text:p text:style-name="P253"><text:span text:style-name="T129">La SFML (</text:span><text:span text:style-name="T29">S</text:span><text:span text:style-name="T129">tandard and </text:span><text:span text:style-name="T29">F</text:span><text:span text:style-name="T129">ast </text:span><text:span text:style-name="T29">M</text:span><text:span text:style-name="T129">ultimedia </text:span><text:span text:style-name="T64">L</text:span><text:span text:style-name="T129">ibrary)</text:span><text:span text:style-name="T128"> </text:span><text:span text:style-name="T129">est une librairie graphique permettant de créer des jeux vidéo en 2D ou encore des programmes interactifs en utilisant l’API graphique OpenGL.</text:span></text:p>
                </text:list-item>
              </text:list>
            </text:list-item>
          </text:list>
        </text:list-item>
      </text:list>
      <text:p text:style-name="P10"/>
      <text:list xml:id="list193409613323797" text:continue-numbering="true" text:style-name="L8">
        <text:list-item>
          <text:list>
            <text:list-item>
              <text:p text:style-name="P115"><text:span text:style-name="T256">p</text:span><text:span text:style-name="T257">ython3.7 :</text:span></text:p>
              <text:list>
                <text:list-item>
                  <text:p text:style-name="P259"><text:span text:style-name="T334">L</text:span><text:span text:style-name="T335">a version de Python la plus récente, </text:span><text:span text:style-name="T336">livrée</text:span><text:span text:style-name="T335"> </text:span><text:span text:style-name="T337">avec </text:span><text:span text:style-name="T338">son interpréteur</text:span><text:span text:style-name="T335">.</text:span></text:p>
                </text:list-item>
              </text:list>
            </text:list-item>
          </text:list>
        </text:list-item>
      </text:list>
      <text:p text:style-name="P89"/>
      <text:p text:style-name="P63"/>
      <text:list xml:id="list193410357799789" text:continue-numbering="true" text:style-name="L8">
        <text:list-item>
          <text:p text:style-name="P194"><text:span text:style-name="T91">P –</text:span><text:span text:style-name="T105"> </text:span>Modélisation <text:span text:style-name="T312">3D</text:span></text:p>
          <text:list>
            <text:list-item>
              <text:p text:style-name="P239">blender :</text:p>
              <text:list>
                <text:list-item>
                  <text:p text:style-name="P134"><text:soft-page-break/><text:span text:style-name="T4">Blender 3D</text:span> est un excellent logiciel de modélisation 3D et d’animation, vous permettant d’exporter vos créations <text:span text:style-name="T368">3D</text:span> sous plusieurs formats de fichiers et sous de nombreuses options.</text:p>
                </text:list-item>
              </text:list>
            </text:list-item>
          </text:list>
        </text:list-item>
      </text:list>
      <text:p text:style-name="P74"/>
      <text:list xml:id="list193410113443685" text:continue-numbering="true" text:style-name="L8">
        <text:list-item>
          <text:list>
            <text:list-item>
              <text:list>
                <text:list-item>
                  <text:p text:style-name="P134">En outre, de nombreuses extensions sont disponibles.</text:p>
                </text:list-item>
              </text:list>
            </text:list-item>
          </text:list>
        </text:list-item>
      </text:list>
      <text:p text:style-name="P91"/>
      <text:p text:style-name="P64"/>
      <text:list xml:id="list193409955767109" text:continue-numbering="true" text:style-name="L8">
        <text:list-item>
          <text:p text:style-name="P195"><text:span text:style-name="T92">F</text:span><text:span text:style-name="T91"> –</text:span><text:span text:style-name="T105"> </text:span><text:span text:style-name="T111">Réseau</text:span></text:p>
          <text:list>
            <text:list-item>
              <text:p text:style-name="P240"><text:span text:style-name="T378">wireshark</text:span>:</text:p>
              <text:list>
                <text:list-item>
                  <text:p text:style-name="P254"><text:span text:style-name="T9">Wi</text:span><text:span text:style-name="T10">r</text:span><text:span text:style-name="T9">e</text:span><text:span text:style-name="T10">shark</text:span><text:span text:style-name="T379"> est un analyseur de paquets libre et open-source</text:span></text:p>
                </text:list-item>
              </text:list>
            </text:list-item>
          </text:list>
        </text:list-item>
      </text:list>
      <text:p text:style-name="P86"/>
      <text:p text:style-name="P53"/>
      <text:list xml:id="list193410657522552" text:continue-numbering="true" text:style-name="L8">
        <text:list-item>
          <text:p text:style-name="P193">Vidéo</text:p>
          <text:list>
            <text:list-item>
              <text:p text:style-name="P235">vlc :</text:p>
              <text:list>
                <text:list-item>
                  <text:p text:style-name="P135"><text:span text:style-name="T242">V</text:span><text:span text:style-name="T243">LC</text:span><text:span text:style-name="T179"> est </text:span><text:span text:style-name="T180">le lecteur </text:span><text:span text:style-name="T241">audio et </text:span><text:span text:style-name="T181">vidéo </text:span><text:span text:style-name="T182">libre le plus populaire </text:span><text:span text:style-name="T240">au</text:span><text:span text:style-name="T239"> monde</text:span><text:span text:style-name="T182">. </text:span><text:span text:style-name="T183">Il permet la lecture de nombreux formats de </text:span><text:span text:style-name="T184">fichiers audio et vidéo.</text:span></text:p>
                </text:list-item>
              </text:list>
            </text:list-item>
          </text:list>
        </text:list-item>
      </text:list>
      <text:p text:style-name="P85"/>
      <text:p text:style-name="P18"/>
      <text:list xml:id="list193410965954294" text:continue-numbering="true" text:style-name="L8">
        <text:list-item>
          <text:p text:style-name="P196"><text:span text:style-name="T92">F</text:span><text:span text:style-name="T91"> –</text:span><text:span text:style-name="T105"> </text:span><text:span text:style-name="T110">Wine</text:span></text:p>
          <text:list>
            <text:list-item>
              <text:p text:style-name="P241"><text:span text:style-name="T378">wine-stable</text:span>:</text:p>
              <text:list>
                <text:list-item>
                  <text:p text:style-name="P255"><text:span text:style-name="T9">Wine</text:span> <text:span text:style-name="T379">(acronyme récursif de « </text:span><text:span text:style-name="T34">W</text:span><text:span text:style-name="T379">ine </text:span><text:span text:style-name="T34">I</text:span><text:span text:style-name="T379">s </text:span><text:span text:style-name="T34">N</text:span><text:span text:style-name="T379">ot an </text:span><text:span text:style-name="T34">E</text:span><text:span text:style-name="T379">mulator ») est une surcouche libre et open-source permettant l’exécution de certains programmes Windows sur des systèmes d’exploitation de type UNIX (GNU/Linux, Mac OS X, BSD).</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28T18:47:06.230564849</dc:date>
    <meta:editing-duration>PT11H59M58S</meta:editing-duration>
    <meta:editing-cycles>1375</meta:editing-cycles>
    <meta:document-statistic meta:table-count="0" meta:image-count="0" meta:object-count="0" meta:page-count="9" meta:paragraph-count="229" meta:word-count="2820" meta:character-count="16133" meta:non-whitespace-character-count="13725"/>
  </office:meta>
</office:document-meta>
</file>